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rdia New" svg:font-family="Cordia New" style:font-family-generic="swiss" style:font-pitch="variable" svg:panose-1="2 11 3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TableColumn3" style:family="table-column">
      <style:table-column-properties style:column-width="1.6895in"/>
    </style:style>
    <style:style style:name="TableColumn4" style:family="table-column">
      <style:table-column-properties style:column-width="1.6201in"/>
    </style:style>
    <style:style style:name="TableColumn5" style:family="table-column">
      <style:table-column-properties style:column-width="1.6402in"/>
    </style:style>
    <style:style style:name="TableColumn6" style:family="table-column">
      <style:table-column-properties style:column-width="1in"/>
    </style:style>
    <style:style style:name="TableColumn7" style:family="table-column">
      <style:table-column-properties style:column-width="0.9555in"/>
    </style:style>
    <style:style style:name="TableColumn8" style:family="table-column">
      <style:table-column-properties style:column-width="2.2944in"/>
    </style:style>
    <style:style style:name="TableColumn9" style:family="table-column">
      <style:table-column-properties style:column-width="0.643in"/>
    </style:style>
    <style:style style:name="Table2" style:family="table">
      <style:table-properties style:width="9.84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" style:parent-style-name="Heading4" style:family="paragraph">
      <style:text-properties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text-properties fo:font-size="10pt" style:font-size-asian="10pt" style:font-size-complex="10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99CCFF" fo:padding-top="0in" fo:padding-left="0.075in" fo:padding-bottom="0in" fo:padding-right="0.075in"/>
    </style:style>
    <style:style style:name="P17" style:parent-style-name="Heading4" style:family="paragraph">
      <style:text-properties fo:font-size="10pt" style:font-size-asian="10pt" style:font-size-complex="10pt"/>
    </style:style>
    <style:style style:name="TableCell18" style:family="table-cell">
      <style:table-cell-properties fo:border="0.0069in solid #000000" fo:background-color="#FFFF99" fo:padding-top="0in" fo:padding-left="0.075in" fo:padding-bottom="0in" fo:padding-right="0.075in"/>
    </style:style>
    <style:style style:name="P19" style:parent-style-name="Heading4" style:family="paragraph">
      <style:text-properties fo:font-size="10pt" style:font-size-asian="10pt" style:font-size-complex="10pt"/>
    </style:style>
    <style:style style:name="TableCell20" style:family="table-cell">
      <style:table-cell-properties fo:border="0.0069in solid #000000" fo:background-color="#CCFFCC" fo:padding-top="0in" fo:padding-left="0.075in" fo:padding-bottom="0in" fo:padding-right="0.075in"/>
    </style:style>
    <style:style style:name="P21" style:parent-style-name="Heading4" style:family="paragraph">
      <style:text-properties fo:font-size="10pt" style:font-size-asian="10pt" style:font-size-complex="10pt"/>
    </style:style>
    <style:style style:name="TableCell22" style:family="table-cell">
      <style:table-cell-properties fo:border="0.0069in solid #000000" fo:background-color="#CCFFCC" fo:padding-top="0in" fo:padding-left="0.075in" fo:padding-bottom="0in" fo:padding-right="0.075in"/>
    </style:style>
    <style:style style:name="P23" style:parent-style-name="Heading4" style:family="paragraph">
      <style:text-properties fo:font-size="10pt" style:font-size-asian="10pt" style:font-size-complex="10pt"/>
    </style:style>
    <style:style style:name="TableCell24" style:family="table-cell">
      <style:table-cell-properties fo:border="0.0069in solid #000000" fo:background-color="#CCFFCC" fo:padding-top="0in" fo:padding-left="0.075in" fo:padding-bottom="0in" fo:padding-right="0.075in"/>
    </style:style>
    <style:style style:name="P25" style:parent-style-name="Heading4" style:family="paragraph">
      <style:text-properties fo:font-size="10pt" style:font-size-asian="10pt" style:font-size-complex="10pt"/>
    </style:style>
    <style:style style:name="TableCell26" style:family="table-cell">
      <style:table-cell-properties fo:border="0.0069in solid #000000" fo:background-color="#CCFFCC" fo:padding-top="0in" fo:padding-left="0.075in" fo:padding-bottom="0in" fo:padding-right="0.075in"/>
    </style:style>
    <style:style style:name="P27" style:parent-style-name="Heading4" style:family="paragraph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Heading4" style:family="paragraph">
      <style:text-properties fo:font-size="10pt" style:font-size-asian="10pt" style:font-size-complex="10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text-properties fo:font-size="10pt" style:font-size-asian="10pt" style:font-size-complex="10pt"/>
    </style:style>
    <style:style style:name="P39" style:parent-style-name="Normal" style:family="paragraph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text-properties fo:font-size="10pt" style:font-size-asian="10pt" style:font-size-complex="10pt"/>
    </style:style>
    <style:style style:name="P42" style:parent-style-name="Normal" style:family="paragraph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size="10pt" style:font-size-asian="10pt" style:font-size-complex="10pt"/>
    </style:style>
    <style:style style:name="P50" style:parent-style-name="Normal" style:family="paragraph">
      <style:text-properties fo:font-size="10pt" style:font-size-asian="10pt" style:font-size-complex="10pt"/>
    </style:style>
    <style:style style:name="P51" style:parent-style-name="Normal" style:family="paragraph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text-properties fo:font-size="10pt" style:font-size-asian="10pt" style:font-size-complex="10pt"/>
    </style:style>
    <style:style style:name="P58" style:parent-style-name="Normal" style:family="paragraph">
      <style:text-properties fo:font-size="10pt" style:font-size-asian="10pt" style:font-size-complex="10pt"/>
    </style:style>
    <style:style style:name="P59" style:parent-style-name="Normal" style:family="paragraph">
      <style:text-properties fo:font-size="10pt" style:font-size-asian="10pt" style:font-size-complex="10pt"/>
    </style:style>
    <style:style style:name="P60" style:parent-style-name="Normal" style:family="paragraph">
      <style:text-properties fo:font-weight="bold" style:font-weight-asian="bold" fo:font-size="10pt" style:font-size-asian="10pt" style:font-size-complex="10pt"/>
    </style:style>
    <style:style style:name="P61" style:parent-style-name="Normal" style:family="paragraph">
      <style:text-properties style:font-weight-complex="bold" fo:font-size="10pt" style:font-size-asian="10pt" style:font-size-complex="10pt"/>
    </style:style>
    <style:style style:name="P62" style:parent-style-name="Normal" style:family="paragraph"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Normal" style:family="paragraph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fo:font-size="10pt" style:font-size-asian="10pt" style:font-size-complex="10pt"/>
    </style:style>
    <style:style style:name="P67" style:parent-style-name="Normal" style:family="paragraph">
      <style:text-properties fo:font-size="10pt" style:font-size-asian="10pt" style:font-size-complex="10pt"/>
    </style:style>
    <style:style style:name="P68" style:parent-style-name="Normal" style:family="paragraph">
      <style:text-properties fo:font-size="10pt" style:font-size-asian="10pt" style:font-size-complex="10pt"/>
    </style:style>
    <style:style style:name="P69" style:parent-style-name="Normal" style:family="paragraph">
      <style:text-properties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text-properties fo:font-size="10pt" style:font-size-asian="10pt" style:font-size-complex="10pt"/>
    </style:style>
    <style:style style:name="P73" style:parent-style-name="Normal" style:family="paragraph">
      <style:text-properties fo:font-size="10pt" style:font-size-asian="10pt" style:font-size-complex="10pt"/>
    </style:style>
    <style:style style:name="P74" style:parent-style-name="Normal" style:family="paragraph">
      <style:text-properties fo:font-size="10pt" style:font-size-asian="10pt" style:font-size-complex="10pt"/>
    </style:style>
    <style:style style:name="P75" style:parent-style-name="Normal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text-properties fo:font-size="10pt" style:font-size-asian="10pt" style:font-size-complex="10pt"/>
    </style:style>
    <style:style style:name="P80" style:parent-style-name="Normal" style:family="paragraph">
      <style:text-properties fo:font-size="10pt" style:font-size-asian="10pt" style:font-size-complex="10pt"/>
    </style:style>
    <style:style style:name="P81" style:parent-style-name="Normal" style:family="paragraph">
      <style:text-properties fo:font-size="10pt" style:font-size-asian="10pt" style:font-size-complex="10pt"/>
    </style:style>
    <style:style style:name="P82" style:parent-style-name="Normal" style:family="paragraph">
      <style:text-properties fo:font-size="10pt" style:font-size-asian="10pt" style:font-size-complex="10pt"/>
    </style:style>
    <style:style style:name="P83" style:parent-style-name="Normal" style:family="paragraph">
      <style:text-properties fo:font-size="10pt" style:font-size-asian="10pt" style:font-size-complex="10pt"/>
    </style:style>
    <style:style style:name="P84" style:parent-style-name="Normal" style:family="paragraph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P86" style:parent-style-name="Normal" style:family="paragraph">
      <style:text-properties fo:font-size="10pt" style:font-size-asian="10pt" style:font-size-complex="10pt"/>
    </style:style>
    <style:style style:name="P87" style:parent-style-name="Normal" style:family="paragraph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P91" style:parent-style-name="Normal" style:family="paragraph">
      <style:text-properties fo:font-size="10pt" style:font-size-asian="10pt" style:font-size-complex="10pt"/>
    </style:style>
    <style:style style:name="P92" style:parent-style-name="Normal" style:family="paragraph">
      <style:text-properties fo:font-size="10pt" style:font-size-asian="10pt" style:font-size-complex="10pt"/>
    </style:style>
    <style:style style:name="P93" style:parent-style-name="Normal" style:family="paragraph">
      <style:text-properties fo:font-size="10pt" style:font-size-asian="10pt" style:font-size-complex="10pt"/>
    </style:style>
    <style:style style:name="P94" style:parent-style-name="Normal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  <style:style style:name="TableRow96" style:family="table-row">
      <style:table-row-properties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size="10pt" style:font-size-asian="10pt" style:font-size-complex="10pt"/>
    </style:style>
    <style:style style:name="TableCell99" style:family="table-cell">
      <style:table-cell-properties fo:border="0.0069in solid #000000" fo:background-color="#CCFFCC" fo:padding-top="0in" fo:padding-left="0.075in" fo:padding-bottom="0in" fo:padding-right="0.075in"/>
    </style:style>
    <style:style style:name="P100" style:parent-style-name="Heading4" style:family="paragraph">
      <style:text-properties fo:font-size="10pt" style:font-size-asian="10pt" style:font-size-complex="10pt"/>
    </style:style>
    <style:style style:name="P101" style:parent-style-name="Normal" style:family="paragraph">
      <style:text-properties fo:font-size="10pt" style:font-size-asian="10pt" style:font-size-complex="10pt"/>
    </style:style>
    <style:style style:name="TableRow102" style:family="table-row">
      <style:table-row-properties style:min-row-height="0.0479in"/>
    </style:style>
    <style:style style:name="P103" style:parent-style-name="Normal" style:family="paragraph">
      <style:text-properties fo:font-size="10pt" style:font-size-asian="10pt" style:font-size-complex="10pt"/>
    </style:style>
    <style:style style:name="P104" style:parent-style-name="Normal" style:family="paragraph">
      <style:text-properties fo:font-size="10pt" style:font-size-asian="10pt" style:font-size-complex="10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text-properties fo:font-size="10pt" style:font-size-asian="10pt" style:font-size-complex="10pt"/>
    </style:style>
    <style:style style:name="P107" style:parent-style-name="Normal" style:family="paragraph">
      <style:text-properties fo:font-size="10pt" style:font-size-asian="10pt" style:font-size-complex="10pt"/>
    </style:style>
    <style:style style:name="TableColumn109" style:family="table-column">
      <style:table-column-properties style:column-width="1.6895in"/>
    </style:style>
    <style:style style:name="TableColumn110" style:family="table-column">
      <style:table-column-properties style:column-width="1.6201in"/>
    </style:style>
    <style:style style:name="TableColumn111" style:family="table-column">
      <style:table-column-properties style:column-width="1.1937in"/>
    </style:style>
    <style:style style:name="TableColumn112" style:family="table-column">
      <style:table-column-properties style:column-width="1.2006in"/>
    </style:style>
    <style:style style:name="TableColumn113" style:family="table-column">
      <style:table-column-properties style:column-width="1.2013in"/>
    </style:style>
    <style:style style:name="TableColumn114" style:family="table-column">
      <style:table-column-properties style:column-width="1.1506in"/>
    </style:style>
    <style:style style:name="TableColumn115" style:family="table-column">
      <style:table-column-properties style:column-width="1.7868in"/>
    </style:style>
    <style:style style:name="Table108" style:family="table">
      <style:table-properties style:width="9.843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background-color="#99CCFF" fo:padding-top="0in" fo:padding-left="0.075in" fo:padding-bottom="0in" fo:padding-right="0.075in"/>
    </style:style>
    <style:style style:name="P118" style:parent-style-name="Heading4" style:family="paragraph">
      <style:text-properties fo:font-size="10pt" style:font-size-asian="10pt" style:font-size-complex="10pt"/>
    </style:style>
    <style:style style:name="P119" style:parent-style-name="Heading4" style:family="paragraph">
      <style:text-properties fo:font-size="10pt" style:font-size-asian="10pt" style:font-size-complex="10pt"/>
    </style:style>
    <style:style style:name="TableCell120" style:family="table-cell">
      <style:table-cell-properties fo:border="0.0069in solid #000000" fo:background-color="#FFFF99" fo:padding-top="0in" fo:padding-left="0.075in" fo:padding-bottom="0in" fo:padding-right="0.075in"/>
    </style:style>
    <style:style style:name="P121" style:parent-style-name="Heading4" style:family="paragraph">
      <style:text-properties fo:font-size="10pt" style:font-size-asian="10pt" style:font-size-complex="10pt"/>
    </style:style>
    <style:style style:name="TableCell122" style:family="table-cell">
      <style:table-cell-properties fo:border="0.0069in solid #000000" fo:background-color="#CCFFCC" fo:padding-top="0in" fo:padding-left="0.075in" fo:padding-bottom="0in" fo:padding-right="0.075in"/>
    </style:style>
    <style:style style:name="P123" style:parent-style-name="Heading4" style:family="paragraph">
      <style:text-properties fo:font-size="10pt" style:font-size-asian="10pt" style:font-size-complex="10pt"/>
    </style:style>
    <style:style style:name="TableCell12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25" style:parent-style-name="Heading4" style:family="paragraph">
      <style:text-properties fo:font-size="10pt" style:font-size-asian="10pt" style:font-size-complex="10pt"/>
    </style:style>
    <style:style style:name="TableCell126" style:family="table-cell">
      <style:table-cell-properties fo:border="0.0069in solid #000000" fo:background-color="#CCFFCC" fo:padding-top="0in" fo:padding-left="0.075in" fo:padding-bottom="0in" fo:padding-right="0.075in"/>
    </style:style>
    <style:style style:name="P127" style:parent-style-name="Heading4" style:family="paragraph">
      <style:text-properties fo:font-size="10pt" style:font-size-asian="10pt" style:font-size-complex="10pt"/>
    </style:style>
    <style:style style:name="TableCell128" style:family="table-cell">
      <style:table-cell-properties fo:border="0.0069in solid #000000" fo:background-color="#CCFFCC" fo:padding-top="0in" fo:padding-left="0.075in" fo:padding-bottom="0in" fo:padding-right="0.075in"/>
    </style:style>
    <style:style style:name="P129" style:parent-style-name="Heading4" style:family="paragraph">
      <style:text-properties fo:font-size="10pt" style:font-size-asian="10pt" style:font-size-complex="10pt"/>
    </style:style>
    <style:style style:name="TableCell130" style:family="table-cell">
      <style:table-cell-properties fo:border="0.0069in solid #000000" fo:background-color="#FFCC99" fo:padding-top="0in" fo:padding-left="0.075in" fo:padding-bottom="0in" fo:padding-right="0.075in"/>
    </style:style>
    <style:style style:name="P131" style:parent-style-name="Heading4" style:family="paragraph">
      <style:text-properties fo:font-size="10pt" style:font-size-asian="10pt" style:font-size-complex="10pt"/>
    </style:style>
    <style:style style:name="TableRow132" style:family="table-row">
      <style:table-row-properties/>
    </style:style>
    <style:style style:name="P133" style:parent-style-name="Normal" style:family="paragraph">
      <style:text-properties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text-properties fo:font-size="10pt" style:font-size-asian="10pt" style:font-size-complex="10pt"/>
    </style:style>
    <style:style style:name="P136" style:parent-style-name="Normal" style:family="paragraph">
      <style:text-properties fo:font-size="10pt" style:font-size-asian="10pt" style:font-size-complex="10pt"/>
    </style:style>
    <style:style style:name="P137" style:parent-style-name="Normal" style:family="paragraph">
      <style:text-properties fo:font-size="10pt" style:font-size-asian="10pt" style:font-size-complex="10pt"/>
    </style:style>
    <style:style style:name="P138" style:parent-style-name="Normal" style:family="paragraph">
      <style:text-properties fo:font-size="10pt" style:font-size-asian="10pt" style:font-size-complex="10pt"/>
    </style:style>
    <style:style style:name="P139" style:parent-style-name="Normal" style:family="paragraph">
      <style:text-properties fo:font-size="10pt" style:font-size-asian="10pt" style:font-size-complex="10pt"/>
    </style:style>
    <style:style style:name="P140" style:parent-style-name="Normal" style:family="paragraph">
      <style:text-properties fo:font-size="10pt" style:font-size-asian="10pt" style:font-size-complex="10pt"/>
    </style:style>
    <style:style style:name="P141" style:parent-style-name="Normal" style:family="paragraph">
      <style:text-properties fo:font-size="10pt" style:font-size-asian="10pt" style:font-size-complex="10pt"/>
    </style:style>
    <style:style style:name="P142" style:parent-style-name="Normal" style:family="paragraph">
      <style:text-properties fo:font-size="10pt" style:font-size-asian="10pt" style:font-size-complex="10pt"/>
    </style:style>
    <style:style style:name="P143" style:parent-style-name="Normal" style:family="paragraph">
      <style:text-properties fo:font-size="10pt" style:font-size-asian="10pt" style:font-size-complex="10pt"/>
    </style:style>
    <style:style style:name="P144" style:parent-style-name="Normal" style:family="paragraph">
      <style:text-properties fo:font-size="10pt" style:font-size-asian="10pt" style:font-size-complex="10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text-properties fo:font-size="10pt" style:font-size-asian="10pt" style:font-size-complex="10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text-properties fo:font-size="10pt" style:font-size-asian="10pt" style:font-size-complex="10pt"/>
    </style:style>
    <style:style style:name="P149" style:parent-style-name="Normal" style:family="paragraph">
      <style:text-properties fo:font-size="10pt" style:font-size-asian="10pt" style:font-size-complex="10pt"/>
    </style:style>
    <style:style style:name="P150" style:parent-style-name="Normal" style:family="paragraph">
      <style:text-properties fo:font-size="10pt" style:font-size-asian="10pt" style:font-size-complex="10pt"/>
    </style:style>
    <style:style style:name="P151" style:parent-style-name="Normal" style:family="paragraph">
      <style:text-properties fo:font-size="10pt" style:font-size-asian="10pt" style:font-size-complex="10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text-properties fo:font-size="10pt" style:font-size-asian="10pt" style:font-size-complex="10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text-properties fo:font-size="10pt" style:font-size-asian="10pt" style:font-size-complex="10pt"/>
    </style:style>
    <style:style style:name="P156" style:parent-style-name="Normal" style:family="paragraph">
      <style:text-properties fo:font-size="10pt" style:font-size-asian="10pt" style:font-size-complex="10pt"/>
    </style:style>
    <style:style style:name="P157" style:parent-style-name="Normal" style:family="paragraph">
      <style:text-properties fo:font-size="10pt" style:font-size-asian="10pt" style:font-size-complex="10pt"/>
    </style:style>
    <style:style style:name="P158" style:parent-style-name="Normal" style:family="paragraph">
      <style:text-properties fo:font-size="10pt" style:font-size-asian="10pt" style:font-size-complex="10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text-properties fo:font-size="10pt" style:font-size-asian="10pt" style:font-size-complex="10pt"/>
    </style:style>
    <style:style style:name="P161" style:parent-style-name="Normal" style:family="paragraph">
      <style:text-properties fo:font-size="10pt" style:font-size-asian="10pt" style:font-size-complex="10pt"/>
    </style:style>
    <style:style style:name="P162" style:parent-style-name="Normal" style:family="paragraph">
      <style:text-properties fo:font-size="10pt" style:font-size-asian="10pt" style:font-size-complex="10pt"/>
    </style:style>
    <style:style style:name="P163" style:parent-style-name="Normal" style:family="paragraph">
      <style:text-properties fo:font-size="10pt" style:font-size-asian="10pt" style:font-size-complex="10pt"/>
    </style:style>
    <style:style style:name="P164" style:parent-style-name="Normal" style:family="paragraph">
      <style:text-properties fo:font-size="10pt" style:font-size-asian="10pt" style:font-size-complex="10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text-properties fo:font-size="10pt" style:font-size-asian="10pt" style:font-size-complex="10pt"/>
    </style:style>
    <style:style style:name="P168" style:parent-style-name="Normal" style:family="paragraph">
      <style:text-properties fo:font-size="10pt" style:font-size-asian="10pt" style:font-size-complex="10pt"/>
    </style:style>
    <style:style style:name="TableCell169" style:family="table-cell">
      <style:table-cell-properties fo:border="0.0069in solid #000000" fo:background-color="#CCFFCC" fo:padding-top="0in" fo:padding-left="0.075in" fo:padding-bottom="0in" fo:padding-right="0.075in"/>
    </style:style>
    <style:style style:name="P170" style:parent-style-name="Heading4" style:family="paragraph">
      <style:text-properties fo:font-size="10pt" style:font-size-asian="10pt" style:font-size-complex="10pt"/>
    </style:style>
    <style:style style:name="P171" style:parent-style-name="Normal" style:family="paragraph">
      <style:text-properties fo:font-size="10pt" style:font-size-asian="10pt" style:font-size-complex="10pt"/>
    </style:style>
    <style:style style:name="TableRow172" style:family="table-row">
      <style:table-row-properties style:min-row-height="0.0479in"/>
    </style:style>
    <style:style style:name="P173" style:parent-style-name="Normal" style:family="paragraph">
      <style:text-properties fo:font-size="10pt" style:font-size-asian="10pt" style:font-size-complex="10pt"/>
    </style:style>
    <style:style style:name="P174" style:parent-style-name="Normal" style:family="paragraph">
      <style:text-properties fo:font-size="10pt" style:font-size-asian="10pt" style:font-size-complex="10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text-properties fo:font-size="10pt" style:font-size-asian="10pt" style:font-size-complex="10pt"/>
    </style:style>
    <style:style style:name="P177" style:parent-style-name="Normal" style:family="paragraph">
      <style:text-properties fo:font-size="10pt" style:font-size-asian="10pt" style:font-size-complex="10pt"/>
    </style:style>
    <style:style style:name="TableRow178" style:family="table-row">
      <style:table-row-properties/>
    </style:style>
    <style:style style:name="P179" style:parent-style-name="Normal" style:family="paragraph">
      <style:text-properties fo:font-size="10pt" style:font-size-asian="10pt" style:font-size-complex="10pt"/>
    </style:style>
    <style:style style:name="TableCell180" style:family="table-cell">
      <style:table-cell-properties fo:border="0.0069in solid #000000" fo:background-color="#FFFF99" fo:padding-top="0in" fo:padding-left="0.075in" fo:padding-bottom="0in" fo:padding-right="0.075in"/>
    </style:style>
    <style:style style:name="P181" style:parent-style-name="Heading4" style:family="paragraph">
      <style:text-properties fo:font-size="10pt" style:font-size-asian="10pt" style:font-size-complex="10pt"/>
    </style:style>
    <style:style style:name="TableCell182" style:family="table-cell">
      <style:table-cell-properties fo:border="0.0069in solid #000000" fo:background-color="#CCFFCC" fo:padding-top="0in" fo:padding-left="0.075in" fo:padding-bottom="0in" fo:padding-right="0.075in"/>
    </style:style>
    <style:style style:name="P183" style:parent-style-name="Heading4" style:family="paragraph">
      <style:text-properties fo:font-size="10pt" style:font-size-asian="10pt" style:font-size-complex="10pt"/>
    </style:style>
    <style:style style:name="TableCell184" style:family="table-cell">
      <style:table-cell-properties fo:border="0.0069in solid #000000" fo:background-color="#CCFFCC" fo:padding-top="0in" fo:padding-left="0.075in" fo:padding-bottom="0in" fo:padding-right="0.075in"/>
    </style:style>
    <style:style style:name="P185" style:parent-style-name="Heading4" style:family="paragraph">
      <style:text-properties fo:font-size="10pt" style:font-size-asian="10pt" style:font-size-complex="10pt"/>
    </style:style>
    <style:style style:name="TableCell186" style:family="table-cell">
      <style:table-cell-properties fo:border="0.0069in solid #000000" fo:background-color="#CCFFCC" fo:padding-top="0in" fo:padding-left="0.075in" fo:padding-bottom="0in" fo:padding-right="0.075in"/>
    </style:style>
    <style:style style:name="P187" style:parent-style-name="Heading4" style:family="paragraph">
      <style:text-properties fo:font-size="10pt" style:font-size-asian="10pt" style:font-size-complex="10pt"/>
    </style:style>
    <style:style style:name="TableCell188" style:family="table-cell">
      <style:table-cell-properties fo:border="0.0069in solid #000000" fo:background-color="#CCFFCC" fo:padding-top="0in" fo:padding-left="0.075in" fo:padding-bottom="0in" fo:padding-right="0.075in"/>
    </style:style>
    <style:style style:name="P189" style:parent-style-name="Heading4" style:family="paragraph">
      <style:text-properties fo:font-size="10pt" style:font-size-asian="10pt" style:font-size-complex="10pt"/>
    </style:style>
    <style:style style:name="P190" style:parent-style-name="Normal" style:family="paragraph">
      <style:text-properties fo:font-size="10pt" style:font-size-asian="10pt" style:font-size-complex="10pt"/>
    </style:style>
    <style:style style:name="P191" style:parent-style-name="Normal" style:family="paragraph">
      <style:text-properties fo:font-size="10pt" style:font-size-asian="10pt" style:font-size-complex="10pt"/>
    </style:style>
    <style:style style:name="TableRow192" style:family="table-row">
      <style:table-row-properties/>
    </style:style>
    <style:style style:name="P193" style:parent-style-name="Normal" style:family="paragraph">
      <style:text-properties fo:font-size="10pt" style:font-size-asian="10pt" style:font-size-complex="10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text-properties fo:font-size="10pt" style:font-size-asian="10pt" style:font-size-complex="10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text-properties fo:font-size="10pt" style:font-size-asian="10pt" style:font-size-complex="10pt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text-properties fo:font-size="10pt" style:font-size-asian="10pt" style:font-size-complex="10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text-properties fo:font-size="10pt" style:font-size-asian="10pt" style:font-size-complex="10pt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text-properties fo:font-size="10pt" style:font-size-asian="10pt" style:font-size-complex="10pt"/>
    </style:style>
    <style:style style:name="P204" style:parent-style-name="Normal" style:family="paragraph">
      <style:text-properties fo:font-size="10pt" style:font-size-asian="10pt" style:font-size-complex="10pt"/>
    </style:style>
    <style:style style:name="TableRow205" style:family="table-row">
      <style:table-row-properties/>
    </style:style>
    <style:style style:name="P206" style:parent-style-name="Normal" style:family="paragraph">
      <style:text-properties fo:font-size="10pt" style:font-size-asian="10pt" style:font-size-complex="10pt"/>
    </style:style>
    <style:style style:name="P207" style:parent-style-name="Normal" style:family="paragraph">
      <style:text-properties fo:font-size="10pt" style:font-size-asian="10pt" style:font-size-complex="10pt"/>
    </style:style>
    <style:style style:name="TableCell208" style:family="table-cell">
      <style:table-cell-properties fo:border="0.0069in solid #000000" fo:background-color="#CCFFCC" fo:padding-top="0in" fo:padding-left="0.075in" fo:padding-bottom="0in" fo:padding-right="0.075in"/>
    </style:style>
    <style:style style:name="P209" style:parent-style-name="Heading4" style:family="paragraph">
      <style:text-properties fo:font-size="10pt" style:font-size-asian="10pt" style:font-size-complex="10pt"/>
    </style:style>
    <style:style style:name="P210" style:parent-style-name="Normal" style:family="paragraph">
      <style:text-properties fo:font-size="10pt" style:font-size-asian="10pt" style:font-size-complex="10pt"/>
    </style:style>
    <style:style style:name="TableRow211" style:family="table-row">
      <style:table-row-properties/>
    </style:style>
    <style:style style:name="P212" style:parent-style-name="Normal" style:family="paragraph">
      <style:text-properties fo:font-size="10pt" style:font-size-asian="10pt" style:font-size-complex="10pt"/>
    </style:style>
    <style:style style:name="P213" style:parent-style-name="Normal" style:family="paragraph">
      <style:text-properties fo:font-size="10pt" style:font-size-asian="10pt" style:font-size-complex="10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text-properties fo:font-size="10pt" style:font-size-asian="10pt" style:font-size-complex="10pt"/>
    </style:style>
    <style:style style:name="P216" style:parent-style-name="Normal" style:family="paragraph">
      <style:text-properties fo:font-size="10pt" style:font-size-asian="10pt" style:font-size-complex="10pt"/>
    </style:style>
    <style:style style:name="TableRow217" style:family="table-row">
      <style:table-row-properties style:min-row-height="0.0479in"/>
    </style:style>
    <style:style style:name="TableCell218" style:family="table-cell">
      <style:table-cell-properties fo:border="0.0069in solid #000000" fo:background-color="#99CCFF" fo:padding-top="0in" fo:padding-left="0.075in" fo:padding-bottom="0in" fo:padding-right="0.075in"/>
    </style:style>
    <style:style style:name="P219" style:parent-style-name="Heading4" style:family="paragraph">
      <style:text-properties fo:font-size="10pt" style:font-size-asian="10pt" style:font-size-complex="10pt"/>
    </style:style>
    <style:style style:name="TableCell220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1" style:parent-style-name="Heading4" style:family="paragraph">
      <style:text-properties fo:font-size="10pt" style:font-size-asian="10pt" style:font-size-complex="10pt"/>
    </style:style>
    <style:style style:name="TableCell22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3" style:parent-style-name="Heading4" style:family="paragraph">
      <style:text-properties fo:font-size="10pt" style:font-size-asian="10pt" style:font-size-complex="10pt"/>
    </style:style>
    <style:style style:name="TableCell224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5" style:parent-style-name="Heading4" style:family="paragraph">
      <style:text-properties fo:font-size="10pt" style:font-size-asian="10pt" style:font-size-complex="10pt"/>
    </style:style>
    <style:style style:name="TableCell226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7" style:parent-style-name="Heading4" style:family="paragraph">
      <style:text-properties fo:font-size="10pt" style:font-size-asian="10pt" style:font-size-complex="10pt"/>
    </style:style>
    <style:style style:name="TableCell228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9" style:parent-style-name="Heading4" style:family="paragraph">
      <style:text-properties fo:font-size="10pt" style:font-size-asian="10pt" style:font-size-complex="10pt"/>
    </style:style>
    <style:style style:name="TableRow230" style:family="table-row">
      <style:table-row-properties/>
    </style:style>
    <style:style style:name="P231" style:parent-style-name="Normal" style:family="paragraph">
      <style:text-properties fo:font-size="10pt" style:font-size-asian="10pt" style:font-size-complex="10pt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text-properties fo:font-size="10pt" style:font-size-asian="10pt" style:font-size-complex="10pt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text-properties fo:font-size="10pt" style:font-size-asian="10pt" style:font-size-complex="10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text-properties fo:font-size="10pt" style:font-size-asian="10pt" style:font-size-complex="10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text-properties fo:font-weight="bold" style:font-weight-asian="bold" fo:font-size="10pt" style:font-size-asian="10pt" style:font-size-complex="10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text-properties fo:font-size="10pt" style:font-size-asian="10pt" style:font-size-complex="10pt"/>
    </style:style>
    <style:style style:name="TableRow242" style:family="table-row">
      <style:table-row-properties style:min-row-height="0.1048in"/>
    </style:style>
    <style:style style:name="TableCell243" style:family="table-cell">
      <style:table-cell-properties fo:border="0.0069in solid #000000" fo:background-color="#99CCFF" fo:padding-top="0in" fo:padding-left="0.075in" fo:padding-bottom="0in" fo:padding-right="0.075in"/>
    </style:style>
    <style:style style:name="P244" style:parent-style-name="Heading4" style:family="paragraph">
      <style:text-properties fo:font-size="10pt" style:font-size-asian="10pt" style:font-size-complex="10pt"/>
    </style:style>
    <style:style style:name="TableCell245" style:family="table-cell">
      <style:table-cell-properties fo:border="0.0069in solid #000000" fo:background-color="#D9D9D9" fo:padding-top="0in" fo:padding-left="0.075in" fo:padding-bottom="0in" fo:padding-right="0.075in"/>
    </style:style>
    <style:style style:name="P246" style:parent-style-name="Heading4" style:family="paragraph">
      <style:text-properties fo:font-size="10pt" style:font-size-asian="10pt" style:font-size-complex="10pt"/>
    </style:style>
    <style:style style:name="TableCell24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48" style:parent-style-name="Normal" style:family="paragraph">
      <style:text-properties fo:font-size="10pt" style:font-size-asian="10pt" style:font-size-complex="10pt"/>
    </style:style>
    <style:style style:name="TableRow249" style:family="table-row">
      <style:table-row-properties style:min-row-height="0.1048in"/>
    </style:style>
    <style:style style:name="P250" style:parent-style-name="Normal" style:family="paragraph">
      <style:text-properties fo:font-size="10pt" style:font-size-asian="10pt" style:font-size-complex="10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text-properties fo:font-size="10pt" style:font-size-asian="10pt" style:font-size-complex="10pt"/>
    </style:style>
    <style:style style:name="P253" style:parent-style-name="Normal" style:family="paragraph">
      <style:text-properties fo:font-size="10pt" style:font-size-asian="10pt" style:font-size-complex="10pt"/>
    </style:style>
    <style:style style:name="TableColumn255" style:family="table-column">
      <style:table-column-properties style:column-width="1.2in"/>
    </style:style>
    <style:style style:name="TableColumn256" style:family="table-column">
      <style:table-column-properties style:column-width="0.9145in"/>
    </style:style>
    <style:style style:name="TableColumn257" style:family="table-column">
      <style:table-column-properties style:column-width="0.75in"/>
    </style:style>
    <style:style style:name="TableColumn258" style:family="table-column">
      <style:table-column-properties style:column-width="0.7909in"/>
    </style:style>
    <style:style style:name="TableColumn259" style:family="table-column">
      <style:table-column-properties style:column-width="0.8451in"/>
    </style:style>
    <style:style style:name="TableColumn260" style:family="table-column">
      <style:table-column-properties style:column-width="3.8638in"/>
    </style:style>
    <style:style style:name="TableColumn261" style:family="table-column">
      <style:table-column-properties style:column-width="1.4604in"/>
    </style:style>
    <style:style style:name="Table254" style:family="table">
      <style:table-properties style:width="9.825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fo:background-color="#99CCFF" fo:padding-top="0in" fo:padding-left="0.075in" fo:padding-bottom="0in" fo:padding-right="0.075in"/>
    </style:style>
    <style:style style:name="P264" style:parent-style-name="Heading4" style:family="paragraph">
      <style:text-properties fo:font-size="10pt" style:font-size-asian="10pt" style:font-size-complex="10pt"/>
    </style:style>
    <style:style style:name="TableCell265" style:family="table-cell">
      <style:table-cell-properties fo:border="0.0069in solid #000000" fo:background-color="#FFFF99" fo:padding-top="0in" fo:padding-left="0.075in" fo:padding-bottom="0in" fo:padding-right="0.075in"/>
    </style:style>
    <style:style style:name="P266" style:parent-style-name="Heading4" style:family="paragraph">
      <style:text-properties fo:font-size="10pt" style:font-size-asian="10pt" style:font-size-complex="10pt"/>
    </style:style>
    <style:style style:name="TableCell267" style:family="table-cell">
      <style:table-cell-properties fo:border="0.0069in solid #000000" fo:background-color="#CCFFCC" fo:padding-top="0in" fo:padding-left="0.075in" fo:padding-bottom="0in" fo:padding-right="0.075in"/>
    </style:style>
    <style:style style:name="P268" style:parent-style-name="Heading4" style:family="paragraph">
      <style:text-properties fo:font-size="10pt" style:font-size-asian="10pt" style:font-size-complex="10pt"/>
    </style:style>
    <style:style style:name="TableCell269" style:family="table-cell">
      <style:table-cell-properties fo:border="0.0069in solid #000000" fo:background-color="#CCFFCC" fo:padding-top="0in" fo:padding-left="0.075in" fo:padding-bottom="0in" fo:padding-right="0.075in"/>
    </style:style>
    <style:style style:name="P270" style:parent-style-name="Heading4" style:family="paragraph">
      <style:text-properties fo:font-size="10pt" style:font-size-asian="10pt" style:font-size-complex="10pt"/>
    </style:style>
    <style:style style:name="TableCell271" style:family="table-cell">
      <style:table-cell-properties fo:border="0.0069in solid #000000" fo:background-color="#CCFFCC" fo:padding-top="0in" fo:padding-left="0.075in" fo:padding-bottom="0in" fo:padding-right="0.075in"/>
    </style:style>
    <style:style style:name="P272" style:parent-style-name="Heading4" style:family="paragraph">
      <style:text-properties fo:font-size="10pt" style:font-size-asian="10pt" style:font-size-complex="10pt"/>
    </style:style>
    <style:style style:name="TableCell273" style:family="table-cell">
      <style:table-cell-properties fo:border="0.0069in solid #000000" fo:background-color="#CCFFCC" fo:padding-top="0in" fo:padding-left="0.075in" fo:padding-bottom="0in" fo:padding-right="0.075in"/>
    </style:style>
    <style:style style:name="P274" style:parent-style-name="Heading4" style:family="paragraph">
      <style:text-properties fo:font-size="10pt" style:font-size-asian="10pt" style:font-size-complex="10pt"/>
    </style:style>
    <style:style style:name="P275" style:parent-style-name="Heading4" style:family="paragraph">
      <style:text-properties fo:font-size="10pt" style:font-size-asian="10pt" style:font-size-complex="10pt"/>
    </style:style>
    <style:style style:name="TableCell276" style:family="table-cell">
      <style:table-cell-properties fo:border="0.0069in solid #000000" fo:background-color="#FFCC99" fo:padding-top="0in" fo:padding-left="0.075in" fo:padding-bottom="0in" fo:padding-right="0.075in"/>
    </style:style>
    <style:style style:name="P277" style:parent-style-name="Heading4" style:family="paragraph">
      <style:text-properties fo:font-size="10pt" style:font-size-asian="10pt" style:font-size-complex="10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text-properties fo:font-weight="bold" style:font-weight-asian="bold" fo:font-size="10pt" style:font-size-asian="10pt" style:font-size-complex="10pt"/>
    </style:style>
    <style:style style:name="P281" style:parent-style-name="Normal" style:family="paragraph">
      <style:text-properties fo:font-weight="bold" style:font-weight-asian="bold" fo:font-size="10pt" style:font-size-asian="10pt" style:font-size-complex="10pt"/>
    </style:style>
    <style:style style:name="P282" style:parent-style-name="Normal" style:family="paragraph">
      <style:text-properties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text-properties fo:font-size="10pt" style:font-size-asian="10pt" style:font-size-complex="10pt"/>
    </style:style>
    <style:style style:name="P285" style:parent-style-name="Normal" style:family="paragraph">
      <style:text-properties fo:font-size="10pt" style:font-size-asian="10pt" style:font-size-complex="10pt"/>
    </style:style>
    <style:style style:name="P286" style:parent-style-name="Normal" style:family="paragraph">
      <style:text-properties fo:font-size="10pt" style:font-size-asian="10pt" style:font-size-complex="10pt"/>
    </style:style>
    <style:style style:name="P287" style:parent-style-name="Normal" style:family="paragraph">
      <style:text-properties fo:font-size="10pt" style:font-size-asian="10pt" style:font-size-complex="10pt"/>
    </style:style>
    <style:style style:name="P288" style:parent-style-name="Normal" style:family="paragraph">
      <style:text-properties fo:font-size="10pt" style:font-size-asian="10pt" style:font-size-complex="10pt"/>
    </style:style>
    <style:style style:name="P289" style:parent-style-name="Normal" style:family="paragraph">
      <style:text-properties fo:font-size="10pt" style:font-size-asian="10pt" style:font-size-complex="10pt"/>
    </style:style>
    <style:style style:name="P290" style:parent-style-name="Normal" style:family="paragraph">
      <style:text-properties fo:font-size="10pt" style:font-size-asian="10pt" style:font-size-complex="10pt"/>
    </style:style>
    <style:style style:name="P291" style:parent-style-name="Normal" style:family="paragraph">
      <style:text-properties fo:font-size="10pt" style:font-size-asian="10pt" style:font-size-complex="10pt"/>
    </style:style>
    <style:style style:name="P292" style:parent-style-name="Normal" style:family="paragraph">
      <style:text-properties fo:font-size="10pt" style:font-size-asian="10pt" style:font-size-complex="10pt"/>
    </style:style>
    <style:style style:name="P293" style:parent-style-name="Normal" style:family="paragraph">
      <style:text-properties fo:font-size="10pt" style:font-size-asian="10pt" style:font-size-complex="10pt"/>
    </style:style>
    <style:style style:name="P294" style:parent-style-name="Normal" style:family="paragraph">
      <style:text-properties fo:font-size="10pt" style:font-size-asian="10pt" style:font-size-complex="10pt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text-properties fo:font-size="10pt" style:font-size-asian="10pt" style:font-size-complex="10pt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text-properties fo:font-size="10pt" style:font-size-asian="10pt" style:font-size-complex="10pt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rmal" style:family="paragraph">
      <style:text-properties fo:font-size="10pt" style:font-size-asian="10pt" style:font-size-complex="10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T30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3" style:parent-style-name="DefaultParagraphFont" style:family="text">
      <style:text-properties fo:font-size="10pt" style:font-size-asian="10pt" style:font-size-complex="10pt"/>
    </style:style>
    <style:style style:name="T30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5" style:parent-style-name="DefaultParagraphFont" style:family="text">
      <style:text-properties fo:font-size="10pt" style:font-size-asian="10pt" style:font-size-complex="10pt"/>
    </style:style>
    <style:style style:name="P306" style:parent-style-name="Normal" style:family="paragraph">
      <style:text-properties fo:font-size="10pt" style:font-size-asian="10pt" style:font-size-complex="10pt"/>
    </style:style>
    <style:style style:name="T307" style:parent-style-name="DefaultParagraphFont" style:family="text">
      <style:text-properties fo:font-size="10pt" style:font-size-asian="10pt" style:font-size-complex="10pt"/>
    </style:style>
    <style:style style:name="T30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9" style:parent-style-name="DefaultParagraphFont" style:family="text">
      <style:text-properties fo:font-size="10pt" style:font-size-asian="10pt" style:font-size-complex="10pt"/>
    </style:style>
    <style:style style:name="T3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1" style:parent-style-name="DefaultParagraphFont" style:family="text">
      <style:text-properties fo:font-size="10pt" style:font-size-asian="10pt" style:font-size-complex="10pt"/>
    </style:style>
    <style:style style:name="T31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3" style:parent-style-name="DefaultParagraphFont" style:family="text">
      <style:text-properties fo:font-size="10pt" style:font-size-asian="10pt" style:font-size-complex="10pt"/>
    </style:style>
    <style:style style:name="T314" style:parent-style-name="DefaultParagraphFont" style:family="text">
      <style:text-properties fo:font-size="10pt" style:font-size-asian="10pt" style:font-size-complex="10pt"/>
    </style:style>
    <style:style style:name="T31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6" style:parent-style-name="DefaultParagraphFont" style:family="text">
      <style:text-properties fo:font-size="10pt" style:font-size-asian="10pt" style:font-size-complex="10pt"/>
    </style:style>
    <style:style style:name="T317" style:parent-style-name="DefaultParagraphFont" style:family="text">
      <style:text-properties fo:font-size="10pt" style:font-size-asian="10pt" style:font-size-complex="10pt"/>
    </style:style>
    <style:style style:name="T31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9" style:parent-style-name="DefaultParagraphFont" style:family="text">
      <style:text-properties fo:font-size="10pt" style:font-size-asian="10pt" style:font-size-complex="10pt"/>
    </style:style>
    <style:style style:name="P320" style:parent-style-name="Normal" style:family="paragraph">
      <style:text-properties fo:font-size="10pt" style:font-size-asian="10pt" style:font-size-complex="10pt"/>
    </style:style>
    <style:style style:name="T3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2" style:parent-style-name="DefaultParagraphFont" style:family="text">
      <style:text-properties fo:font-size="10pt" style:font-size-asian="10pt" style:font-size-complex="10pt"/>
    </style:style>
    <style:style style:name="T32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4" style:parent-style-name="DefaultParagraphFont" style:family="text">
      <style:text-properties fo:font-size="10pt" style:font-size-asian="10pt" style:font-size-complex="10pt"/>
    </style:style>
    <style:style style:name="T32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6" style:parent-style-name="DefaultParagraphFont" style:family="text">
      <style:text-properties fo:font-size="10pt" style:font-size-asian="10pt" style:font-size-complex="10pt"/>
    </style:style>
    <style:style style:name="T32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8" style:parent-style-name="DefaultParagraphFont" style:family="text">
      <style:text-properties fo:font-size="10pt" style:font-size-asian="10pt" style:font-size-complex="10pt"/>
    </style:style>
    <style:style style:name="T3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0" style:parent-style-name="DefaultParagraphFont" style:family="text">
      <style:text-properties fo:font-size="10pt" style:font-size-asian="10pt" style:font-size-complex="10pt"/>
    </style:style>
    <style:style style:name="T331" style:parent-style-name="DefaultParagraphFont" style:family="text">
      <style:text-properties fo:font-size="10pt" style:font-size-asian="10pt" style:font-size-complex="10pt"/>
    </style:style>
    <style:style style:name="T33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3" style:parent-style-name="DefaultParagraphFont" style:family="text">
      <style:text-properties fo:font-size="10pt" style:font-size-asian="10pt" style:font-size-complex="10pt"/>
    </style:style>
    <style:style style:name="T33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5" style:parent-style-name="DefaultParagraphFont" style:family="text">
      <style:text-properties fo:font-size="10pt" style:font-size-asian="10pt" style:font-size-complex="10pt"/>
    </style:style>
    <style:style style:name="T33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7" style:parent-style-name="DefaultParagraphFont" style:family="text">
      <style:text-properties fo:font-size="10pt" style:font-size-asian="10pt" style:font-size-complex="10pt"/>
    </style:style>
    <style:style style:name="T33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9" style:parent-style-name="DefaultParagraphFont" style:family="text">
      <style:text-properties fo:font-size="10pt" style:font-size-asian="10pt" style:font-size-complex="10pt"/>
    </style:style>
    <style:style style:name="T34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1" style:parent-style-name="DefaultParagraphFont" style:family="text">
      <style:text-properties fo:font-size="10pt" style:font-size-asian="10pt" style:font-size-complex="10pt"/>
    </style:style>
    <style:style style:name="P342" style:parent-style-name="Normal" style:family="paragraph">
      <style:text-properties fo:font-size="10pt" style:font-size-asian="10pt" style:font-size-complex="10pt"/>
    </style:style>
    <style:style style:name="T34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4" style:parent-style-name="DefaultParagraphFont" style:family="text">
      <style:text-properties fo:font-size="10pt" style:font-size-asian="10pt" style:font-size-complex="10pt"/>
    </style:style>
    <style:style style:name="T34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6" style:parent-style-name="DefaultParagraphFont" style:family="text">
      <style:text-properties fo:font-size="10pt" style:font-size-asian="10pt" style:font-size-complex="10pt"/>
    </style:style>
    <style:style style:name="T34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8" style:parent-style-name="DefaultParagraphFont" style:family="text">
      <style:text-properties fo:font-size="10pt" style:font-size-asian="10pt" style:font-size-complex="10pt"/>
    </style:style>
    <style:style style:name="T3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50" style:parent-style-name="DefaultParagraphFont" style:family="text">
      <style:text-properties fo:font-size="10pt" style:font-size-asian="10pt" style:font-size-complex="10pt"/>
    </style:style>
    <style:style style:name="T3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52" style:parent-style-name="DefaultParagraphFont" style:family="text">
      <style:text-properties fo:font-size="10pt" style:font-size-asian="10pt" style:font-size-complex="10pt"/>
    </style:style>
    <style:style style:name="P353" style:parent-style-name="Normal" style:family="paragraph">
      <style:text-properties fo:font-size="10pt" style:font-size-asian="10pt" style:font-size-complex="10pt"/>
    </style:style>
    <style:style style:name="T35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55" style:parent-style-name="DefaultParagraphFont" style:family="text">
      <style:text-properties fo:font-size="10pt" style:font-size-asian="10pt" style:font-size-complex="10pt"/>
    </style:style>
    <style:style style:name="T35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57" style:parent-style-name="DefaultParagraphFont" style:family="text">
      <style:text-properties fo:font-size="10pt" style:font-size-asian="10pt" style:font-size-complex="10pt"/>
    </style:style>
    <style:style style:name="T35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59" style:parent-style-name="DefaultParagraphFont" style:family="text">
      <style:text-properties fo:font-size="10pt" style:font-size-asian="10pt" style:font-size-complex="10pt"/>
    </style:style>
    <style:style style:name="T36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61" style:parent-style-name="DefaultParagraphFont" style:family="text">
      <style:text-properties fo:font-size="10pt" style:font-size-asian="10pt" style:font-size-complex="10pt"/>
    </style:style>
    <style:style style:name="T36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63" style:parent-style-name="DefaultParagraphFont" style:family="text">
      <style:text-properties fo:font-size="10pt" style:font-size-asian="10pt" style:font-size-complex="10pt"/>
    </style:style>
    <style:style style:name="T3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65" style:parent-style-name="DefaultParagraphFont" style:family="text">
      <style:text-properties fo:font-size="10pt" style:font-size-asian="10pt" style:font-size-complex="10pt"/>
    </style:style>
    <style:style style:name="P366" style:parent-style-name="Normal" style:family="paragraph">
      <style:text-properties fo:font-size="10pt" style:font-size-asian="10pt" style:font-size-complex="10pt"/>
    </style:style>
    <style:style style:name="T36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68" style:parent-style-name="DefaultParagraphFont" style:family="text">
      <style:text-properties fo:font-size="10pt" style:font-size-asian="10pt" style:font-size-complex="10pt"/>
    </style:style>
    <style:style style:name="T36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0" style:parent-style-name="DefaultParagraphFont" style:family="text">
      <style:text-properties fo:font-size="10pt" style:font-size-asian="10pt" style:font-size-complex="10pt"/>
    </style:style>
    <style:style style:name="T37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2" style:parent-style-name="DefaultParagraphFont" style:family="text">
      <style:text-properties fo:font-size="10pt" style:font-size-asian="10pt" style:font-size-complex="10pt"/>
    </style:style>
    <style:style style:name="T37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4" style:parent-style-name="DefaultParagraphFont" style:family="text">
      <style:text-properties fo:font-size="10pt" style:font-size-asian="10pt" style:font-size-complex="10pt"/>
    </style:style>
    <style:style style:name="T37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6" style:parent-style-name="DefaultParagraphFont" style:family="text">
      <style:text-properties fo:font-size="10pt" style:font-size-asian="10pt" style:font-size-complex="10pt"/>
    </style:style>
    <style:style style:name="P377" style:parent-style-name="Normal" style:family="paragraph">
      <style:text-properties fo:font-size="10pt" style:font-size-asian="10pt" style:font-size-complex="10pt"/>
    </style:style>
    <style:style style:name="T378" style:parent-style-name="DefaultParagraphFont" style:family="text">
      <style:text-properties fo:font-weight="bold" style:font-weight-asian="bold" fo:font-size="10pt" style:font-size-asian="10pt" style:font-size-complex="10pt" fo:background-color="#FFFF00"/>
    </style:style>
    <style:style style:name="T379" style:parent-style-name="DefaultParagraphFont" style:family="text">
      <style:text-properties style:font-weight-complex="bold" fo:font-size="10pt" style:font-size-asian="10pt" style:font-size-complex="10pt" fo:background-color="#FFFF00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" style:family="paragraph">
      <style:text-properties fo:font-size="10pt" style:font-size-asian="10pt" style:font-size-complex="10pt"/>
    </style:style>
    <style:style style:name="P382" style:parent-style-name="Normal" style:family="paragraph">
      <style:text-properties fo:font-size="10pt" style:font-size-asian="10pt" style:font-size-complex="10pt"/>
    </style:style>
    <style:style style:name="P383" style:parent-style-name="Normal" style:family="paragraph">
      <style:text-properties fo:font-size="10pt" style:font-size-asian="10pt" style:font-size-complex="10pt"/>
    </style:style>
    <style:style style:name="P384" style:parent-style-name="Normal" style:family="paragraph">
      <style:text-properties fo:font-size="10pt" style:font-size-asian="10pt" style:font-size-complex="10pt"/>
    </style:style>
    <style:style style:name="P385" style:parent-style-name="Normal" style:family="paragraph">
      <style:text-properties fo:font-size="10pt" style:font-size-asian="10pt" style:font-size-complex="10pt"/>
    </style:style>
    <style:style style:name="TableRow386" style:family="table-row">
      <style:table-row-properties/>
    </style:style>
    <style:style style:name="P387" style:parent-style-name="Normal" style:family="paragraph">
      <style:text-properties fo:font-size="10pt" style:font-size-asian="10pt" style:font-size-complex="10pt"/>
    </style:style>
    <style:style style:name="P388" style:parent-style-name="Normal" style:family="paragraph">
      <style:text-properties fo:font-size="10pt" style:font-size-asian="10pt" style:font-size-complex="10pt"/>
    </style:style>
    <style:style style:name="TableCell389" style:family="table-cell">
      <style:table-cell-properties fo:border="0.0069in solid #000000" fo:background-color="#CCFFCC" fo:padding-top="0in" fo:padding-left="0.075in" fo:padding-bottom="0in" fo:padding-right="0.075in"/>
    </style:style>
    <style:style style:name="P390" style:parent-style-name="Heading4" style:family="paragraph">
      <style:text-properties fo:font-size="10pt" style:font-size-asian="10pt" style:font-size-complex="10pt"/>
    </style:style>
    <style:style style:name="P391" style:parent-style-name="Normal" style:family="paragraph">
      <style:text-properties fo:font-size="10pt" style:font-size-asian="10pt" style:font-size-complex="10pt"/>
    </style:style>
    <style:style style:name="TableRow392" style:family="table-row">
      <style:table-row-properties style:min-row-height="0.0479in"/>
    </style:style>
    <style:style style:name="P393" style:parent-style-name="Normal" style:family="paragraph">
      <style:text-properties fo:font-size="10pt" style:font-size-asian="10pt" style:font-size-complex="10pt"/>
    </style:style>
    <style:style style:name="P394" style:parent-style-name="Normal" style:family="paragraph">
      <style:text-properties fo:font-size="10pt" style:font-size-asian="10pt" style:font-size-complex="10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text-properties fo:font-size="10pt" style:font-size-asian="10pt" style:font-size-complex="10pt"/>
    </style:style>
    <style:style style:name="P397" style:parent-style-name="Normal" style:family="paragraph">
      <style:text-properties fo:font-size="10pt" style:font-size-asian="10pt" style:font-size-complex="10pt"/>
    </style:style>
    <style:style style:name="P398" style:parent-style-name="Normal" style:family="paragraph">
      <style:text-properties fo:font-size="10pt" style:font-size-asian="10pt" style:font-size-complex="10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background-color="#99CCFF" fo:padding-top="0in" fo:padding-left="0.075in" fo:padding-bottom="0in" fo:padding-right="0.075in"/>
    </style:style>
    <style:style style:name="P401" style:parent-style-name="Heading4" style:family="paragraph">
      <style:text-properties fo:font-size="10pt" style:font-size-asian="10pt" style:font-size-complex="10pt"/>
    </style:style>
    <style:style style:name="TableCell402" style:family="table-cell">
      <style:table-cell-properties fo:border="0.0069in solid #000000" fo:background-color="#FFFF99" fo:padding-top="0in" fo:padding-left="0.075in" fo:padding-bottom="0in" fo:padding-right="0.075in"/>
    </style:style>
    <style:style style:name="P403" style:parent-style-name="Heading4" style:family="paragraph">
      <style:text-properties fo:font-size="10pt" style:font-size-asian="10pt" style:font-size-complex="10pt"/>
    </style:style>
    <style:style style:name="TableCell404" style:family="table-cell">
      <style:table-cell-properties fo:border="0.0069in solid #000000" fo:background-color="#CCFFCC" fo:padding-top="0in" fo:padding-left="0.075in" fo:padding-bottom="0in" fo:padding-right="0.075in"/>
    </style:style>
    <style:style style:name="P405" style:parent-style-name="Heading4" style:family="paragraph">
      <style:text-properties fo:font-size="10pt" style:font-size-asian="10pt" style:font-size-complex="10pt"/>
    </style:style>
    <style:style style:name="TableCell406" style:family="table-cell">
      <style:table-cell-properties fo:border="0.0069in solid #000000" fo:background-color="#CCFFCC" fo:padding-top="0in" fo:padding-left="0.075in" fo:padding-bottom="0in" fo:padding-right="0.075in"/>
    </style:style>
    <style:style style:name="P407" style:parent-style-name="Heading4" style:family="paragraph">
      <style:text-properties fo:font-size="10pt" style:font-size-asian="10pt" style:font-size-complex="10pt"/>
    </style:style>
    <style:style style:name="TableCell408" style:family="table-cell">
      <style:table-cell-properties fo:border="0.0069in solid #000000" fo:background-color="#CCFFCC" fo:padding-top="0in" fo:padding-left="0.075in" fo:padding-bottom="0in" fo:padding-right="0.075in"/>
    </style:style>
    <style:style style:name="P409" style:parent-style-name="Heading4" style:family="paragraph">
      <style:text-properties fo:font-size="10pt" style:font-size-asian="10pt" style:font-size-complex="10pt"/>
    </style:style>
    <style:style style:name="TableCell410" style:family="table-cell">
      <style:table-cell-properties fo:border="0.0069in solid #000000" fo:background-color="#CCFFCC" fo:padding-top="0in" fo:padding-left="0.075in" fo:padding-bottom="0in" fo:padding-right="0.075in"/>
    </style:style>
    <style:style style:name="P411" style:parent-style-name="Heading4" style:family="paragraph">
      <style:text-properties fo:font-size="10pt" style:font-size-asian="10pt" style:font-size-complex="10pt"/>
    </style:style>
    <style:style style:name="P412" style:parent-style-name="Normal" style:family="paragraph">
      <style:text-properties fo:font-size="10pt" style:font-size-asian="10pt" style:font-size-complex="10pt"/>
    </style:style>
    <style:style style:name="TableRow413" style:family="table-row">
      <style:table-row-properties style:min-row-height="0.0708in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text-properties fo:font-size="10pt" style:font-size-asian="10pt" style:font-size-complex="10pt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text-properties fo:font-size="10pt" style:font-size-asian="10pt" style:font-size-complex="10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text-properties fo:font-size="10pt" style:font-size-asian="10pt" style:font-size-complex="10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text-properties fo:font-size="10pt" style:font-size-asian="10pt" style:font-size-complex="10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text-properties fo:font-size="10pt" style:font-size-asian="10pt" style:font-size-complex="10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text-properties fo:font-size="10pt" style:font-size-asian="10pt" style:font-size-complex="10pt"/>
    </style:style>
    <style:style style:name="P426" style:parent-style-name="Normal" style:family="paragraph">
      <style:text-properties fo:font-size="10pt" style:font-size-asian="10pt" style:font-size-complex="10pt"/>
    </style:style>
    <style:style style:name="TableRow427" style:family="table-row">
      <style:table-row-properties/>
    </style:style>
    <style:style style:name="P428" style:parent-style-name="Normal" style:family="paragraph">
      <style:text-properties fo:font-size="10pt" style:font-size-asian="10pt" style:font-size-complex="10pt"/>
    </style:style>
    <style:style style:name="P429" style:parent-style-name="Normal" style:family="paragraph">
      <style:text-properties fo:font-size="10pt" style:font-size-asian="10pt" style:font-size-complex="10pt"/>
    </style:style>
    <style:style style:name="TableCell430" style:family="table-cell">
      <style:table-cell-properties fo:border="0.0069in solid #000000" fo:background-color="#CCFFCC" fo:padding-top="0in" fo:padding-left="0.075in" fo:padding-bottom="0in" fo:padding-right="0.075in"/>
    </style:style>
    <style:style style:name="P431" style:parent-style-name="Heading4" style:family="paragraph">
      <style:text-properties fo:font-size="10pt" style:font-size-asian="10pt" style:font-size-complex="10pt"/>
    </style:style>
    <style:style style:name="TableCell432" style:family="table-cell">
      <style:table-cell-properties fo:border="0.0069in solid #000000" fo:background-color="#FFCC99" fo:padding-top="0in" fo:padding-left="0.075in" fo:padding-bottom="0in" fo:padding-right="0.075in"/>
    </style:style>
    <style:style style:name="P433" style:parent-style-name="Heading4" style:family="paragraph">
      <style:text-properties fo:font-size="10pt" style:font-size-asian="10pt" style:font-size-complex="10pt"/>
    </style:style>
    <style:style style:name="TableRow434" style:family="table-row">
      <style:table-row-properties style:min-row-height="0.0479in"/>
    </style:style>
    <style:style style:name="P435" style:parent-style-name="Normal" style:family="paragraph">
      <style:text-properties fo:font-size="10pt" style:font-size-asian="10pt" style:font-size-complex="10pt"/>
    </style:style>
    <style:style style:name="P436" style:parent-style-name="Normal" style:family="paragraph">
      <style:text-properties fo:font-size="10pt" style:font-size-asian="10pt" style:font-size-complex="10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text-properties fo:font-size="10pt" style:font-size-asian="10pt" style:font-size-complex="10pt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text-properties fo:font-size="10pt" style:font-size-asian="10pt" style:font-size-complex="10pt"/>
    </style:style>
    <style:style style:name="TableRow441" style:family="table-row">
      <style:table-row-properties style:min-row-height="0.0479in"/>
    </style:style>
    <style:style style:name="TableCell442" style:family="table-cell">
      <style:table-cell-properties fo:border="0.0069in solid #000000" fo:background-color="#99CCFF" fo:padding-top="0in" fo:padding-left="0.075in" fo:padding-bottom="0in" fo:padding-right="0.075in"/>
    </style:style>
    <style:style style:name="P443" style:parent-style-name="Heading4" style:family="paragraph">
      <style:text-properties fo:font-size="10pt" style:font-size-asian="10pt" style:font-size-complex="10pt"/>
    </style:style>
    <style:style style:name="TableCell444" style:family="table-cell">
      <style:table-cell-properties fo:border="0.0069in solid #000000" fo:background-color="#D9D9D9" fo:padding-top="0in" fo:padding-left="0.075in" fo:padding-bottom="0in" fo:padding-right="0.075in"/>
    </style:style>
    <style:style style:name="P445" style:parent-style-name="Heading4" style:family="paragraph">
      <style:text-properties fo:font-size="10pt" style:font-size-asian="10pt" style:font-size-complex="10pt"/>
    </style:style>
    <style:style style:name="TableCell446" style:family="table-cell">
      <style:table-cell-properties fo:border="0.0069in solid #000000" fo:background-color="#D9D9D9" fo:padding-top="0in" fo:padding-left="0.075in" fo:padding-bottom="0in" fo:padding-right="0.075in"/>
    </style:style>
    <style:style style:name="P447" style:parent-style-name="Heading4" style:family="paragraph">
      <style:text-properties fo:font-size="10pt" style:font-size-asian="10pt" style:font-size-complex="10pt"/>
    </style:style>
    <style:style style:name="TableCell448" style:family="table-cell">
      <style:table-cell-properties fo:border="0.0069in solid #000000" fo:background-color="#D9D9D9" fo:padding-top="0in" fo:padding-left="0.075in" fo:padding-bottom="0in" fo:padding-right="0.075in"/>
    </style:style>
    <style:style style:name="P449" style:parent-style-name="Heading4" style:family="paragraph">
      <style:text-properties fo:font-size="10pt" style:font-size-asian="10pt" style:font-size-complex="10pt"/>
    </style:style>
    <style:style style:name="TableCell450" style:family="table-cell">
      <style:table-cell-properties fo:border="0.0069in solid #000000" fo:background-color="#D9D9D9" fo:padding-top="0in" fo:padding-left="0.075in" fo:padding-bottom="0in" fo:padding-right="0.075in"/>
    </style:style>
    <style:style style:name="P451" style:parent-style-name="Heading4" style:family="paragraph">
      <style:text-properties fo:font-size="10pt" style:font-size-asian="10pt" style:font-size-complex="10pt"/>
    </style:style>
    <style:style style:name="TableCell452" style:family="table-cell">
      <style:table-cell-properties fo:border="0.0069in solid #000000" fo:background-color="#D9D9D9" fo:padding-top="0in" fo:padding-left="0.075in" fo:padding-bottom="0in" fo:padding-right="0.075in"/>
    </style:style>
    <style:style style:name="P453" style:parent-style-name="Heading4" style:family="paragraph">
      <style:text-properties fo:font-size="10pt" style:font-size-asian="10pt" style:font-size-complex="10pt"/>
    </style:style>
    <style:style style:name="TableRow454" style:family="table-row">
      <style:table-row-properties/>
    </style:style>
    <style:style style:name="P455" style:parent-style-name="Normal" style:family="paragraph">
      <style:text-properties fo:font-size="10pt" style:font-size-asian="10pt" style:font-size-complex="10pt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text-properties fo:font-size="10pt" style:font-size-asian="10pt" style:font-size-complex="10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text-properties fo:font-size="10pt" style:font-size-asian="10pt" style:font-size-complex="10pt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text-properties fo:font-size="10pt" style:font-size-asian="10pt" style:font-size-complex="10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text-properties fo:font-size="10pt" style:font-size-asian="10pt" style:font-size-complex="10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" style:family="paragraph">
      <style:text-properties fo:font-size="10pt" style:font-size-asian="10pt" style:font-size-complex="10pt"/>
    </style:style>
    <style:style style:name="TableRow466" style:family="table-row">
      <style:table-row-properties style:min-row-height="0.2041in"/>
    </style:style>
    <style:style style:name="TableCell467" style:family="table-cell">
      <style:table-cell-properties fo:border="0.0069in solid #000000" fo:background-color="#99CCFF" fo:padding-top="0in" fo:padding-left="0.075in" fo:padding-bottom="0in" fo:padding-right="0.075in"/>
    </style:style>
    <style:style style:name="P468" style:parent-style-name="Heading4" style:family="paragraph">
      <style:text-properties fo:font-size="10pt" style:font-size-asian="10pt" style:font-size-complex="10pt"/>
    </style:style>
    <style:style style:name="TableCell469" style:family="table-cell">
      <style:table-cell-properties fo:border="0.0069in solid #000000" fo:background-color="#D9D9D9" fo:padding-top="0in" fo:padding-left="0.075in" fo:padding-bottom="0in" fo:padding-right="0.075in"/>
    </style:style>
    <style:style style:name="P470" style:parent-style-name="Heading4" style:family="paragraph">
      <style:text-properties fo:font-size="10pt" style:font-size-asian="10pt" style:font-size-complex="10pt"/>
    </style:style>
    <style:style style:name="TableCell471" style:family="table-cell">
      <style:table-cell-properties fo:border="0.0069in solid #000000" fo:background-color="#D9D9D9" fo:padding-top="0in" fo:padding-left="0.075in" fo:padding-bottom="0in" fo:padding-right="0.075in"/>
    </style:style>
    <style:style style:name="P472" style:parent-style-name="Normal" style:family="paragraph">
      <style:text-properties fo:font-size="10pt" style:font-size-asian="10pt" style:font-size-complex="10pt"/>
    </style:style>
    <style:style style:name="TableRow473" style:family="table-row">
      <style:table-row-properties style:min-row-height="0.2034in"/>
    </style:style>
    <style:style style:name="P474" style:parent-style-name="Normal" style:family="paragraph">
      <style:text-properties fo:font-size="10pt" style:font-size-asian="10pt" style:font-size-complex="10pt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Normal" style:family="paragraph">
      <style:text-properties fo:font-size="10pt" style:font-size-asian="10pt" style:font-size-complex="10pt"/>
    </style:style>
    <style:style style:name="P477" style:parent-style-name="Normal" style:family="paragraph">
      <style:text-properties fo:font-size="10pt" style:font-size-asian="10pt" style:font-size-complex="10pt"/>
    </style:style>
    <style:style style:name="TableColumn479" style:family="table-column">
      <style:table-column-properties style:column-width="1.6895in"/>
    </style:style>
    <style:style style:name="TableColumn480" style:family="table-column">
      <style:table-column-properties style:column-width="1.6201in"/>
    </style:style>
    <style:style style:name="TableColumn481" style:family="table-column">
      <style:table-column-properties style:column-width="1.3159in"/>
    </style:style>
    <style:style style:name="TableColumn482" style:family="table-column">
      <style:table-column-properties style:column-width="1.2006in"/>
    </style:style>
    <style:style style:name="TableColumn483" style:family="table-column">
      <style:table-column-properties style:column-width="1.2013in"/>
    </style:style>
    <style:style style:name="TableColumn484" style:family="table-column">
      <style:table-column-properties style:column-width="1.1506in"/>
    </style:style>
    <style:style style:name="TableColumn485" style:family="table-column">
      <style:table-column-properties style:column-width="1.7868in"/>
    </style:style>
    <style:style style:name="Table478" style:family="table">
      <style:table-properties style:width="9.9652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fo:background-color="#99CCFF" fo:padding-top="0in" fo:padding-left="0.075in" fo:padding-bottom="0in" fo:padding-right="0.075in"/>
    </style:style>
    <style:style style:name="P488" style:parent-style-name="Heading4" style:family="paragraph">
      <style:text-properties fo:font-size="10pt" style:font-size-asian="10pt" style:font-size-complex="10pt"/>
    </style:style>
    <style:style style:name="TableCell489" style:family="table-cell">
      <style:table-cell-properties fo:border="0.0069in solid #000000" fo:background-color="#FFFF99" fo:padding-top="0in" fo:padding-left="0.075in" fo:padding-bottom="0in" fo:padding-right="0.075in"/>
    </style:style>
    <style:style style:name="P490" style:parent-style-name="Heading4" style:family="paragraph">
      <style:text-properties fo:font-size="10pt" style:font-size-asian="10pt" style:font-size-complex="10pt"/>
    </style:style>
    <style:style style:name="TableCell491" style:family="table-cell">
      <style:table-cell-properties fo:border="0.0069in solid #000000" fo:background-color="#CCFFCC" fo:padding-top="0in" fo:padding-left="0.075in" fo:padding-bottom="0in" fo:padding-right="0.075in"/>
    </style:style>
    <style:style style:name="P492" style:parent-style-name="Heading4" style:family="paragraph">
      <style:text-properties fo:font-size="10pt" style:font-size-asian="10pt" style:font-size-complex="10pt"/>
    </style:style>
    <style:style style:name="TableCell493" style:family="table-cell">
      <style:table-cell-properties fo:border="0.0069in solid #000000" fo:background-color="#CCFFCC" fo:padding-top="0in" fo:padding-left="0.075in" fo:padding-bottom="0in" fo:padding-right="0.075in"/>
    </style:style>
    <style:style style:name="P494" style:parent-style-name="Heading4" style:family="paragraph">
      <style:text-properties fo:font-size="10pt" style:font-size-asian="10pt" style:font-size-complex="10pt"/>
    </style:style>
    <style:style style:name="TableCell495" style:family="table-cell">
      <style:table-cell-properties fo:border="0.0069in solid #000000" fo:background-color="#CCFFCC" fo:padding-top="0in" fo:padding-left="0.075in" fo:padding-bottom="0in" fo:padding-right="0.075in"/>
    </style:style>
    <style:style style:name="P496" style:parent-style-name="Heading4" style:family="paragraph">
      <style:text-properties fo:font-size="10pt" style:font-size-asian="10pt" style:font-size-complex="10pt"/>
    </style:style>
    <style:style style:name="TableCell497" style:family="table-cell">
      <style:table-cell-properties fo:border="0.0069in solid #000000" fo:background-color="#CCFFCC" fo:padding-top="0in" fo:padding-left="0.075in" fo:padding-bottom="0in" fo:padding-right="0.075in"/>
    </style:style>
    <style:style style:name="P498" style:parent-style-name="Heading4" style:family="paragraph">
      <style:text-properties fo:font-size="10pt" style:font-size-asian="10pt" style:font-size-complex="10pt"/>
    </style:style>
    <style:style style:name="TableCell499" style:family="table-cell">
      <style:table-cell-properties fo:border="0.0069in solid #000000" fo:background-color="#FFCC99" fo:padding-top="0in" fo:padding-left="0.075in" fo:padding-bottom="0in" fo:padding-right="0.075in"/>
    </style:style>
    <style:style style:name="P500" style:parent-style-name="Heading4" style:family="paragraph">
      <style:text-properties fo:font-size="10pt" style:font-size-asian="10pt" style:font-size-complex="10p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Normal" style:family="paragraph">
      <style:text-properties fo:font-weight="bold" style:font-weight-asian="bold" fo:font-size="10pt" style:font-size-asian="10pt" style:font-size-complex="10pt"/>
    </style:style>
    <style:style style:name="P504" style:parent-style-name="Normal" style:family="paragraph">
      <style:text-properties fo:font-weight="bold" style:font-weight-asian="bold" fo:font-size="10pt" style:font-size-asian="10pt" style:font-size-complex="10pt"/>
    </style:style>
    <style:style style:name="T50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06" style:parent-style-name="DefaultParagraphFont" style:family="text">
      <style:text-properties fo:font-size="10pt" style:font-size-asian="10pt" style:font-size-complex="10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text-properties fo:font-size="10pt" style:font-size-asian="10pt" style:font-size-complex="10pt"/>
    </style:style>
    <style:style style:name="P509" style:parent-style-name="Normal" style:family="paragraph">
      <style:text-properties fo:font-size="10pt" style:font-size-asian="10pt" style:font-size-complex="10pt"/>
    </style:style>
    <style:style style:name="P510" style:parent-style-name="Normal" style:family="paragraph">
      <style:text-properties fo:font-size="10pt" style:font-size-asian="10pt" style:font-size-complex="10pt"/>
    </style:style>
    <style:style style:name="P511" style:parent-style-name="Normal" style:family="paragraph">
      <style:text-properties fo:font-size="10pt" style:font-size-asian="10pt" style:font-size-complex="10pt"/>
    </style:style>
    <style:style style:name="P512" style:parent-style-name="Normal" style:family="paragraph">
      <style:text-properties fo:font-size="10pt" style:font-size-asian="10pt" style:font-size-complex="10pt"/>
    </style:style>
    <style:style style:name="P513" style:parent-style-name="Normal" style:family="paragraph">
      <style:text-properties fo:font-size="10pt" style:font-size-asian="10pt" style:font-size-complex="10pt"/>
    </style:style>
    <style:style style:name="P514" style:parent-style-name="Normal" style:family="paragraph">
      <style:text-properties fo:font-size="10pt" style:font-size-asian="10pt" style:font-size-complex="10pt"/>
    </style:style>
    <style:style style:name="P515" style:parent-style-name="Normal" style:family="paragraph">
      <style:text-properties fo:font-size="10pt" style:font-size-asian="10pt" style:font-size-complex="10pt"/>
    </style:style>
    <style:style style:name="P516" style:parent-style-name="Normal" style:family="paragraph">
      <style:text-properties fo:font-size="10pt" style:font-size-asian="10pt" style:font-size-complex="10pt"/>
    </style:style>
    <style:style style:name="P517" style:parent-style-name="Normal" style:family="paragraph">
      <style:text-properties fo:font-size="10pt" style:font-size-asian="10pt" style:font-size-complex="10pt"/>
    </style:style>
    <style:style style:name="P518" style:parent-style-name="Normal" style:family="paragraph">
      <style:text-properties fo:font-size="10pt" style:font-size-asian="10pt" style:font-size-complex="10pt"/>
    </style:style>
    <style:style style:name="P519" style:parent-style-name="Normal" style:family="paragraph">
      <style:text-properties fo:font-size="10pt" style:font-size-asian="10pt" style:font-size-complex="10pt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text-properties fo:font-size="10pt" style:font-size-asian="10pt" style:font-size-complex="10pt"/>
    </style:style>
    <style:style style:name="P522" style:parent-style-name="Normal" style:family="paragraph">
      <style:text-properties fo:font-size="10pt" style:font-size-asian="10pt" style:font-size-complex="10pt"/>
    </style:style>
    <style:style style:name="P523" style:parent-style-name="Normal" style:family="paragraph">
      <style:text-properties fo:font-size="10pt" style:font-size-asian="10pt" style:font-size-complex="10pt"/>
    </style:style>
    <style:style style:name="P524" style:parent-style-name="Normal" style:family="paragraph">
      <style:text-properties fo:font-size="10pt" style:font-size-asian="10pt" style:font-size-complex="10pt"/>
    </style:style>
    <style:style style:name="P525" style:parent-style-name="Normal" style:family="paragraph">
      <style:text-properties fo:font-size="10pt" style:font-size-asian="10pt" style:font-size-complex="10pt"/>
    </style:style>
    <style:style style:name="P526" style:parent-style-name="Normal" style:family="paragraph">
      <style:text-properties fo:font-size="10pt" style:font-size-asian="10pt" style:font-size-complex="10pt"/>
    </style:style>
    <style:style style:name="P527" style:parent-style-name="Normal" style:family="paragraph">
      <style:text-properties fo:font-size="10pt" style:font-size-asian="10pt" style:font-size-complex="10pt"/>
    </style:style>
    <style:style style:name="P528" style:parent-style-name="Normal" style:family="paragraph">
      <style:text-properties fo:font-size="10pt" style:font-size-asian="10pt" style:font-size-complex="10pt"/>
    </style:style>
    <style:style style:name="P529" style:parent-style-name="Normal" style:family="paragraph">
      <style:text-properties fo:font-size="10pt" style:font-size-asian="10pt" style:font-size-complex="10pt"/>
    </style:style>
    <style:style style:name="P530" style:parent-style-name="Normal" style:family="paragraph">
      <style:text-properties fo:font-size="10pt" style:font-size-asian="10pt" style:font-size-complex="10pt"/>
    </style:style>
    <style:style style:name="P531" style:parent-style-name="Normal" style:family="paragraph">
      <style:text-properties fo:font-size="10pt" style:font-size-asian="10pt" style:font-size-complex="10pt"/>
    </style:style>
    <style:style style:name="P532" style:parent-style-name="Normal" style:family="paragraph">
      <style:text-properties fo:font-size="10pt" style:font-size-asian="10pt" style:font-size-complex="10pt"/>
    </style:style>
    <style:style style:name="P533" style:parent-style-name="Normal" style:family="paragraph">
      <style:text-properties fo:font-size="10pt" style:font-size-asian="10pt" style:font-size-complex="10pt"/>
    </style:style>
    <style:style style:name="P534" style:parent-style-name="Normal" style:family="paragraph">
      <style:text-properties fo:font-size="10pt" style:font-size-asian="10pt" style:font-size-complex="10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Normal" style:family="paragraph">
      <style:text-properties fo:font-size="10pt" style:font-size-asian="10pt" style:font-size-complex="10pt"/>
    </style:style>
    <style:style style:name="P537" style:parent-style-name="Normal" style:family="paragraph">
      <style:text-properties fo:font-size="10pt" style:font-size-asian="10pt" style:font-size-complex="10pt"/>
    </style:style>
    <style:style style:name="P538" style:parent-style-name="Normal" style:family="paragraph">
      <style:text-properties fo:font-size="10pt" style:font-size-asian="10pt" style:font-size-complex="10pt"/>
    </style:style>
    <style:style style:name="P539" style:parent-style-name="Normal" style:family="paragraph">
      <style:text-properties fo:font-size="10pt" style:font-size-asian="10pt" style:font-size-complex="10pt"/>
    </style:style>
    <style:style style:name="P540" style:parent-style-name="Normal" style:family="paragraph">
      <style:text-properties fo:font-size="10pt" style:font-size-asian="10pt" style:font-size-complex="10pt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" style:family="paragraph">
      <style:text-properties fo:font-size="10pt" style:font-size-asian="10pt" style:font-size-complex="10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T544" style:parent-style-name="DefaultParagraphFon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fo:font-size="10pt" style:font-size-asian="10pt" style:font-size-complex="10pt"/>
    </style:style>
    <style:style style:name="P546" style:parent-style-name="Normal" style:family="paragraph">
      <style:text-properties fo:font-size="10pt" style:font-size-asian="10pt" style:font-size-complex="10pt"/>
    </style:style>
    <style:style style:name="P547" style:parent-style-name="Normal" style:family="paragraph">
      <style:text-properties fo:font-size="10pt" style:font-size-asian="10pt" style:font-size-complex="10pt"/>
    </style:style>
    <style:style style:name="P548" style:parent-style-name="Normal" style:family="paragraph">
      <style:text-properties fo:font-size="10pt" style:font-size-asian="10pt" style:font-size-complex="10pt"/>
    </style:style>
    <style:style style:name="P549" style:parent-style-name="Normal" style:family="paragraph">
      <style:text-properties fo:font-weight="bold" style:font-weight-asian="bold" fo:font-size="10pt" style:font-size-asian="10pt" style:font-size-complex="10pt"/>
    </style:style>
    <style:style style:name="P550" style:parent-style-name="Normal" style:family="paragraph">
      <style:text-properties fo:font-size="10pt" style:font-size-asian="10pt" style:font-size-complex="10pt"/>
    </style:style>
    <style:style style:name="P551" style:parent-style-name="Normal" style:family="paragraph">
      <style:text-properties fo:font-size="10pt" style:font-size-asian="10pt" style:font-size-complex="10pt"/>
    </style:style>
    <style:style style:name="T55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53" style:parent-style-name="DefaultParagraphFont" style:family="text">
      <style:text-properties fo:font-size="10pt" style:font-size-asian="10pt" style:font-size-complex="10pt"/>
    </style:style>
    <style:style style:name="T554" style:parent-style-name="DefaultParagraphFont" style:family="text">
      <style:text-properties fo:font-size="10pt" style:font-size-asian="10pt" style:font-size-complex="10pt"/>
    </style:style>
    <style:style style:name="T555" style:parent-style-name="DefaultParagraphFont" style:family="text">
      <style:text-properties fo:font-size="10pt" style:font-size-asian="10pt" style:font-size-complex="10pt"/>
    </style:style>
    <style:style style:name="T55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557" style:parent-style-name="Normal" style:family="paragraph">
      <style:text-properties fo:font-size="10pt" style:font-size-asian="10pt" style:font-size-complex="10pt"/>
    </style:style>
    <style:style style:name="P558" style:parent-style-name="Normal" style:family="paragraph">
      <style:text-properties fo:font-size="10pt" style:font-size-asian="10pt" style:font-size-complex="10pt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Normal" style:family="paragraph">
      <style:text-properties fo:font-size="10pt" style:font-size-asian="10pt" style:font-size-complex="10pt"/>
    </style:style>
    <style:style style:name="P561" style:parent-style-name="Normal" style:family="paragraph">
      <style:text-properties fo:font-size="10pt" style:font-size-asian="10pt" style:font-size-complex="10pt"/>
    </style:style>
    <style:style style:name="P562" style:parent-style-name="Normal" style:family="paragraph">
      <style:text-properties fo:font-size="10pt" style:font-size-asian="10pt" style:font-size-complex="10pt"/>
    </style:style>
    <style:style style:name="P563" style:parent-style-name="Normal" style:family="paragraph">
      <style:text-properties fo:font-size="10pt" style:font-size-asian="10pt" style:font-size-complex="10pt"/>
    </style:style>
    <style:style style:name="P564" style:parent-style-name="Normal" style:family="paragraph">
      <style:text-properties fo:font-size="10pt" style:font-size-asian="10pt" style:font-size-complex="10pt"/>
    </style:style>
    <style:style style:name="P565" style:parent-style-name="Normal" style:family="paragraph">
      <style:text-properties fo:font-size="10pt" style:font-size-asian="10pt" style:font-size-complex="10pt"/>
    </style:style>
    <style:style style:name="P566" style:parent-style-name="Normal" style:family="paragraph">
      <style:text-properties fo:font-size="10pt" style:font-size-asian="10pt" style:font-size-complex="10pt"/>
    </style:style>
    <style:style style:name="P567" style:parent-style-name="Normal" style:family="paragraph">
      <style:text-properties fo:font-size="10pt" style:font-size-asian="10pt" style:font-size-complex="10pt"/>
    </style:style>
    <style:style style:name="P568" style:parent-style-name="Normal" style:family="paragraph">
      <style:text-properties fo:font-size="10pt" style:font-size-asian="10pt" style:font-size-complex="10pt"/>
    </style:style>
    <style:style style:name="P569" style:parent-style-name="Normal" style:family="paragraph">
      <style:text-properties fo:font-size="10pt" style:font-size-asian="10pt" style:font-size-complex="10pt"/>
    </style:style>
    <style:style style:name="P570" style:parent-style-name="Normal" style:family="paragraph">
      <style:text-properties fo:font-size="10pt" style:font-size-asian="10pt" style:font-size-complex="10pt"/>
    </style:style>
    <style:style style:name="P571" style:parent-style-name="Normal" style:family="paragraph">
      <style:text-properties fo:font-size="10pt" style:font-size-asian="10pt" style:font-size-complex="10pt"/>
    </style:style>
    <style:style style:name="P572" style:parent-style-name="Normal" style:family="paragraph">
      <style:text-properties fo:font-size="10pt" style:font-size-asian="10pt" style:font-size-complex="10pt"/>
    </style:style>
    <style:style style:name="P573" style:parent-style-name="Normal" style:family="paragraph">
      <style:text-properties fo:font-size="10pt" style:font-size-asian="10pt" style:font-size-complex="10pt"/>
    </style:style>
    <style:style style:name="P574" style:parent-style-name="Normal" style:family="paragraph">
      <style:text-properties fo:font-size="10pt" style:font-size-asian="10pt" style:font-size-complex="10pt"/>
    </style:style>
    <style:style style:name="P575" style:parent-style-name="Normal" style:family="paragraph">
      <style:text-properties fo:font-size="10pt" style:font-size-asian="10pt" style:font-size-complex="10pt"/>
    </style:style>
    <style:style style:name="P576" style:parent-style-name="Normal" style:family="paragraph">
      <style:text-properties fo:font-size="10pt" style:font-size-asian="10pt" style:font-size-complex="10pt"/>
    </style:style>
    <style:style style:name="P577" style:parent-style-name="Normal" style:family="paragraph">
      <style:text-properties fo:font-size="10pt" style:font-size-asian="10pt" style:font-size-complex="10pt"/>
    </style:style>
    <style:style style:name="P578" style:parent-style-name="Normal" style:family="paragraph">
      <style:text-properties fo:font-size="10pt" style:font-size-asian="10pt" style:font-size-complex="10pt"/>
    </style:style>
    <style:style style:name="P579" style:parent-style-name="Normal" style:family="paragraph">
      <style:text-properties fo:font-size="10pt" style:font-size-asian="10pt" style:font-size-complex="10pt"/>
    </style:style>
    <style:style style:name="TableRow580" style:family="table-row">
      <style:table-row-properties/>
    </style:style>
    <style:style style:name="P581" style:parent-style-name="Normal" style:family="paragraph">
      <style:text-properties fo:font-size="10pt" style:font-size-asian="10pt" style:font-size-complex="10pt"/>
    </style:style>
    <style:style style:name="P582" style:parent-style-name="Normal" style:family="paragraph">
      <style:text-properties fo:font-size="10pt" style:font-size-asian="10pt" style:font-size-complex="10pt"/>
    </style:style>
    <style:style style:name="TableCell583" style:family="table-cell">
      <style:table-cell-properties fo:border="0.0069in solid #000000" fo:background-color="#CCFFCC" fo:padding-top="0in" fo:padding-left="0.075in" fo:padding-bottom="0in" fo:padding-right="0.075in"/>
    </style:style>
    <style:style style:name="P584" style:parent-style-name="Heading4" style:family="paragraph">
      <style:text-properties fo:font-size="10pt" style:font-size-asian="10pt" style:font-size-complex="10pt"/>
    </style:style>
    <style:style style:name="P585" style:parent-style-name="Normal" style:family="paragraph">
      <style:text-properties fo:font-size="10pt" style:font-size-asian="10pt" style:font-size-complex="10pt"/>
    </style:style>
    <style:style style:name="TableRow586" style:family="table-row">
      <style:table-row-properties style:min-row-height="0.0479in"/>
    </style:style>
    <style:style style:name="P587" style:parent-style-name="Normal" style:family="paragraph">
      <style:text-properties fo:font-size="10pt" style:font-size-asian="10pt" style:font-size-complex="10pt"/>
    </style:style>
    <style:style style:name="P588" style:parent-style-name="Normal" style:family="paragraph">
      <style:text-properties fo:font-size="10pt" style:font-size-asian="10pt" style:font-size-complex="10pt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text-properties fo:font-size="10pt" style:font-size-asian="10pt" style:font-size-complex="10pt"/>
    </style:style>
    <style:style style:name="P591" style:parent-style-name="Normal" style:family="paragraph">
      <style:text-properties fo:font-size="10pt" style:font-size-asian="10pt" style:font-size-complex="10pt"/>
    </style:style>
    <style:style style:name="P592" style:parent-style-name="Normal" style:family="paragraph">
      <style:text-properties fo:font-size="10pt" style:font-size-asian="10pt" style:font-size-complex="10pt"/>
    </style:style>
    <style:style style:name="P593" style:parent-style-name="Normal" style:family="paragraph">
      <style:text-properties fo:font-size="10pt" style:font-size-asian="10pt" style:font-size-complex="10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fo:background-color="#99CCFF" fo:padding-top="0in" fo:padding-left="0.075in" fo:padding-bottom="0in" fo:padding-right="0.075in"/>
    </style:style>
    <style:style style:name="P596" style:parent-style-name="Heading4" style:family="paragraph">
      <style:text-properties fo:font-size="10pt" style:font-size-asian="10pt" style:font-size-complex="10pt"/>
    </style:style>
    <style:style style:name="TableCell597" style:family="table-cell">
      <style:table-cell-properties fo:border="0.0069in solid #000000" fo:background-color="#FFFF99" fo:padding-top="0in" fo:padding-left="0.075in" fo:padding-bottom="0in" fo:padding-right="0.075in"/>
    </style:style>
    <style:style style:name="P598" style:parent-style-name="Heading4" style:family="paragraph">
      <style:text-properties fo:font-size="10pt" style:font-size-asian="10pt" style:font-size-complex="10pt"/>
    </style:style>
    <style:style style:name="TableCell599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0" style:parent-style-name="Heading4" style:family="paragraph">
      <style:text-properties fo:font-size="10pt" style:font-size-asian="10pt" style:font-size-complex="10pt"/>
    </style:style>
    <style:style style:name="TableCell601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2" style:parent-style-name="Heading4" style:family="paragraph">
      <style:text-properties fo:font-size="10pt" style:font-size-asian="10pt" style:font-size-complex="10pt"/>
    </style:style>
    <style:style style:name="TableCell603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4" style:parent-style-name="Heading4" style:family="paragraph">
      <style:text-properties fo:font-size="10pt" style:font-size-asian="10pt" style:font-size-complex="10pt"/>
    </style:style>
    <style:style style:name="TableCell605" style:family="table-cell">
      <style:table-cell-properties fo:border="0.0069in solid #000000" fo:background-color="#CCFFCC" fo:padding-top="0in" fo:padding-left="0.075in" fo:padding-bottom="0in" fo:padding-right="0.075in"/>
    </style:style>
    <style:style style:name="P606" style:parent-style-name="Heading4" style:family="paragraph">
      <style:text-properties fo:font-size="10pt" style:font-size-asian="10pt" style:font-size-complex="10pt"/>
    </style:style>
    <style:style style:name="P607" style:parent-style-name="Normal" style:family="paragraph">
      <style:text-properties fo:font-size="10pt" style:font-size-asian="10pt" style:font-size-complex="10pt"/>
    </style:style>
    <style:style style:name="TableRow608" style:family="table-row">
      <style:table-row-properties style:min-row-height="0.0479in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text-properties fo:font-size="10pt" style:font-size-asian="10pt" style:font-size-complex="10pt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P621" style:parent-style-name="Normal" style:family="paragraph">
      <style:text-properties fo:font-size="10pt" style:font-size-asian="10pt" style:font-size-complex="10pt"/>
    </style:style>
    <style:style style:name="TableRow622" style:family="table-row">
      <style:table-row-properties/>
    </style:style>
    <style:style style:name="P623" style:parent-style-name="Normal" style:family="paragraph">
      <style:text-properties fo:font-size="10pt" style:font-size-asian="10pt" style:font-size-complex="10pt"/>
    </style:style>
    <style:style style:name="P624" style:parent-style-name="Normal" style:family="paragraph">
      <style:text-properties fo:font-size="10pt" style:font-size-asian="10pt" style:font-size-complex="10pt"/>
    </style:style>
    <style:style style:name="TableCell625" style:family="table-cell">
      <style:table-cell-properties fo:border="0.0069in solid #000000" fo:background-color="#CCFFCC" fo:padding-top="0in" fo:padding-left="0.075in" fo:padding-bottom="0in" fo:padding-right="0.075in"/>
    </style:style>
    <style:style style:name="P626" style:parent-style-name="Heading4" style:family="paragraph">
      <style:text-properties fo:font-size="10pt" style:font-size-asian="10pt" style:font-size-complex="10pt"/>
    </style:style>
    <style:style style:name="TableCell627" style:family="table-cell">
      <style:table-cell-properties fo:border="0.0069in solid #000000" fo:background-color="#FFCC99" fo:padding-top="0in" fo:padding-left="0.075in" fo:padding-bottom="0in" fo:padding-right="0.075in"/>
    </style:style>
    <style:style style:name="P628" style:parent-style-name="Heading4" style:family="paragraph">
      <style:text-properties fo:font-size="10pt" style:font-size-asian="10pt" style:font-size-complex="10pt"/>
    </style:style>
    <style:style style:name="TableRow629" style:family="table-row">
      <style:table-row-properties style:min-row-height="0.0479in"/>
    </style:style>
    <style:style style:name="P630" style:parent-style-name="Normal" style:family="paragraph">
      <style:text-properties fo:font-size="10pt" style:font-size-asian="10pt" style:font-size-complex="10pt"/>
    </style:style>
    <style:style style:name="P631" style:parent-style-name="Normal" style:family="paragraph">
      <style:text-properties fo:font-size="10pt" style:font-size-asian="10pt" style:font-size-complex="10pt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text-properties fo:font-size="10pt" style:font-size-asian="10pt" style:font-size-complex="10pt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text-properties fo:font-size="10pt" style:font-size-asian="10pt" style:font-size-complex="10pt"/>
    </style:style>
    <style:style style:name="TableRow636" style:family="table-row">
      <style:table-row-properties style:min-row-height="0.0479in"/>
    </style:style>
    <style:style style:name="TableCell637" style:family="table-cell">
      <style:table-cell-properties fo:border="0.0069in solid #000000" fo:background-color="#99CCFF" fo:padding-top="0in" fo:padding-left="0.075in" fo:padding-bottom="0in" fo:padding-right="0.075in"/>
    </style:style>
    <style:style style:name="P638" style:parent-style-name="Heading4" style:family="paragraph">
      <style:text-properties fo:font-size="10pt" style:font-size-asian="10pt" style:font-size-complex="10pt"/>
    </style:style>
    <style:style style:name="TableCell63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0" style:parent-style-name="Heading4" style:family="paragraph">
      <style:text-properties fo:font-size="10pt" style:font-size-asian="10pt" style:font-size-complex="10pt"/>
    </style:style>
    <style:style style:name="TableCell6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2" style:parent-style-name="Heading4" style:family="paragraph">
      <style:text-properties fo:font-size="10pt" style:font-size-asian="10pt" style:font-size-complex="10pt"/>
    </style:style>
    <style:style style:name="TableCell643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4" style:parent-style-name="Heading4" style:family="paragraph">
      <style:text-properties fo:font-size="10pt" style:font-size-asian="10pt" style:font-size-complex="10pt"/>
    </style:style>
    <style:style style:name="TableCell64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6" style:parent-style-name="Heading4" style:family="paragraph">
      <style:text-properties fo:font-size="10pt" style:font-size-asian="10pt" style:font-size-complex="10pt"/>
    </style:style>
    <style:style style:name="TableCell647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8" style:parent-style-name="Heading4" style:family="paragraph">
      <style:text-properties fo:font-size="10pt" style:font-size-asian="10pt" style:font-size-complex="10pt"/>
    </style:style>
    <style:style style:name="TableRow649" style:family="table-row">
      <style:table-row-properties/>
    </style:style>
    <style:style style:name="P650" style:parent-style-name="Normal" style:family="paragraph">
      <style:text-properties fo:font-size="10pt" style:font-size-asian="10pt" style:font-size-complex="10pt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T652" style:parent-style-name="DefaultParagraphFont" style:family="text">
      <style:text-properties fo:font-size="10pt" style:font-size-asian="10pt" style:font-size-complex="10pt" fo:background-color="#FFFF00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" style:family="paragraph">
      <style:text-properties fo:font-size="10pt" style:font-size-asian="10pt" style:font-size-complex="10pt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" style:family="paragraph">
      <style:text-properties fo:font-size="10pt" style:font-size-asian="10pt" style:font-size-complex="10pt"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Normal" style:family="paragraph">
      <style:text-properties fo:font-size="10pt" style:font-size-asian="10pt" style:font-size-complex="10pt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Normal" style:family="paragraph">
      <style:text-properties fo:font-size="10pt" style:font-size-asian="10pt" style:font-size-complex="10pt"/>
    </style:style>
    <style:style style:name="TableRow661" style:family="table-row">
      <style:table-row-properties style:min-row-height="0.1062in"/>
    </style:style>
    <style:style style:name="TableCell662" style:family="table-cell">
      <style:table-cell-properties fo:border="0.0069in solid #000000" fo:background-color="#99CCFF" fo:padding-top="0in" fo:padding-left="0.075in" fo:padding-bottom="0in" fo:padding-right="0.075in"/>
    </style:style>
    <style:style style:name="P663" style:parent-style-name="Heading4" style:family="paragraph">
      <style:text-properties fo:font-size="10pt" style:font-size-asian="10pt" style:font-size-complex="10pt"/>
    </style:style>
    <style:style style:name="TableCell664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5" style:parent-style-name="Heading4" style:family="paragraph">
      <style:text-properties fo:font-size="10pt" style:font-size-asian="10pt" style:font-size-complex="10pt"/>
    </style:style>
    <style:style style:name="TableCell6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7" style:parent-style-name="Normal" style:family="paragraph">
      <style:text-properties fo:font-size="10pt" style:font-size-asian="10pt" style:font-size-complex="10pt"/>
    </style:style>
    <style:style style:name="P668" style:parent-style-name="Normal" style:family="paragraph">
      <style:text-properties fo:font-size="10pt" style:font-size-asian="10pt" style:font-size-complex="10pt"/>
    </style:style>
    <style:style style:name="TableRow669" style:family="table-row">
      <style:table-row-properties/>
    </style:style>
    <style:style style:name="P670" style:parent-style-name="Normal" style:family="paragraph">
      <style:text-properties fo:font-size="10pt" style:font-size-asian="10pt" style:font-size-complex="10pt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text-properties fo:font-size="10pt" style:font-size-asian="10pt" style:font-size-complex="10pt"/>
    </style:style>
    <style:style style:name="P673" style:parent-style-name="Normal" style:family="paragraph">
      <style:text-properties fo:font-size="10pt" style:font-size-asian="10pt" style:font-size-complex="10pt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fo:background-color="#99CCFF" fo:padding-top="0in" fo:padding-left="0.075in" fo:padding-bottom="0in" fo:padding-right="0.075in"/>
    </style:style>
    <style:style style:name="P676" style:parent-style-name="Heading4" style:family="paragraph">
      <style:text-properties fo:font-size="10pt" style:font-size-asian="10pt" style:font-size-complex="10pt"/>
    </style:style>
    <style:style style:name="TableCell677" style:family="table-cell">
      <style:table-cell-properties fo:border="0.0069in solid #000000" fo:background-color="#FFFF99" fo:padding-top="0in" fo:padding-left="0.075in" fo:padding-bottom="0in" fo:padding-right="0.075in"/>
    </style:style>
    <style:style style:name="P678" style:parent-style-name="Heading4" style:family="paragraph">
      <style:text-properties fo:font-size="10pt" style:font-size-asian="10pt" style:font-size-complex="10pt"/>
    </style:style>
    <style:style style:name="TableCell679" style:family="table-cell">
      <style:table-cell-properties fo:border="0.0069in solid #000000" fo:background-color="#CCFFCC" fo:padding-top="0in" fo:padding-left="0.075in" fo:padding-bottom="0in" fo:padding-right="0.075in"/>
    </style:style>
    <style:style style:name="P680" style:parent-style-name="Heading4" style:family="paragraph">
      <style:text-properties fo:font-size="10pt" style:font-size-asian="10pt" style:font-size-complex="10pt"/>
    </style:style>
    <style:style style:name="TableCell681" style:family="table-cell">
      <style:table-cell-properties fo:border="0.0069in solid #000000" fo:background-color="#CCFFCC" fo:padding-top="0in" fo:padding-left="0.075in" fo:padding-bottom="0in" fo:padding-right="0.075in"/>
    </style:style>
    <style:style style:name="P682" style:parent-style-name="Heading4" style:family="paragraph">
      <style:text-properties fo:font-size="10pt" style:font-size-asian="10pt" style:font-size-complex="10pt"/>
    </style:style>
    <style:style style:name="TableCell683" style:family="table-cell">
      <style:table-cell-properties fo:border="0.0069in solid #000000" fo:background-color="#CCFFCC" fo:padding-top="0in" fo:padding-left="0.075in" fo:padding-bottom="0in" fo:padding-right="0.075in"/>
    </style:style>
    <style:style style:name="P684" style:parent-style-name="Heading4" style:family="paragraph">
      <style:text-properties fo:font-size="10pt" style:font-size-asian="10pt" style:font-size-complex="10pt"/>
    </style:style>
    <style:style style:name="TableCell685" style:family="table-cell">
      <style:table-cell-properties fo:border="0.0069in solid #000000" fo:background-color="#CCFFCC" fo:padding-top="0in" fo:padding-left="0.075in" fo:padding-bottom="0in" fo:padding-right="0.075in"/>
    </style:style>
    <style:style style:name="P686" style:parent-style-name="Heading4" style:family="paragraph">
      <style:text-properties fo:font-size="10pt" style:font-size-asian="10pt" style:font-size-complex="10pt"/>
    </style:style>
    <style:style style:name="TableCell687" style:family="table-cell">
      <style:table-cell-properties fo:border="0.0069in solid #000000" fo:background-color="#FFCC99" fo:padding-top="0in" fo:padding-left="0.075in" fo:padding-bottom="0in" fo:padding-right="0.075in"/>
    </style:style>
    <style:style style:name="P688" style:parent-style-name="Heading4" style:family="paragraph">
      <style:text-properties fo:font-size="10pt" style:font-size-asian="10pt" style:font-size-complex="10pt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" style:family="paragraph">
      <style:text-properties style:font-name-complex="Arial" fo:font-size="10pt" style:font-size-asian="10pt" style:font-size-complex="10pt"/>
    </style:style>
    <style:style style:name="P692" style:parent-style-name="Normal" style:family="paragraph">
      <style:text-properties fo:font-size="10pt" style:font-size-asian="10pt" style:font-size-complex="10pt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T694" style:parent-style-name="DefaultParagraphFont" style:family="text">
      <style:text-properties style:font-name-complex="Arial" fo:font-size="10pt" style:font-size-asian="10pt" style:font-size-complex="10pt"/>
    </style:style>
    <style:style style:name="T695" style:parent-style-name="DefaultParagraphFont" style:family="text">
      <style:text-properties style:font-name-complex="Arial" fo:font-size="10pt" style:font-size-asian="10pt" style:font-size-complex="10pt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text-properties fo:font-size="10pt" style:font-size-asian="10pt" style:font-size-complex="10pt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Normal" style:family="paragraph">
      <style:text-properties fo:font-size="10pt" style:font-size-asian="10pt" style:font-size-complex="10pt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Normal" style:family="paragraph">
      <style:text-properties fo:font-size="10pt" style:font-size-asian="10pt" style:font-size-complex="10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T703" style:parent-style-name="DefaultParagraphFont" style:family="text">
      <style:text-properties style:font-name-complex="Arial" fo:font-size="10pt" style:font-size-asian="10pt" style:font-size-complex="10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text-properties fo:font-size="10pt" style:font-size-asian="10pt" style:font-size-complex="10pt"/>
    </style:style>
    <style:style style:name="TableRow706" style:family="table-row">
      <style:table-row-properties/>
    </style:style>
    <style:style style:name="P707" style:parent-style-name="Normal" style:family="paragraph">
      <style:text-properties fo:font-size="10pt" style:font-size-asian="10pt" style:font-size-complex="10pt"/>
    </style:style>
    <style:style style:name="P708" style:parent-style-name="Normal" style:family="paragraph">
      <style:text-properties fo:font-size="10pt" style:font-size-asian="10pt" style:font-size-complex="10pt"/>
    </style:style>
    <style:style style:name="TableCell709" style:family="table-cell">
      <style:table-cell-properties fo:border="0.0069in solid #000000" fo:background-color="#CCFFCC" fo:padding-top="0in" fo:padding-left="0.075in" fo:padding-bottom="0in" fo:padding-right="0.075in"/>
    </style:style>
    <style:style style:name="P710" style:parent-style-name="Heading4" style:family="paragraph">
      <style:text-properties fo:font-size="10pt" style:font-size-asian="10pt" style:font-size-complex="10pt"/>
    </style:style>
    <style:style style:name="P711" style:parent-style-name="Normal" style:family="paragraph">
      <style:text-properties fo:font-size="10pt" style:font-size-asian="10pt" style:font-size-complex="10pt"/>
    </style:style>
    <style:style style:name="TableRow712" style:family="table-row">
      <style:table-row-properties style:min-row-height="0.0479in"/>
    </style:style>
    <style:style style:name="P713" style:parent-style-name="Normal" style:family="paragraph">
      <style:text-properties fo:font-size="10pt" style:font-size-asian="10pt" style:font-size-complex="10pt"/>
    </style:style>
    <style:style style:name="P714" style:parent-style-name="Normal" style:family="paragraph">
      <style:text-properties fo:font-size="10pt" style:font-size-asian="10pt" style:font-size-complex="10pt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Normal" style:family="paragraph">
      <style:text-properties fo:font-size="10pt" style:font-size-asian="10pt" style:font-size-complex="10pt"/>
    </style:style>
    <style:style style:name="P717" style:parent-style-name="Normal" style:family="paragraph">
      <style:text-properties fo:font-size="10pt" style:font-size-asian="10pt" style:font-size-complex="10pt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fo:background-color="#99CCFF" fo:padding-top="0in" fo:padding-left="0.075in" fo:padding-bottom="0in" fo:padding-right="0.075in"/>
    </style:style>
    <style:style style:name="P720" style:parent-style-name="Heading4" style:family="paragraph">
      <style:text-properties fo:font-size="10pt" style:font-size-asian="10pt" style:font-size-complex="10pt"/>
    </style:style>
    <style:style style:name="TableCell721" style:family="table-cell">
      <style:table-cell-properties fo:border="0.0069in solid #000000" fo:background-color="#FFFF99" fo:padding-top="0in" fo:padding-left="0.075in" fo:padding-bottom="0in" fo:padding-right="0.075in"/>
    </style:style>
    <style:style style:name="P722" style:parent-style-name="Heading4" style:family="paragraph">
      <style:text-properties fo:font-size="10pt" style:font-size-asian="10pt" style:font-size-complex="10pt"/>
    </style:style>
    <style:style style:name="TableCell723" style:family="table-cell">
      <style:table-cell-properties fo:border="0.0069in solid #000000" fo:background-color="#CCFFCC" fo:padding-top="0in" fo:padding-left="0.075in" fo:padding-bottom="0in" fo:padding-right="0.075in"/>
    </style:style>
    <style:style style:name="P724" style:parent-style-name="Heading4" style:family="paragraph">
      <style:text-properties fo:font-size="10pt" style:font-size-asian="10pt" style:font-size-complex="10pt"/>
    </style:style>
    <style:style style:name="TableCell725" style:family="table-cell">
      <style:table-cell-properties fo:border="0.0069in solid #000000" fo:background-color="#CCFFCC" fo:padding-top="0in" fo:padding-left="0.075in" fo:padding-bottom="0in" fo:padding-right="0.075in"/>
    </style:style>
    <style:style style:name="P726" style:parent-style-name="Heading4" style:family="paragraph">
      <style:text-properties fo:font-size="10pt" style:font-size-asian="10pt" style:font-size-complex="10pt"/>
    </style:style>
    <style:style style:name="TableCell727" style:family="table-cell">
      <style:table-cell-properties fo:border="0.0069in solid #000000" fo:background-color="#CCFFCC" fo:padding-top="0in" fo:padding-left="0.075in" fo:padding-bottom="0in" fo:padding-right="0.075in"/>
    </style:style>
    <style:style style:name="P728" style:parent-style-name="Heading4" style:family="paragraph">
      <style:text-properties fo:font-size="10pt" style:font-size-asian="10pt" style:font-size-complex="10pt"/>
    </style:style>
    <style:style style:name="TableCell729" style:family="table-cell">
      <style:table-cell-properties fo:border="0.0069in solid #000000" fo:background-color="#CCFFCC" fo:padding-top="0in" fo:padding-left="0.075in" fo:padding-bottom="0in" fo:padding-right="0.075in"/>
    </style:style>
    <style:style style:name="P730" style:parent-style-name="Heading4" style:family="paragraph">
      <style:text-properties fo:font-size="10pt" style:font-size-asian="10pt" style:font-size-complex="10pt"/>
    </style:style>
    <style:style style:name="P731" style:parent-style-name="Normal" style:family="paragraph">
      <style:text-properties fo:font-size="10pt" style:font-size-asian="10pt" style:font-size-complex="10pt"/>
    </style:style>
    <style:style style:name="TableRow732" style:family="table-row">
      <style:table-row-properties style:min-row-height="0.0479in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text-properties fo:font-size="10pt" style:font-size-asian="10pt" style:font-size-complex="10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T736" style:parent-style-name="DefaultParagraphFont" style:family="text">
      <style:text-properties fo:font-size="10pt" style:font-size-asian="10pt" style:font-size-complex="10pt"/>
    </style:style>
    <style:style style:name="T737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38" style:parent-style-name="DefaultParagraphFont" style:family="text">
      <style:text-properties fo:font-size="10pt" style:font-size-asian="10pt" style:font-size-complex="10pt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text-properties fo:font-size="10pt" style:font-size-asian="10pt" style:font-size-complex="10pt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Normal" style:family="paragraph">
      <style:text-properties fo:font-size="10pt" style:font-size-asian="10pt" style:font-size-complex="10pt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" style:family="paragraph">
      <style:text-properties fo:font-size="10pt" style:font-size-asian="10pt" style:font-size-complex="10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" style:family="paragraph">
      <style:text-properties fo:font-size="10pt" style:font-size-asian="10pt" style:font-size-complex="10pt"/>
    </style:style>
    <style:style style:name="P747" style:parent-style-name="Normal" style:family="paragraph">
      <style:text-properties fo:font-size="10pt" style:font-size-asian="10pt" style:font-size-complex="10pt"/>
    </style:style>
    <style:style style:name="TableRow748" style:family="table-row">
      <style:table-row-properties/>
    </style:style>
    <style:style style:name="P749" style:parent-style-name="Normal" style:family="paragraph">
      <style:text-properties fo:font-size="10pt" style:font-size-asian="10pt" style:font-size-complex="10pt"/>
    </style:style>
    <style:style style:name="P750" style:parent-style-name="Normal" style:family="paragraph">
      <style:text-properties fo:font-size="10pt" style:font-size-asian="10pt" style:font-size-complex="10pt"/>
    </style:style>
    <style:style style:name="TableCell751" style:family="table-cell">
      <style:table-cell-properties fo:border="0.0069in solid #000000" fo:background-color="#CCFFCC" fo:padding-top="0in" fo:padding-left="0.075in" fo:padding-bottom="0in" fo:padding-right="0.075in"/>
    </style:style>
    <style:style style:name="P752" style:parent-style-name="Heading4" style:family="paragraph">
      <style:text-properties fo:font-size="10pt" style:font-size-asian="10pt" style:font-size-complex="10pt"/>
    </style:style>
    <style:style style:name="TableCell753" style:family="table-cell">
      <style:table-cell-properties fo:border="0.0069in solid #000000" fo:background-color="#FFCC99" fo:padding-top="0in" fo:padding-left="0.075in" fo:padding-bottom="0in" fo:padding-right="0.075in"/>
    </style:style>
    <style:style style:name="P754" style:parent-style-name="Heading4" style:family="paragraph">
      <style:text-properties fo:font-size="10pt" style:font-size-asian="10pt" style:font-size-complex="10pt"/>
    </style:style>
    <style:style style:name="TableRow755" style:family="table-row">
      <style:table-row-properties style:min-row-height="0.0479in"/>
    </style:style>
    <style:style style:name="P756" style:parent-style-name="Normal" style:family="paragraph">
      <style:text-properties fo:font-size="10pt" style:font-size-asian="10pt" style:font-size-complex="10pt"/>
    </style:style>
    <style:style style:name="P757" style:parent-style-name="Normal" style:family="paragraph">
      <style:text-properties fo:font-size="10pt" style:font-size-asian="10pt" style:font-size-complex="10pt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Normal" style:family="paragraph">
      <style:text-properties fo:font-size="10pt" style:font-size-asian="10pt" style:font-size-complex="10pt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Normal" style:family="paragraph">
      <style:text-properties fo:font-size="10pt" style:font-size-asian="10pt" style:font-size-complex="10pt"/>
    </style:style>
    <style:style style:name="TableRow762" style:family="table-row">
      <style:table-row-properties style:min-row-height="0.0479in"/>
    </style:style>
    <style:style style:name="TableCell763" style:family="table-cell">
      <style:table-cell-properties fo:border="0.0069in solid #000000" fo:background-color="#99CCFF" fo:padding-top="0in" fo:padding-left="0.075in" fo:padding-bottom="0in" fo:padding-right="0.075in"/>
    </style:style>
    <style:style style:name="P764" style:parent-style-name="Heading4" style:family="paragraph">
      <style:text-properties fo:font-size="10pt" style:font-size-asian="10pt" style:font-size-complex="10pt"/>
    </style:style>
    <style:style style:name="TableCell7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766" style:parent-style-name="Heading4" style:family="paragraph">
      <style:text-properties fo:font-size="10pt" style:font-size-asian="10pt" style:font-size-complex="10pt"/>
    </style:style>
    <style:style style:name="TableCell767" style:family="table-cell">
      <style:table-cell-properties fo:border="0.0069in solid #000000" fo:background-color="#D9D9D9" fo:padding-top="0in" fo:padding-left="0.075in" fo:padding-bottom="0in" fo:padding-right="0.075in"/>
    </style:style>
    <style:style style:name="P768" style:parent-style-name="Heading4" style:family="paragraph">
      <style:text-properties fo:font-size="10pt" style:font-size-asian="10pt" style:font-size-complex="10pt"/>
    </style:style>
    <style:style style:name="TableCell769" style:family="table-cell">
      <style:table-cell-properties fo:border="0.0069in solid #000000" fo:background-color="#D9D9D9" fo:padding-top="0in" fo:padding-left="0.075in" fo:padding-bottom="0in" fo:padding-right="0.075in"/>
    </style:style>
    <style:style style:name="P770" style:parent-style-name="Heading4" style:family="paragraph">
      <style:text-properties fo:font-size="10pt" style:font-size-asian="10pt" style:font-size-complex="10pt"/>
    </style:style>
    <style:style style:name="TableCell771" style:family="table-cell">
      <style:table-cell-properties fo:border="0.0069in solid #000000" fo:background-color="#D9D9D9" fo:padding-top="0in" fo:padding-left="0.075in" fo:padding-bottom="0in" fo:padding-right="0.075in"/>
    </style:style>
    <style:style style:name="P772" style:parent-style-name="Heading4" style:family="paragraph">
      <style:text-properties fo:font-size="10pt" style:font-size-asian="10pt" style:font-size-complex="10pt"/>
    </style:style>
    <style:style style:name="TableCell773" style:family="table-cell">
      <style:table-cell-properties fo:border="0.0069in solid #000000" fo:background-color="#D9D9D9" fo:padding-top="0in" fo:padding-left="0.075in" fo:padding-bottom="0in" fo:padding-right="0.075in"/>
    </style:style>
    <style:style style:name="P774" style:parent-style-name="Heading4" style:family="paragraph">
      <style:text-properties fo:font-size="10pt" style:font-size-asian="10pt" style:font-size-complex="10pt"/>
    </style:style>
    <style:style style:name="TableRow775" style:family="table-row">
      <style:table-row-properties/>
    </style:style>
    <style:style style:name="P776" style:parent-style-name="Normal" style:family="paragraph">
      <style:text-properties fo:font-size="10pt" style:font-size-asian="10pt" style:font-size-complex="10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T778" style:parent-style-name="DefaultParagraphFont" style:family="text">
      <style:text-properties fo:font-size="10pt" style:font-size-asian="10pt" style:font-size-complex="10pt" fo:background-color="#FFFF00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text-properties fo:font-size="10pt" style:font-size-asian="10pt" style:font-size-complex="10pt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text-properties fo:font-size="10pt" style:font-size-asian="10pt" style:font-size-complex="10pt"/>
    </style:style>
    <style:style style:name="TableCell783" style:family="table-cell">
      <style:table-cell-properties fo:border="0.0069in solid #000000" fo:padding-top="0in" fo:padding-left="0.075in" fo:padding-bottom="0in" fo:padding-right="0.075in"/>
    </style:style>
    <style:style style:name="P784" style:parent-style-name="Normal" style:family="paragraph">
      <style:text-properties fo:font-size="10pt" style:font-size-asian="10pt" style:font-size-complex="10pt"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Normal" style:family="paragraph">
      <style:text-properties fo:font-size="10pt" style:font-size-asian="10pt" style:font-size-complex="10pt"/>
    </style:style>
    <style:style style:name="TableRow787" style:family="table-row">
      <style:table-row-properties style:min-row-height="0.1062in"/>
    </style:style>
    <style:style style:name="TableCell788" style:family="table-cell">
      <style:table-cell-properties fo:border="0.0069in solid #000000" fo:background-color="#99CCFF" fo:padding-top="0in" fo:padding-left="0.075in" fo:padding-bottom="0in" fo:padding-right="0.075in"/>
    </style:style>
    <style:style style:name="P789" style:parent-style-name="Heading4" style:family="paragraph">
      <style:text-properties fo:font-size="10pt" style:font-size-asian="10pt" style:font-size-complex="10pt"/>
    </style:style>
    <style:style style:name="TableCell790" style:family="table-cell">
      <style:table-cell-properties fo:border="0.0069in solid #000000" fo:background-color="#D9D9D9" fo:padding-top="0in" fo:padding-left="0.075in" fo:padding-bottom="0in" fo:padding-right="0.075in"/>
    </style:style>
    <style:style style:name="P791" style:parent-style-name="Heading4" style:family="paragraph">
      <style:text-properties fo:font-size="10pt" style:font-size-asian="10pt" style:font-size-complex="10pt"/>
    </style:style>
    <style:style style:name="TableCell792" style:family="table-cell">
      <style:table-cell-properties fo:border="0.0069in solid #000000" fo:background-color="#D9D9D9" fo:padding-top="0in" fo:padding-left="0.075in" fo:padding-bottom="0in" fo:padding-right="0.075in"/>
    </style:style>
    <style:style style:name="P793" style:parent-style-name="Normal" style:family="paragraph">
      <style:text-properties fo:font-size="10pt" style:font-size-asian="10pt" style:font-size-complex="10pt"/>
    </style:style>
    <style:style style:name="TableRow794" style:family="table-row">
      <style:table-row-properties/>
    </style:style>
    <style:style style:name="P795" style:parent-style-name="Normal" style:family="paragraph">
      <style:text-properties fo:font-size="10pt" style:font-size-asian="10pt" style:font-size-complex="10pt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Normal" style:family="paragraph">
      <style:text-properties fo:font-size="10pt" style:font-size-asian="10pt" style:font-size-complex="10pt"/>
    </style:style>
    <style:style style:name="P798" style:parent-style-name="Normal" style:family="paragraph">
      <style:text-properties fo:font-size="10pt" style:font-size-asian="10pt" style:font-size-complex="10pt"/>
    </style:style>
    <style:style style:name="TableColumn800" style:family="table-column">
      <style:table-column-properties style:column-width="1.6895in"/>
    </style:style>
    <style:style style:name="TableColumn801" style:family="table-column">
      <style:table-column-properties style:column-width="1.6201in"/>
    </style:style>
    <style:style style:name="TableColumn802" style:family="table-column">
      <style:table-column-properties style:column-width="1.1937in"/>
    </style:style>
    <style:style style:name="TableColumn803" style:family="table-column">
      <style:table-column-properties style:column-width="1.2006in"/>
    </style:style>
    <style:style style:name="TableColumn804" style:family="table-column">
      <style:table-column-properties style:column-width="1.2013in"/>
    </style:style>
    <style:style style:name="TableColumn805" style:family="table-column">
      <style:table-column-properties style:column-width="1.1506in"/>
    </style:style>
    <style:style style:name="TableColumn806" style:family="table-column">
      <style:table-column-properties style:column-width="1.7868in"/>
    </style:style>
    <style:style style:name="Table799" style:family="table">
      <style:table-properties style:width="9.843in" fo:margin-left="0in" table:align="left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fo:background-color="#99CCFF" fo:padding-top="0in" fo:padding-left="0.075in" fo:padding-bottom="0in" fo:padding-right="0.075in"/>
    </style:style>
    <style:style style:name="P809" style:parent-style-name="Heading4" style:family="paragraph">
      <style:text-properties fo:font-size="10pt" style:font-size-asian="10pt" style:font-size-complex="10pt"/>
    </style:style>
    <style:style style:name="TableCell810" style:family="table-cell">
      <style:table-cell-properties fo:border="0.0069in solid #000000" fo:background-color="#FFFF99" fo:padding-top="0in" fo:padding-left="0.075in" fo:padding-bottom="0in" fo:padding-right="0.075in"/>
    </style:style>
    <style:style style:name="P811" style:parent-style-name="Heading4" style:family="paragraph">
      <style:text-properties fo:font-size="10pt" style:font-size-asian="10pt" style:font-size-complex="10pt"/>
    </style:style>
    <style:style style:name="TableCell812" style:family="table-cell">
      <style:table-cell-properties fo:border="0.0069in solid #000000" fo:background-color="#CCFFCC" fo:padding-top="0in" fo:padding-left="0.075in" fo:padding-bottom="0in" fo:padding-right="0.075in"/>
    </style:style>
    <style:style style:name="P813" style:parent-style-name="Heading4" style:family="paragraph">
      <style:text-properties fo:font-size="10pt" style:font-size-asian="10pt" style:font-size-complex="10pt"/>
    </style:style>
    <style:style style:name="TableCell814" style:family="table-cell">
      <style:table-cell-properties fo:border="0.0069in solid #000000" fo:background-color="#CCFFCC" fo:padding-top="0in" fo:padding-left="0.075in" fo:padding-bottom="0in" fo:padding-right="0.075in"/>
    </style:style>
    <style:style style:name="P815" style:parent-style-name="Heading4" style:family="paragraph">
      <style:text-properties fo:font-size="10pt" style:font-size-asian="10pt" style:font-size-complex="10pt"/>
    </style:style>
    <style:style style:name="TableCell816" style:family="table-cell">
      <style:table-cell-properties fo:border="0.0069in solid #000000" fo:background-color="#CCFFCC" fo:padding-top="0in" fo:padding-left="0.075in" fo:padding-bottom="0in" fo:padding-right="0.075in"/>
    </style:style>
    <style:style style:name="P817" style:parent-style-name="Heading4" style:family="paragraph">
      <style:text-properties fo:font-size="10pt" style:font-size-asian="10pt" style:font-size-complex="10pt"/>
    </style:style>
    <style:style style:name="TableCell818" style:family="table-cell">
      <style:table-cell-properties fo:border="0.0069in solid #000000" fo:background-color="#CCFFCC" fo:padding-top="0in" fo:padding-left="0.075in" fo:padding-bottom="0in" fo:padding-right="0.075in"/>
    </style:style>
    <style:style style:name="P819" style:parent-style-name="Heading4" style:family="paragraph">
      <style:text-properties fo:font-size="10pt" style:font-size-asian="10pt" style:font-size-complex="10pt"/>
    </style:style>
    <style:style style:name="TableCell820" style:family="table-cell">
      <style:table-cell-properties fo:border="0.0069in solid #000000" fo:background-color="#FFCC99" fo:padding-top="0in" fo:padding-left="0.075in" fo:padding-bottom="0in" fo:padding-right="0.075in"/>
    </style:style>
    <style:style style:name="P821" style:parent-style-name="Heading4" style:family="paragraph">
      <style:text-properties fo:font-size="10pt" style:font-size-asian="10pt" style:font-size-complex="10pt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fo:padding-top="0in" fo:padding-left="0.075in" fo:padding-bottom="0in" fo:padding-right="0.075in"/>
    </style:style>
    <style:style style:name="P824" style:parent-style-name="Normal" style:family="paragraph">
      <style:text-properties style:font-style-complex="italic" fo:font-size="10pt" style:font-size-asian="10pt" style:font-size-complex="10pt"/>
    </style:style>
    <style:style style:name="TableCell825" style:family="table-cell">
      <style:table-cell-properties fo:border="0.0069in solid #000000" fo:padding-top="0in" fo:padding-left="0.075in" fo:padding-bottom="0in" fo:padding-right="0.075in"/>
    </style:style>
    <style:style style:name="P826" style:parent-style-name="Normal" style:family="paragraph">
      <style:text-properties fo:font-size="10pt" style:font-size-asian="10pt" style:font-size-complex="10pt"/>
    </style:style>
    <style:style style:name="P827" style:parent-style-name="Normal" style:family="paragraph">
      <style:text-properties fo:font-size="10pt" style:font-size-asian="10pt" style:font-size-complex="10pt"/>
    </style:style>
    <style:style style:name="P828" style:parent-style-name="Normal" style:family="paragraph">
      <style:text-properties fo:font-size="10pt" style:font-size-asian="10pt" style:font-size-complex="10pt"/>
    </style:style>
    <style:style style:name="P829" style:parent-style-name="Normal" style:family="paragraph">
      <style:text-properties fo:font-size="10pt" style:font-size-asian="10pt" style:font-size-complex="10pt"/>
    </style:style>
    <style:style style:name="P830" style:parent-style-name="Normal" style:family="paragraph">
      <style:text-properties fo:font-size="10pt" style:font-size-asian="10pt" style:font-size-complex="10pt"/>
    </style:style>
    <style:style style:name="P831" style:parent-style-name="Normal" style:family="paragraph">
      <style:text-properties fo:font-size="10pt" style:font-size-asian="10pt" style:font-size-complex="10pt"/>
    </style:style>
    <style:style style:name="P832" style:parent-style-name="Normal" style:family="paragraph">
      <style:text-properties fo:font-size="10pt" style:font-size-asian="10pt" style:font-size-complex="10pt"/>
    </style:style>
    <style:style style:name="P833" style:parent-style-name="Normal" style:family="paragraph">
      <style:text-properties fo:font-size="10pt" style:font-size-asian="10pt" style:font-size-complex="10pt"/>
    </style:style>
    <style:style style:name="P834" style:parent-style-name="Normal" style:family="paragraph">
      <style:text-properties fo:font-size="10pt" style:font-size-asian="10pt" style:font-size-complex="10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text-properties fo:font-size="10pt" style:font-size-asian="10pt" style:font-size-complex="10pt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" style:family="paragraph">
      <style:text-properties fo:font-size="10pt" style:font-size-asian="10pt" style:font-size-complex="10pt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text-properties fo:font-size="10pt" style:font-size-asian="10pt" style:font-size-complex="10pt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text-properties fo:font-size="10pt" style:font-size-asian="10pt" style:font-size-complex="10pt"/>
    </style:style>
    <style:style style:name="P843" style:parent-style-name="Normal" style:family="paragraph">
      <style:text-properties fo:font-size="10pt" style:font-size-asian="10pt" style:font-size-complex="10pt"/>
    </style:style>
    <style:style style:name="P844" style:parent-style-name="Normal" style:family="paragraph">
      <style:text-properties fo:font-size="10pt" style:font-size-asian="10pt" style:font-size-complex="10pt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text-properties fo:font-size="10pt" style:font-size-asian="10pt" style:font-size-complex="10pt"/>
    </style:style>
    <style:style style:name="TableRow847" style:family="table-row">
      <style:table-row-properties/>
    </style:style>
    <style:style style:name="P848" style:parent-style-name="Normal" style:family="paragraph">
      <style:text-properties fo:font-size="10pt" style:font-size-asian="10pt" style:font-size-complex="10pt"/>
    </style:style>
    <style:style style:name="P849" style:parent-style-name="Normal" style:family="paragraph">
      <style:text-properties fo:font-size="10pt" style:font-size-asian="10pt" style:font-size-complex="10pt"/>
    </style:style>
    <style:style style:name="TableCell850" style:family="table-cell">
      <style:table-cell-properties fo:border="0.0069in solid #000000" fo:background-color="#CCFFCC" fo:padding-top="0in" fo:padding-left="0.075in" fo:padding-bottom="0in" fo:padding-right="0.075in"/>
    </style:style>
    <style:style style:name="P851" style:parent-style-name="Heading4" style:family="paragraph">
      <style:text-properties fo:font-size="10pt" style:font-size-asian="10pt" style:font-size-complex="10pt"/>
    </style:style>
    <style:style style:name="P852" style:parent-style-name="Normal" style:family="paragraph">
      <style:text-properties fo:font-size="10pt" style:font-size-asian="10pt" style:font-size-complex="10pt"/>
    </style:style>
    <style:style style:name="TableRow853" style:family="table-row">
      <style:table-row-properties style:min-row-height="0.0479in"/>
    </style:style>
    <style:style style:name="P854" style:parent-style-name="Normal" style:family="paragraph">
      <style:text-properties fo:font-size="10pt" style:font-size-asian="10pt" style:font-size-complex="10pt"/>
    </style:style>
    <style:style style:name="P855" style:parent-style-name="Normal" style:family="paragraph">
      <style:text-properties fo:font-size="10pt" style:font-size-asian="10pt" style:font-size-complex="10pt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Normal" style:family="paragraph">
      <style:text-properties fo:font-size="10pt" style:font-size-asian="10pt" style:font-size-complex="10pt"/>
    </style:style>
    <style:style style:name="P858" style:parent-style-name="Normal" style:family="paragraph">
      <style:text-properties fo:font-size="10pt" style:font-size-asian="10pt" style:font-size-complex="10pt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fo:background-color="#99CCFF" fo:padding-top="0in" fo:padding-left="0.075in" fo:padding-bottom="0in" fo:padding-right="0.075in"/>
    </style:style>
    <style:style style:name="P861" style:parent-style-name="Heading4" style:family="paragraph">
      <style:text-properties fo:font-size="10pt" style:font-size-asian="10pt" style:font-size-complex="10pt"/>
    </style:style>
    <style:style style:name="TableCell862" style:family="table-cell">
      <style:table-cell-properties fo:border="0.0069in solid #000000" fo:background-color="#FFFF99" fo:padding-top="0in" fo:padding-left="0.075in" fo:padding-bottom="0in" fo:padding-right="0.075in"/>
    </style:style>
    <style:style style:name="P863" style:parent-style-name="Heading4" style:family="paragraph">
      <style:text-properties fo:font-size="10pt" style:font-size-asian="10pt" style:font-size-complex="10pt"/>
    </style:style>
    <style:style style:name="TableCell864" style:family="table-cell">
      <style:table-cell-properties fo:border="0.0069in solid #000000" fo:background-color="#CCFFCC" fo:padding-top="0in" fo:padding-left="0.075in" fo:padding-bottom="0in" fo:padding-right="0.075in"/>
    </style:style>
    <style:style style:name="P865" style:parent-style-name="Heading4" style:family="paragraph">
      <style:text-properties fo:font-size="10pt" style:font-size-asian="10pt" style:font-size-complex="10pt"/>
    </style:style>
    <style:style style:name="TableCell866" style:family="table-cell">
      <style:table-cell-properties fo:border="0.0069in solid #000000" fo:background-color="#CCFFCC" fo:padding-top="0in" fo:padding-left="0.075in" fo:padding-bottom="0in" fo:padding-right="0.075in"/>
    </style:style>
    <style:style style:name="P867" style:parent-style-name="Heading4" style:family="paragraph">
      <style:text-properties fo:font-size="10pt" style:font-size-asian="10pt" style:font-size-complex="10pt"/>
    </style:style>
    <style:style style:name="TableCell868" style:family="table-cell">
      <style:table-cell-properties fo:border="0.0069in solid #000000" fo:background-color="#CCFFCC" fo:padding-top="0in" fo:padding-left="0.075in" fo:padding-bottom="0in" fo:padding-right="0.075in"/>
    </style:style>
    <style:style style:name="P869" style:parent-style-name="Heading4" style:family="paragraph">
      <style:text-properties fo:font-size="10pt" style:font-size-asian="10pt" style:font-size-complex="10pt"/>
    </style:style>
    <style:style style:name="TableCell870" style:family="table-cell">
      <style:table-cell-properties fo:border="0.0069in solid #000000" fo:background-color="#CCFFCC" fo:padding-top="0in" fo:padding-left="0.075in" fo:padding-bottom="0in" fo:padding-right="0.075in"/>
    </style:style>
    <style:style style:name="P871" style:parent-style-name="Heading4" style:family="paragraph">
      <style:text-properties fo:font-size="10pt" style:font-size-asian="10pt" style:font-size-complex="10pt"/>
    </style:style>
    <style:style style:name="P872" style:parent-style-name="Normal" style:family="paragraph">
      <style:text-properties fo:font-size="10pt" style:font-size-asian="10pt" style:font-size-complex="10pt"/>
    </style:style>
    <style:style style:name="TableRow873" style:family="table-row">
      <style:table-row-properties style:min-row-height="0.0479in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text-properties fo:font-size="10pt" style:font-size-asian="10pt" style:font-size-complex="10pt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text-properties fo:font-size="10pt" style:font-size-asian="10pt" style:font-size-complex="10pt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text-properties fo:font-size="10pt" style:font-size-asian="10pt" style:font-size-complex="10pt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" style:family="paragraph">
      <style:text-properties fo:font-size="10pt" style:font-size-asian="10pt" style:font-size-complex="10pt"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" style:family="paragraph">
      <style:text-properties fo:font-size="10pt" style:font-size-asian="10pt" style:font-size-complex="10pt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" style:family="paragraph">
      <style:text-properties fo:font-size="10pt" style:font-size-asian="10pt" style:font-size-complex="10pt"/>
    </style:style>
    <style:style style:name="P886" style:parent-style-name="Normal" style:family="paragraph">
      <style:text-properties fo:font-size="10pt" style:font-size-asian="10pt" style:font-size-complex="10pt"/>
    </style:style>
    <style:style style:name="TableRow887" style:family="table-row">
      <style:table-row-properties/>
    </style:style>
    <style:style style:name="P888" style:parent-style-name="Normal" style:family="paragraph">
      <style:text-properties fo:font-size="10pt" style:font-size-asian="10pt" style:font-size-complex="10pt"/>
    </style:style>
    <style:style style:name="P889" style:parent-style-name="Normal" style:family="paragraph">
      <style:text-properties fo:font-size="10pt" style:font-size-asian="10pt" style:font-size-complex="10pt"/>
    </style:style>
    <style:style style:name="TableCell890" style:family="table-cell">
      <style:table-cell-properties fo:border="0.0069in solid #000000" fo:background-color="#CCFFCC" fo:padding-top="0in" fo:padding-left="0.075in" fo:padding-bottom="0in" fo:padding-right="0.075in"/>
    </style:style>
    <style:style style:name="P891" style:parent-style-name="Heading4" style:family="paragraph">
      <style:text-properties fo:font-size="10pt" style:font-size-asian="10pt" style:font-size-complex="10pt"/>
    </style:style>
    <style:style style:name="TableCell892" style:family="table-cell">
      <style:table-cell-properties fo:border="0.0069in solid #000000" fo:background-color="#FFCC99" fo:padding-top="0in" fo:padding-left="0.075in" fo:padding-bottom="0in" fo:padding-right="0.075in"/>
    </style:style>
    <style:style style:name="P893" style:parent-style-name="Heading4" style:family="paragraph">
      <style:text-properties fo:font-size="10pt" style:font-size-asian="10pt" style:font-size-complex="10pt"/>
    </style:style>
    <style:style style:name="TableRow894" style:family="table-row">
      <style:table-row-properties style:min-row-height="0.0479in"/>
    </style:style>
    <style:style style:name="P895" style:parent-style-name="Normal" style:family="paragraph">
      <style:text-properties fo:font-size="10pt" style:font-size-asian="10pt" style:font-size-complex="10pt"/>
    </style:style>
    <style:style style:name="P896" style:parent-style-name="Normal" style:family="paragraph">
      <style:text-properties fo:font-size="10pt" style:font-size-asian="10pt" style:font-size-complex="10pt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Normal" style:family="paragraph">
      <style:text-properties fo:font-size="10pt" style:font-size-asian="10pt" style:font-size-complex="10pt"/>
    </style:style>
    <style:style style:name="TableCell899" style:family="table-cell">
      <style:table-cell-properties fo:border="0.0069in solid #000000" fo:padding-top="0in" fo:padding-left="0.075in" fo:padding-bottom="0in" fo:padding-right="0.075in"/>
    </style:style>
    <style:style style:name="P900" style:parent-style-name="Normal" style:family="paragraph">
      <style:text-properties fo:font-size="10pt" style:font-size-asian="10pt" style:font-size-complex="10pt"/>
    </style:style>
    <style:style style:name="TableRow901" style:family="table-row">
      <style:table-row-properties style:min-row-height="0.0479in"/>
    </style:style>
    <style:style style:name="TableCell902" style:family="table-cell">
      <style:table-cell-properties fo:border="0.0069in solid #000000" fo:background-color="#99CCFF" fo:padding-top="0in" fo:padding-left="0.075in" fo:padding-bottom="0in" fo:padding-right="0.075in"/>
    </style:style>
    <style:style style:name="P903" style:parent-style-name="Heading4" style:family="paragraph">
      <style:text-properties fo:font-size="10pt" style:font-size-asian="10pt" style:font-size-complex="10pt"/>
    </style:style>
    <style:style style:name="TableCell904" style:family="table-cell">
      <style:table-cell-properties fo:border="0.0069in solid #000000" fo:background-color="#D9D9D9" fo:padding-top="0in" fo:padding-left="0.075in" fo:padding-bottom="0in" fo:padding-right="0.075in"/>
    </style:style>
    <style:style style:name="P905" style:parent-style-name="Heading4" style:family="paragraph">
      <style:text-properties fo:font-size="10pt" style:font-size-asian="10pt" style:font-size-complex="10pt"/>
    </style:style>
    <style:style style:name="TableCell906" style:family="table-cell">
      <style:table-cell-properties fo:border="0.0069in solid #000000" fo:background-color="#D9D9D9" fo:padding-top="0in" fo:padding-left="0.075in" fo:padding-bottom="0in" fo:padding-right="0.075in"/>
    </style:style>
    <style:style style:name="P907" style:parent-style-name="Heading4" style:family="paragraph">
      <style:text-properties fo:font-size="10pt" style:font-size-asian="10pt" style:font-size-complex="10pt"/>
    </style:style>
    <style:style style:name="TableCell908" style:family="table-cell">
      <style:table-cell-properties fo:border="0.0069in solid #000000" fo:background-color="#D9D9D9" fo:padding-top="0in" fo:padding-left="0.075in" fo:padding-bottom="0in" fo:padding-right="0.075in"/>
    </style:style>
    <style:style style:name="P909" style:parent-style-name="Heading4" style:family="paragraph">
      <style:text-properties fo:font-size="10pt" style:font-size-asian="10pt" style:font-size-complex="10pt"/>
    </style:style>
    <style:style style:name="TableCell910" style:family="table-cell">
      <style:table-cell-properties fo:border="0.0069in solid #000000" fo:background-color="#D9D9D9" fo:padding-top="0in" fo:padding-left="0.075in" fo:padding-bottom="0in" fo:padding-right="0.075in"/>
    </style:style>
    <style:style style:name="P911" style:parent-style-name="Heading4" style:family="paragraph">
      <style:text-properties fo:font-size="10pt" style:font-size-asian="10pt" style:font-size-complex="10pt"/>
    </style:style>
    <style:style style:name="TableCell9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913" style:parent-style-name="Heading4" style:family="paragraph">
      <style:text-properties fo:font-size="10pt" style:font-size-asian="10pt" style:font-size-complex="10pt"/>
    </style:style>
    <style:style style:name="TableRow914" style:family="table-row">
      <style:table-row-properties/>
    </style:style>
    <style:style style:name="P915" style:parent-style-name="Normal" style:family="paragraph">
      <style:text-properties fo:font-size="10pt" style:font-size-asian="10pt" style:font-size-complex="10pt"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Normal" style:family="paragraph">
      <style:text-properties fo:font-size="10pt" style:font-size-asian="10pt" style:font-size-complex="10pt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" style:family="paragraph">
      <style:text-properties fo:font-size="10pt" style:font-size-asian="10pt" style:font-size-complex="10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text-properties fo:font-size="10pt" style:font-size-asian="10pt" style:font-size-complex="10pt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text-properties fo:font-size="10pt" style:font-size-asian="10pt" style:font-size-complex="10pt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text-properties fo:font-size="10pt" style:font-size-asian="10pt" style:font-size-complex="10pt"/>
    </style:style>
    <style:style style:name="TableRow926" style:family="table-row">
      <style:table-row-properties style:min-row-height="0.1062in"/>
    </style:style>
    <style:style style:name="TableCell927" style:family="table-cell">
      <style:table-cell-properties fo:border="0.0069in solid #000000" fo:background-color="#99CCFF" fo:padding-top="0in" fo:padding-left="0.075in" fo:padding-bottom="0in" fo:padding-right="0.075in"/>
    </style:style>
    <style:style style:name="P928" style:parent-style-name="Heading4" style:family="paragraph">
      <style:text-properties fo:font-size="10pt" style:font-size-asian="10pt" style:font-size-complex="10pt"/>
    </style:style>
    <style:style style:name="TableCell929" style:family="table-cell">
      <style:table-cell-properties fo:border="0.0069in solid #000000" fo:background-color="#D9D9D9" fo:padding-top="0in" fo:padding-left="0.075in" fo:padding-bottom="0in" fo:padding-right="0.075in"/>
    </style:style>
    <style:style style:name="P930" style:parent-style-name="Heading4" style:family="paragraph">
      <style:text-properties fo:font-size="10pt" style:font-size-asian="10pt" style:font-size-complex="10pt"/>
    </style:style>
    <style:style style:name="TableCell931" style:family="table-cell">
      <style:table-cell-properties fo:border="0.0069in solid #000000" fo:background-color="#D9D9D9" fo:padding-top="0in" fo:padding-left="0.075in" fo:padding-bottom="0in" fo:padding-right="0.075in"/>
    </style:style>
    <style:style style:name="P932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3"><text:bookmark-start text:name="_Toc220918875"/>Logframe<text:bookmark-end text:name="_Toc220918875"/><text:s/>Supplementary Relief and Recovery for the Delta (Revised October 2010)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h text:style-name="P12" text:outline-level="4">PROJECT TITLE (max. 50 characters)</text:h>
          </table:table-cell>
          <table:covered-table-cell/>
          <table:table-cell table:style-name="TableCell13" table:number-columns-spanned="5">
            <text:p text:style-name="P14">Component One and Two – IDE emergency agricultural inputs &amp;<text:s/>Humanitarian ‘surge’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h text:style-name="P17" text:outline-level="4">GOAL</text:h>
          </table:table-cell>
          <table:table-cell table:style-name="TableCell18">
            <text:h text:style-name="P19" text:outline-level="4">Indicator</text:h>
          </table:table-cell>
          <table:table-cell table:style-name="TableCell20">
            <text:h text:style-name="P21" text:outline-level="4">Baseline + year</text:h>
          </table:table-cell>
          <table:table-cell table:style-name="TableCell22">
            <text:h text:style-name="P23" text:outline-level="4">Milestone 1</text:h>
          </table:table-cell>
          <table:table-cell table:style-name="TableCell24">
            <text:h text:style-name="P25" text:outline-level="4">Milestone 2</text:h>
          </table:table-cell>
          <table:table-cell table:style-name="TableCell26">
            <text:h text:style-name="P27" text:outline-level="4">Target <text:s/></text:h>
            <text:h text:style-name="Heading4" text:outline-level="4"><text:span text:style-name="T28">January 2011</text:span></text:h>
          </table:table-cell>
          <table:table-cell table:style-name="TableCell29" table:number-rows-spanned="4">
            <text:h text:style-name="P30" text:outline-level="4"/>
          </table:table-cell>
        </table:table-row>
        <table:table-row table:style-name="TableRow31">
          <table:table-cell table:style-name="TableCell32" table:number-rows-spanned="3">
            <text:p text:style-name="P33">To improve the quality of life and reduce vulnerability of poor people in the Delta</text:p>
          </table:table-cell>
          <table:table-cell table:style-name="TableCell34" table:number-rows-spanned="3">
            <text:p text:style-name="P35">Food Security</text:p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>Reduction in Household Debt Levels</text:p>
            <text:p text:style-name="P47"/>
            <text:p text:style-name="P48"/>
            <text:p text:style-name="P49"/>
            <text:p text:style-name="P50">Increase in household livelihood<text:s/></text:p>
            <text:p text:style-name="P51">assets</text:p>
            <text:p text:style-name="P52"/>
            <text:p text:style-name="P53"/>
            <text:p text:style-name="P54"/>
            <text:p text:style-name="P55"/>
          </table:table-cell>
          <table:table-cell table:style-name="TableCell56">
            <text:p text:style-name="P57">Previous season recall</text:p>
            <text:p text:style-name="P58"/>
            <text:p text:style-name="P59">(240,000 farming households and 140,000 landless labour households affected – Periodic Review 2 identifies Delta areas with high levels of malnutrition)</text:p>
            <text:p text:style-name="P60"/>
            <text:p text:style-name="P61">Baseline to be determined by follow-up Social Impacts Monitoring<text:s/></text:p>
            <text:p text:style-name="P62"/>
            <text:p text:style-name="P63">100,000 fishing boats lost.</text:p>
            <text:p text:style-name="P64"/>
            <text:p text:style-name="P65">85% of seed stock destroyed.</text:p>
            <text:p text:style-name="P66"/>
            <text:p text:style-name="P67">50% of buffalos lost</text:p>
            <text:p text:style-name="P68"/>
            <text:p text:style-name="P69">List of assets of households assisted</text:p>
            <text:p text:style-name="P70"/>
          </table:table-cell>
          <table:table-cell table:style-name="TableCell71">
            <text:p text:style-name="P72"/>
            <text:p text:style-name="P73"/>
            <text:p text:style-name="P74"/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Increased home rice food stocks</text:p>
            <text:p text:style-name="P80"/>
            <text:p text:style-name="P81">Increased nutrition; protein and caloric intake of household</text:p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>Reduction in household debt from previous season</text:p>
            <text:p text:style-name="P90"/>
            <text:p text:style-name="P91"/>
            <text:p text:style-name="P92"/>
            <text:p text:style-name="P93">New household livelihood assets (over 1 year)</text:p>
            <text:p text:style-name="P94"/>
          </table:table-cell>
          <table:covered-table-cell>
            <text:p text:style-name="P95"/>
          </table:covered-table-cell>
        </table:table-row>
        <table:table-row table:style-name="TableRow96">
          <table:covered-table-cell>
            <text:p text:style-name="P97"/>
          </table:covered-table-cell>
          <table:covered-table-cell>
            <text:p text:style-name="P98"/>
          </table:covered-table-cell>
          <table:table-cell table:style-name="TableCell99" table:number-columns-spanned="4">
            <text:h text:style-name="P100" text:outline-level="4"/>
          </table:table-cell>
          <table:covered-table-cell/>
          <table:covered-table-cell/>
          <table:covered-table-cell/>
          <table:covered-table-cell>
            <text:p text:style-name="P101"/>
          </table:covered-table-cell>
        </table:table-row>
        <table:table-row table:style-name="TableRow102">
          <table:covered-table-cell>
            <text:p text:style-name="P103"/>
          </table:covered-table-cell>
          <table:covered-table-cell>
            <text:p text:style-name="P104"/>
          </table:covered-table-cell>
          <table:table-cell table:style-name="TableCell105" table:number-columns-spanned="4">
            <text:p text:style-name="P106">Monitoring of farm households through follow-up household surveys by IDE, FAO and other agencies, Delta Livelihoods Working Group and other<text:s/>partners. <text:s/>PONREPP Periodic Review data, other relevant monitoring assessments</text:p>
          </table:table-cell>
          <table:covered-table-cell/>
          <table:covered-table-cell/>
          <table:covered-table-cell/>
          <table:covered-table-cell>
            <text:p text:style-name="P107"/>
          </table:covered-table-cell>
        </table:table-row>
      </table:table>
      <text:p text:style-name="Normal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rows-spanned="2">
            <text:h text:style-name="P118" text:outline-level="4">PURPOSE (max. 250 characters)</text:h>
            <text:h text:style-name="P119" text:outline-level="4">To provide humanitarian assistance to meet emergency and recovery needs of the poorest communities affected by Cyclone Nargis</text:h>
          </table:table-cell>
          <table:table-cell table:style-name="TableCell120">
            <text:h text:style-name="P121" text:outline-level="4">Indicator</text:h>
          </table:table-cell>
          <table:table-cell table:style-name="TableCell122">
            <text:h text:style-name="P123" text:outline-level="4">Baseline<text:s/>+ year</text:h>
          </table:table-cell>
          <table:table-cell table:style-name="TableCell124">
            <text:h text:style-name="P125" text:outline-level="4">Milestone 1</text:h>
          </table:table-cell>
          <table:table-cell table:style-name="TableCell126">
            <text:h text:style-name="P127" text:outline-level="4">Milestone 2</text:h>
          </table:table-cell>
          <table:table-cell table:style-name="TableCell128">
            <text:h text:style-name="P129" text:outline-level="4">January 2011</text:h>
          </table:table-cell>
          <table:table-cell table:style-name="TableCell130">
            <text:h text:style-name="P131" text:outline-level="4">Assumptions</text:h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 table:number-rows-spanned="3">
            <text:p text:style-name="P135">Increase in paddy yields</text:p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>No. of household shelters – re-habilitated/repaired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  <text:p text:style-name="P149"/>
            <text:p text:style-name="P150"/>
            <text:p text:style-name="P151"/>
          </table:table-cell>
          <table:table-cell table:style-name="TableCell152">
            <text:p text:style-name="P153"><text:s text:c="64"/><text:s text:c="80"/></text:p>
          </table:table-cell>
          <table:table-cell table:style-name="TableCell154">
            <text:p text:style-name="P155">An average increase on 2008 levels of <text:s/>10 to 15 baskets of paddy per acre in the Delta resulting from relief assistance</text:p>
            <text:p text:style-name="P156"/>
            <text:p text:style-name="P157">33,080</text:p>
            <text:p text:style-name="P158">households provided with shelter assistance</text:p>
          </table:table-cell>
          <table:table-cell table:style-name="TableCell159" table:number-rows-spanned="7">
            <text:p text:style-name="P160">Seeds, farm machinery, diesel and fertilizer are available and delivered on time for the planting deadline.<text:s/></text:p>
            <text:p text:style-name="P161"/>
            <text:p text:style-name="P162">There will not be any ad-hoc, unforeseen market related interventions that damage farm gate prices and lower farm incomes.</text:p>
            <text:p text:style-name="P163"/>
            <text:p text:style-name="P164">Shelter materials available and price stable.</text:p>
          </table:table-cell>
        </table:table-row>
        <table:table-row table:style-name="TableRow165">
          <table:table-cell table:style-name="TableCell166" table:number-rows-spanned="6">
            <text:p text:style-name="P167"/>
          </table:table-cell>
          <table:covered-table-cell>
            <text:p text:style-name="P168"/>
          </table:covered-table-cell>
          <table:table-cell table:style-name="TableCell169" table:number-columns-spanned="4">
            <text:h text:style-name="P170" text:outline-level="4">Source</text:h>
          </table:table-cell>
          <table:covered-table-cell/>
          <table:covered-table-cell/>
          <table:covered-table-cell/>
          <table:covered-table-cell>
            <text:p text:style-name="P171"/>
          </table:covered-table-cell>
        </table:table-row>
        <table:table-row table:style-name="TableRow172">
          <table:covered-table-cell>
            <text:p text:style-name="P173"/>
          </table:covered-table-cell>
          <table:covered-table-cell>
            <text:p text:style-name="P174"/>
          </table:covered-table-cell>
          <table:table-cell table:style-name="TableCell175" table:number-columns-spanned="4">
            <text:p text:style-name="P176">Partner evaluation reports, village visits, field reports</text:p>
          </table:table-cell>
          <table:covered-table-cell/>
          <table:covered-table-cell/>
          <table:covered-table-cell/>
          <table:covered-table-cell>
            <text:p text:style-name="P177"/>
          </table:covered-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h text:style-name="P181" text:outline-level="4">Indicator</text:h>
          </table:table-cell>
          <table:table-cell table:style-name="TableCell182">
            <text:h text:style-name="P183" text:outline-level="4">Baseline + year</text:h>
          </table:table-cell>
          <table:table-cell table:style-name="TableCell184">
            <text:h text:style-name="P185" text:outline-level="4">Milestone 1</text:h>
          </table:table-cell>
          <table:table-cell table:style-name="TableCell186">
            <text:h text:style-name="P187" text:outline-level="4">Milestone 2</text:h>
          </table:table-cell>
          <table:table-cell table:style-name="TableCell188">
            <text:h text:style-name="P189" text:outline-level="4">Target + year</text:h>
            <text:p text:style-name="P190">January 2011</text:p>
          </table:table-cell>
          <table:covered-table-cell>
            <text:p text:style-name="P191"/>
          </table:covered-table-cell>
        </table:table-row>
        <table:table-row table:style-name="TableRow192">
          <table:covered-table-cell>
            <text:p text:style-name="P193"/>
          </table:covered-table-cell>
          <table:table-cell table:style-name="TableCell194" table:number-rows-spanned="3">
            <text:p text:style-name="P195">Number of households benefiting from relief assistance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>80,000 households</text:p>
          </table:table-cell>
          <table:covered-table-cell>
            <text:p text:style-name="P204"/>
          </table:covered-table-cell>
        </table:table-row>
        <table:table-row table:style-name="TableRow205">
          <table:covered-table-cell>
            <text:p text:style-name="P206"/>
          </table:covered-table-cell>
          <table:covered-table-cell>
            <text:p text:style-name="P207"/>
          </table:covered-table-cell>
          <table:table-cell table:style-name="TableCell208" table:number-columns-spanned="4">
            <text:h text:style-name="P209" text:outline-level="4">Source</text:h>
          </table:table-cell>
          <table:covered-table-cell/>
          <table:covered-table-cell/>
          <table:covered-table-cell/>
          <table:covered-table-cell>
            <text:p text:style-name="P210"/>
          </table:covered-table-cell>
        </table:table-row>
        <table:table-row table:style-name="TableRow211">
          <table:covered-table-cell>
            <text:p text:style-name="P212"/>
          </table:covered-table-cell>
          <table:covered-table-cell>
            <text:p text:style-name="P213"/>
          </table:covered-table-cell>
          <table:table-cell table:style-name="TableCell214" table:number-columns-spanned="4">
            <text:p text:style-name="P215">Partner evaluation reports</text:p>
          </table:table-cell>
          <table:covered-table-cell/>
          <table:covered-table-cell/>
          <table:covered-table-cell/>
          <table:covered-table-cell>
            <text:p text:style-name="P216"/>
          </table:covered-table-cell>
        </table:table-row>
        <table:table-row table:style-name="TableRow217">
          <table:table-cell table:style-name="TableCell218" table:number-rows-spanned="2">
            <text:h text:style-name="P219" text:outline-level="4">INPUTS - TOTAL (£)</text:h>
          </table:table-cell>
          <table:table-cell table:style-name="TableCell220">
            <text:h text:style-name="P221" text:outline-level="4">DFID (£)</text:h>
          </table:table-cell>
          <table:table-cell table:style-name="TableCell222">
            <text:h text:style-name="P223" text:outline-level="4">Govt (£)</text:h>
          </table:table-cell>
          <table:table-cell table:style-name="TableCell224">
            <text:h text:style-name="P225" text:outline-level="4">Other (£)</text:h>
          </table:table-cell>
          <table:table-cell table:style-name="TableCell226">
            <text:h text:style-name="P227" text:outline-level="4">Total (£)</text:h>
          </table:table-cell>
          <table:table-cell table:style-name="TableCell228" table:number-columns-spanned="2">
            <text:h text:style-name="P229" text:outline-level="4">DFID SHARE (%)</text:h>
          </table:table-cell>
          <table:covered-table-cell/>
        </table:table-row>
        <table:table-row table:style-name="TableRow230">
          <table:covered-table-cell>
            <text:p text:style-name="P231"/>
          </table:covered-table-cell>
          <table:table-cell table:style-name="TableCell232">
            <text:p text:style-name="P233">£5 million<text:s/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£5 million</text:p>
          </table:table-cell>
          <table:table-cell table:style-name="TableCell240" table:number-columns-spanned="2">
            <text:p text:style-name="P241">100</text:p>
          </table:table-cell>
          <table:covered-table-cell/>
        </table:table-row>
        <table:table-row table:style-name="TableRow242">
          <table:table-cell table:style-name="TableCell243" table:number-rows-spanned="2">
            <text:h text:style-name="P244" text:outline-level="4">INPUTS (HR)</text:h>
          </table:table-cell>
          <table:table-cell table:style-name="TableCell245">
            <text:h text:style-name="P246" text:outline-level="4">DFID (FTEs)</text:h>
          </table:table-cell>
          <table:table-cell table:style-name="TableCell247" table:number-columns-spanned="5" table:number-rows-spanned="2">
            <text:p text:style-name="P248"/>
          </table:table-cell>
          <table:covered-table-cell/>
          <table:covered-table-cell/>
          <table:covered-table-cell/>
          <table:covered-table-cell/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0.6<text:s/></text:p>
          </table:table-cell>
          <table:covered-table-cell>
            <text:p text:style-name="P253"/>
          </table:covered-table-cell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h text:style-name="P264" text:outline-level="4">OUTPUT 1</text:h>
          </table:table-cell>
          <table:table-cell table:style-name="TableCell265">
            <text:h text:style-name="P266" text:outline-level="4">Indicator</text:h>
          </table:table-cell>
          <table:table-cell table:style-name="TableCell267">
            <text:h text:style-name="P268" text:outline-level="4">Baseline + year</text:h>
          </table:table-cell>
          <table:table-cell table:style-name="TableCell269">
            <text:h text:style-name="P270" text:outline-level="4">Milestone 1</text:h>
          </table:table-cell>
          <table:table-cell table:style-name="TableCell271">
            <text:h text:style-name="P272" text:outline-level="4">Milestone 2</text:h>
          </table:table-cell>
          <table:table-cell table:style-name="TableCell273">
            <text:h text:style-name="P274" text:outline-level="4">Target<text:s/></text:h>
            <text:h text:style-name="P275" text:outline-level="4">January<text:s/>2011</text:h>
          </table:table-cell>
          <table:table-cell table:style-name="TableCell276">
            <text:h text:style-name="P277" text:outline-level="4">Assumptions</text:h>
          </table:table-cell>
        </table:table-row>
        <table:table-row table:style-name="TableRow278">
          <table:table-cell table:style-name="TableCell279" table:number-rows-spanned="3">
            <text:p text:style-name="P280">Livelihoods relief assistance delivered <text:s/>to help Cyclone Nargis-affected farming communities’ crops to be sustainably restored and improved</text:p>
            <text:p text:style-name="P281"/>
            <text:p text:style-name="P282">(Note: output 1 is not only IDE component)</text:p>
          </table:table-cell>
          <table:table-cell table:style-name="TableCell283" table:number-rows-spanned="3">
            <text:p text:style-name="P284">Number of households directly assisted with relief<text:s/>support</text:p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>Number of Households receive Fishing Gear + Number of households receive</text:p>
            <text:p text:style-name="P292">Livestock replacement</text:p>
            <text:p text:style-name="P293"/>
            <text:p text:style-name="P294"/>
          </table:table-cell>
          <table:table-cell table:style-name="TableCell295">
            <text:p text:style-name="P296">None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<text:s/></text:p>
          </table:table-cell>
          <table:table-cell table:style-name="TableCell301">
            <text:p text:style-name="Normal"><text:span text:style-name="T302">79,813 Households provided with livelihoods relief assistance</text:span><text:span text:style-name="T303"><text:s/>Including…</text:span></text:p>
            <text:p text:style-name="Normal"><text:span text:style-name="T304">35,000</text:span><text:span text:style-name="T305"><text:s/>landless households received 50 KG of rice<text:s/></text:span></text:p>
            <text:p text:style-name="P306">(75 % of food<text:s/>aid recipients are women)</text:p>
            <text:p text:style-name="Normal"><text:span text:style-name="T307">9 villages received community grants the construction of footbridge and jetty replacement benefiting<text:s/></text:span><text:span text:style-name="T308">10,000</text:span><text:span text:style-name="T309"><text:s/>households</text:span><text:span text:style-name="T310"><text:s/></text:span></text:p>
            <text:p text:style-name="Normal"><text:span text:style-name="T311">Fertilizer package delivered to<text:s/></text:span><text:span text:style-name="T312">22,200</text:span><text:span text:style-name="T313"><text:s/>farm households and delivered with advice on best practice environment</text:span><text:span text:style-name="T314">al<text:s/></text:span></text:p>
            <text:p text:style-name="Normal"><text:span text:style-name="T315">12,000 Farm Households</text:span><text:span text:style-name="T316"><text:s/>(Cash transfer for farm labours)</text:span></text:p>
            <text:p text:style-name="Normal"><text:span text:style-name="T317">Provision of Fertilizer to</text:span><text:span text:style-name="T318"><text:s/>613</text:span><text:span text:style-name="T319"><text:s/>farm households (Action Aid)</text:span></text:p>
            <text:p text:style-name="P320"/>
            <text:p text:style-name="Normal"><text:span text:style-name="T321">14,418 Households</text:span><text:span text:style-name="T322"><text:s/>including….</text:span></text:p>
            <text:p text:style-name="Normal"><text:span text:style-name="T323">Action Aid</text:span><text:span text:style-name="T324">: Cash grant<text:s/></text:span><text:span text:style-name="T325">736</text:span><text:span text:style-name="T326"><text:s/>HH, Cash Grant for SHG<text:s/></text:span><text:span text:style-name="T327">900</text:span><text:span text:style-name="T328"><text:s/>HH, Cash grant for fish processing<text:s/></text:span><text:span text:style-name="T329">74</text:span><text:span text:style-name="T330">, Provision of</text:span><text:span text:style-name="T331"><text:s/>sees/fruit trees<text:s/></text:span><text:span text:style-name="T332">1935</text:span><text:span text:style-name="T333">, Buffaloes<text:s/></text:span><text:span text:style-name="T334">120</text:span><text:span text:style-name="T335">, Households who farming animals vaccinated<text:s/></text:span><text:span text:style-name="T336">384</text:span><text:span text:style-name="T337">, Boats<text:s/></text:span><text:span text:style-name="T338">80</text:span><text:span text:style-name="T339">, Livelihoods for PwD<text:s/></text:span><text:span text:style-name="T340">100</text:span><text:span text:style-name="T341">.</text:span></text:p>
            <text:p text:style-name="P342"/>
            <text:p text:style-name="Normal"><text:span text:style-name="T343">ACTED</text:span><text:span text:style-name="T344"><text:s/>(</text:span><text:span text:style-name="T345">250</text:span><text:span text:style-name="T346"><text:s/>fishing boats,<text:s/></text:span><text:span text:style-name="T347">1000</text:span><text:span text:style-name="T348"><text:s/>fishing gears,<text:s/></text:span><text:span text:style-name="T349">200</text:span><text:span text:style-name="T350"><text:s/>buffalos, <text:s/></text:span><text:span text:style-name="T351">500</text:span><text:span text:style-name="T352"><text:s/>piglets.</text:span></text:p>
            <text:p text:style-name="P353"/>
            <text:p text:style-name="Normal"><text:span text:style-name="T354">Mercy Corps</text:span><text:span text:style-name="T355"><text:s/>(</text:span><text:span text:style-name="T356">105</text:span><text:span text:style-name="T357"><text:s/>Buffalos,<text:s/></text:span><text:span text:style-name="T358">75</text:span><text:span text:style-name="T359"><text:s/>power tillers,<text:s/></text:span><text:span text:style-name="T360">150</text:span><text:span text:style-name="T361"><text:s/>pigs,<text:s/></text:span><text:span text:style-name="T362">120<text:s/></text:span><text:span text:style-name="T363">goats,<text:s/></text:span><text:span text:style-name="T364">130</text:span><text:span text:style-name="T365"><text:s/>fishery rehabilitation grants,</text:span></text:p>
            <text:p text:style-name="P366"/>
            <text:p text:style-name="Normal"><text:span text:style-name="T367">Pyoe Pin</text:span><text:span text:style-name="T368">: Agri inputs:<text:s/></text:span><text:span text:style-name="T369">415</text:span><text:span text:style-name="T370"><text:s/>HHs, Fishery inputs<text:s/></text:span><text:span text:style-name="T371">181</text:span><text:span text:style-name="T372"><text:s/>HHs, Livestock inputs:<text:s/></text:span><text:span text:style-name="T373">672</text:span><text:span text:style-name="T374"><text:s/>HHs, Cash grant &amp; revolving fund:<text:s/></text:span><text:span text:style-name="T375">3047</text:span><text:span text:style-name="T376"><text:s/>HHs) }</text:span></text:p>
            <text:p text:style-name="P377"/>
            <text:p text:style-name="Normal"><text:span text:style-name="T378">UNDP<text:s/></text:span><text:span text:style-name="T379">1,364 households receiving livelihoods grants</text:span></text:p>
          </table:table-cell>
          <table:table-cell table:style-name="TableCell380" table:number-rows-spanned="5">
            <text:p text:style-name="P381">Supply chain will allow for procurement of sufficient relief items and inputs at the appropriate time.</text:p>
            <text:p text:style-name="P382"/>
            <text:p text:style-name="P383">The operating environment remains conducive for access and delivery.</text:p>
            <text:p text:style-name="P384"/>
            <text:p text:style-name="P385">Targeting strategy ensures assistance is delivered to those in need.</text:p>
          </table:table-cell>
        </table:table-row>
        <table:table-row table:style-name="TableRow386">
          <table:covered-table-cell>
            <text:p text:style-name="P387"/>
          </table:covered-table-cell>
          <table:covered-table-cell>
            <text:p text:style-name="P388"/>
          </table:covered-table-cell>
          <table:table-cell table:style-name="TableCell389" table:number-columns-spanned="4">
            <text:h text:style-name="P390" text:outline-level="4">Source</text:h>
          </table:table-cell>
          <table:covered-table-cell/>
          <table:covered-table-cell/>
          <table:covered-table-cell/>
          <table:covered-table-cell>
            <text:p text:style-name="P391"/>
          </table:covered-table-cell>
        </table:table-row>
        <table:table-row table:style-name="TableRow392">
          <table:covered-table-cell>
            <text:p text:style-name="P393"/>
          </table:covered-table-cell>
          <table:covered-table-cell>
            <text:p text:style-name="P394"/>
          </table:covered-table-cell>
          <table:table-cell table:style-name="TableCell395" table:number-columns-spanned="4">
            <text:p text:style-name="P396">Project reports from ‘livelihoods’<text:s/>partners;<text:s/></text:p>
            <text:p text:style-name="P397">DFID field missions</text:p>
          </table:table-cell>
          <table:covered-table-cell/>
          <table:covered-table-cell/>
          <table:covered-table-cell/>
          <table:covered-table-cell>
            <text:p text:style-name="P398"/>
          </table:covered-table-cell>
        </table:table-row>
        <table:table-row table:style-name="TableRow399">
          <table:table-cell table:style-name="TableCell400">
            <text:h text:style-name="P401" text:outline-level="4">IMPACT WEIGHTING</text:h>
          </table:table-cell>
          <table:table-cell table:style-name="TableCell402">
            <text:h text:style-name="P403" text:outline-level="4">Indicator</text:h>
          </table:table-cell>
          <table:table-cell table:style-name="TableCell404">
            <text:h text:style-name="P405" text:outline-level="4">Baseline + year</text:h>
          </table:table-cell>
          <table:table-cell table:style-name="TableCell406">
            <text:h text:style-name="P407" text:outline-level="4">Milestone 1</text:h>
          </table:table-cell>
          <table:table-cell table:style-name="TableCell408">
            <text:h text:style-name="P409" text:outline-level="4">Milestone 2</text:h>
          </table:table-cell>
          <table:table-cell table:style-name="TableCell410">
            <text:h text:style-name="P411" text:outline-level="4">Target + year</text:h>
          </table:table-cell>
          <table:covered-table-cell>
            <text:p text:style-name="P412"/>
          </table:covered-table-cell>
        </table:table-row>
        <table:table-row table:style-name="TableRow413">
          <table:table-cell table:style-name="TableCell414" table:number-rows-spanned="3">
            <text:p text:style-name="P415">30%</text:p>
          </table:table-cell>
          <table:table-cell table:style-name="TableCell416" table:number-rows-spanned="3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covered-table-cell>
            <text:p text:style-name="P426"/>
          </table:covered-table-cell>
        </table:table-row>
        <table:table-row table:style-name="TableRow427">
          <table:covered-table-cell>
            <text:p text:style-name="P428"/>
          </table:covered-table-cell>
          <table:covered-table-cell>
            <text:p text:style-name="P429"/>
          </table:covered-table-cell>
          <table:table-cell table:style-name="TableCell430" table:number-columns-spanned="4">
            <text:h text:style-name="P431" text:outline-level="4">Source</text:h>
          </table:table-cell>
          <table:covered-table-cell/>
          <table:covered-table-cell/>
          <table:covered-table-cell/>
          <table:table-cell table:style-name="TableCell432">
            <text:h text:style-name="P433" text:outline-level="4">RISK RATING</text:h>
          </table:table-cell>
        </table:table-row>
        <table:table-row table:style-name="TableRow434">
          <table:covered-table-cell>
            <text:p text:style-name="P435"/>
          </table:covered-table-cell>
          <table:covered-table-cell>
            <text:p text:style-name="P436"/>
          </table:covered-table-cell>
          <table:table-cell table:style-name="TableCell437" table:number-columns-spanned="4">
            <text:p text:style-name="P438">As above</text:p>
          </table:table-cell>
          <table:covered-table-cell/>
          <table:covered-table-cell/>
          <table:covered-table-cell/>
          <table:table-cell table:style-name="TableCell439">
            <text:p text:style-name="P440">Low</text:p>
          </table:table-cell>
        </table:table-row>
        <table:table-row table:style-name="TableRow441">
          <table:table-cell table:style-name="TableCell442" table:number-rows-spanned="2">
            <text:h text:style-name="P443" text:outline-level="4">INPUTS (£)</text:h>
          </table:table-cell>
          <table:table-cell table:style-name="TableCell444">
            <text:h text:style-name="P445" text:outline-level="4">DFID (£)</text:h>
          </table:table-cell>
          <table:table-cell table:style-name="TableCell446">
            <text:h text:style-name="P447" text:outline-level="4">Govt (£)</text:h>
          </table:table-cell>
          <table:table-cell table:style-name="TableCell448">
            <text:h text:style-name="P449" text:outline-level="4">Other (£)</text:h>
          </table:table-cell>
          <table:table-cell table:style-name="TableCell450">
            <text:h text:style-name="P451" text:outline-level="4">Total (£)</text:h>
          </table:table-cell>
          <table:table-cell table:style-name="TableCell452" table:number-columns-spanned="2">
            <text:h text:style-name="P453" text:outline-level="4">DFID SHARE (%)</text:h>
          </table:table-cell>
          <table:covered-table-cell/>
        </table:table-row>
        <table:table-row table:style-name="TableRow454">
          <table:covered-table-cell>
            <text:p text:style-name="P455"/>
          </table:covered-table-cell>
          <table:table-cell table:style-name="TableCell456">
            <text:p text:style-name="P457">£2,130,000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>£2,130,000</text:p>
          </table:table-cell>
          <table:table-cell table:style-name="TableCell464" table:number-columns-spanned="2">
            <text:p text:style-name="P465">100</text:p>
          </table:table-cell>
          <table:covered-table-cell/>
        </table:table-row>
        <table:table-row table:style-name="TableRow466">
          <table:table-cell table:style-name="TableCell467" table:number-rows-spanned="2">
            <text:h text:style-name="P468" text:outline-level="4">INPUTS (HR)</text:h>
          </table:table-cell>
          <table:table-cell table:style-name="TableCell469">
            <text:h text:style-name="P470" text:outline-level="4">DFID (FTEs)</text:h>
          </table:table-cell>
          <table:table-cell table:style-name="TableCell471" table:number-columns-spanned="5" table:number-rows-spanned="2">
            <text:p text:style-name="P472"/>
          </table:table-cell>
          <table:covered-table-cell/>
          <table:covered-table-cell/>
          <table:covered-table-cell/>
          <table:covered-table-cell/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0.33</text:p>
          </table:table-cell>
          <table:covered-table-cell>
            <text:p text:style-name="P477"/>
          </table:covered-table-cell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h text:style-name="P488" text:outline-level="4">OUTPUT 2</text:h>
          </table:table-cell>
          <table:table-cell table:style-name="TableCell489">
            <text:h text:style-name="P490" text:outline-level="4">Indicator</text:h>
          </table:table-cell>
          <table:table-cell table:style-name="TableCell491">
            <text:h text:style-name="P492" text:outline-level="4">Baseline + year</text:h>
          </table:table-cell>
          <table:table-cell table:style-name="TableCell493">
            <text:h text:style-name="P494" text:outline-level="4">Milestone 1</text:h>
          </table:table-cell>
          <table:table-cell table:style-name="TableCell495">
            <text:h text:style-name="P496" text:outline-level="4">Milestone 2</text:h>
          </table:table-cell>
          <table:table-cell table:style-name="TableCell497">
            <text:h text:style-name="P498" text:outline-level="4">Target + year</text:h>
          </table:table-cell>
          <table:table-cell table:style-name="TableCell499">
            <text:h text:style-name="P500" text:outline-level="4">Assumptions</text:h>
          </table:table-cell>
        </table:table-row>
        <table:table-row table:style-name="TableRow501">
          <table:table-cell table:style-name="TableCell502" table:number-rows-spanned="3">
            <text:p text:style-name="P503">Safer, more durable shelter for the targeted communities</text:p>
            <text:p text:style-name="P504"/>
            <text:p text:style-name="Normal"><text:span text:style-name="T505">*<text:s/></text:span><text:span text:style-name="T506">Disaster risk reduction best practice fully integrated</text:span></text:p>
          </table:table-cell>
          <table:table-cell table:style-name="TableCell507" table:number-rows-spanned="3">
            <text:p text:style-name="P508">Number of<text:s/>households directly assisted with relief shelter rehabilitation</text:p>
            <text:p text:style-name="P509"/>
            <text:p text:style-name="P510"/>
            <text:p text:style-name="P511">Number of households directly assisted with NEW shelter</text:p>
            <text:p text:style-name="P512"/>
            <text:p text:style-name="P513"/>
            <text:p text:style-name="P514"/>
            <text:p text:style-name="P515"/>
            <text:p text:style-name="P516"/>
            <text:p text:style-name="P517"/>
            <text:p text:style-name="P518"/>
            <text:p text:style-name="P519">Local resource for Disaster Risk Reduction</text:p>
          </table:table-cell>
          <table:table-cell table:style-name="TableCell520">
            <text:p text:style-name="P521">130,000 households(across Delta) in need of adequate shelter</text:p>
            <text:p text:style-name="P522">2009<text:s/></text:p>
            <text:p text:style-name="P523"/>
            <text:p text:style-name="P524"/>
            <text:p text:style-name="P525"/>
            <text:p text:style-name="P526"/>
            <text:p text:style-name="P527"/>
            <text:p text:style-name="P528"/>
            <text:p text:style-name="P529"/>
            <text:p text:style-name="P530"/>
            <text:p text:style-name="P531"/>
            <text:p text:style-name="P532"/>
            <text:p text:style-name="P533"/>
            <text:p text:style-name="P534">N/A</text:p>
          </table:table-cell>
          <table:table-cell table:style-name="TableCell535">
            <text:p text:style-name="P536"/>
            <text:p text:style-name="P537"/>
            <text:p text:style-name="P538"/>
            <text:p text:style-name="P539"/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Normal"><text:span text:style-name="T544">30,550</text:span><text:span text:style-name="T545"><text:s/>repaired</text:span></text:p>
            <text:p text:style-name="P546">{[IDE 30000 + AAM 400 + SCF 150}</text:p>
            <text:p text:style-name="P547"/>
            <text:p text:style-name="P548"/>
            <text:p text:style-name="P549">2,550 New houses</text:p>
            <text:p text:style-name="P550"><text:s/>(IOM 1000, ActionAid 250, ACTED 300, Mercy Corps 300 and Save the Children 700)</text:p>
            <text:p text:style-name="P551"/>
            <text:p text:style-name="Normal"><text:span text:style-name="T552">100 carpenters (IOM) + 120 skilled labours (Save)</text:span><text:span text:style-name="T553"><text:s text:c="2"/>trained on build back safer technique and</text:span></text:p>
            <text:p text:style-name="Normal"><text:span text:style-name="T554">distribut</text:span><text:span text:style-name="T555">e<text:s/></text:span><text:span text:style-name="T556">1000 hand-crank radio (IOM)</text:span></text:p>
            <text:p text:style-name="P557"/>
            <text:p text:style-name="P558"/>
          </table:table-cell>
          <table:table-cell table:style-name="TableCell559" table:number-rows-spanned="5">
            <text:p text:style-name="P560">There is sufficient thatch, <text:s/>sheeting, timber available to meet demand, and procurement can be managed so as not stimulate price increases.</text:p>
            <text:p text:style-name="P561"/>
            <text:p text:style-name="P562">The operating environment remains conducive for access and delivery.</text:p>
            <text:p text:style-name="P563"/>
            <text:p text:style-name="P564">Targeting strategy ensures assistance is delivered to those in need.</text:p>
            <text:p text:style-name="P565"/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  <text:p text:style-name="P576"/>
            <text:p text:style-name="P577"/>
            <text:p text:style-name="P578"/>
            <text:p text:style-name="P579"/>
          </table:table-cell>
        </table:table-row>
        <table:table-row table:style-name="TableRow580">
          <table:covered-table-cell>
            <text:p text:style-name="P581"/>
          </table:covered-table-cell>
          <table:covered-table-cell>
            <text:p text:style-name="P582"/>
          </table:covered-table-cell>
          <table:table-cell table:style-name="TableCell583" table:number-columns-spanned="4">
            <text:h text:style-name="P584" text:outline-level="4">Source</text:h>
          </table:table-cell>
          <table:covered-table-cell/>
          <table:covered-table-cell/>
          <table:covered-table-cell/>
          <table:covered-table-cell>
            <text:p text:style-name="P585"/>
          </table:covered-table-cell>
        </table:table-row>
        <table:table-row table:style-name="TableRow586">
          <table:covered-table-cell>
            <text:p text:style-name="P587"/>
          </table:covered-table-cell>
          <table:covered-table-cell>
            <text:p text:style-name="P588"/>
          </table:covered-table-cell>
          <table:table-cell table:style-name="TableCell589" table:number-columns-spanned="4">
            <text:p text:style-name="P590">UN-Habitat, Myanmar, April 2009 report</text:p>
            <text:p text:style-name="P591">Project reports from IDE, SCF, IOM, Action AID, FAO</text:p>
            <text:p text:style-name="P592">DFID field missions</text:p>
          </table:table-cell>
          <table:covered-table-cell/>
          <table:covered-table-cell/>
          <table:covered-table-cell/>
          <table:covered-table-cell>
            <text:p text:style-name="P593"/>
          </table:covered-table-cell>
        </table:table-row>
        <table:table-row table:style-name="TableRow594">
          <table:table-cell table:style-name="TableCell595">
            <text:h text:style-name="P596" text:outline-level="4">IMPACT WEIGHTING</text:h>
          </table:table-cell>
          <table:table-cell table:style-name="TableCell597">
            <text:h text:style-name="P598" text:outline-level="4">Indicator</text:h>
          </table:table-cell>
          <table:table-cell table:style-name="TableCell599">
            <text:h text:style-name="P600" text:outline-level="4">Baseline + year</text:h>
          </table:table-cell>
          <table:table-cell table:style-name="TableCell601">
            <text:h text:style-name="P602" text:outline-level="4">Milestone 1</text:h>
          </table:table-cell>
          <table:table-cell table:style-name="TableCell603">
            <text:h text:style-name="P604" text:outline-level="4">Milestone 2</text:h>
          </table:table-cell>
          <table:table-cell table:style-name="TableCell605">
            <text:h text:style-name="P606" text:outline-level="4">Target + year</text:h>
          </table:table-cell>
          <table:covered-table-cell>
            <text:p text:style-name="P607"/>
          </table:covered-table-cell>
        </table:table-row>
        <table:table-row table:style-name="TableRow608">
          <table:table-cell table:style-name="TableCell609" table:number-rows-spanned="3">
            <text:p text:style-name="P610">30%</text:p>
          </table:table-cell>
          <table:table-cell table:style-name="TableCell611" table:number-rows-spanned="3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covered-table-cell>
            <text:p text:style-name="P621"/>
          </table:covered-table-cell>
        </table:table-row>
        <table:table-row table:style-name="TableRow622">
          <table:covered-table-cell>
            <text:p text:style-name="P623"/>
          </table:covered-table-cell>
          <table:covered-table-cell>
            <text:p text:style-name="P624"/>
          </table:covered-table-cell>
          <table:table-cell table:style-name="TableCell625" table:number-columns-spanned="4">
            <text:h text:style-name="P626" text:outline-level="4">Source</text:h>
          </table:table-cell>
          <table:covered-table-cell/>
          <table:covered-table-cell/>
          <table:covered-table-cell/>
          <table:table-cell table:style-name="TableCell627">
            <text:h text:style-name="P628" text:outline-level="4">RISK RATING</text:h>
          </table:table-cell>
        </table:table-row>
        <table:table-row table:style-name="TableRow629">
          <table:covered-table-cell>
            <text:p text:style-name="P630"/>
          </table:covered-table-cell>
          <table:covered-table-cell>
            <text:p text:style-name="P631"/>
          </table:covered-table-cell>
          <table:table-cell table:style-name="TableCell632" table:number-columns-spanned="4">
            <text:p text:style-name="P633"/>
          </table:table-cell>
          <table:covered-table-cell/>
          <table:covered-table-cell/>
          <table:covered-table-cell/>
          <table:table-cell table:style-name="TableCell634">
            <text:p text:style-name="P635">Low</text:p>
          </table:table-cell>
        </table:table-row>
        <table:table-row table:style-name="TableRow636">
          <table:table-cell table:style-name="TableCell637" table:number-rows-spanned="2">
            <text:h text:style-name="P638" text:outline-level="4">INPUTS (£)</text:h>
          </table:table-cell>
          <table:table-cell table:style-name="TableCell639">
            <text:h text:style-name="P640" text:outline-level="4">DFID (£)</text:h>
          </table:table-cell>
          <table:table-cell table:style-name="TableCell641">
            <text:h text:style-name="P642" text:outline-level="4">Govt (£)</text:h>
          </table:table-cell>
          <table:table-cell table:style-name="TableCell643">
            <text:h text:style-name="P644" text:outline-level="4">Other (£)</text:h>
          </table:table-cell>
          <table:table-cell table:style-name="TableCell645">
            <text:h text:style-name="P646" text:outline-level="4">Total (£)</text:h>
          </table:table-cell>
          <table:table-cell table:style-name="TableCell647" table:number-columns-spanned="2">
            <text:h text:style-name="P648" text:outline-level="4">DFID SHARE (%)</text:h>
          </table:table-cell>
          <table:covered-table-cell/>
        </table:table-row>
        <table:table-row table:style-name="TableRow649">
          <table:covered-table-cell>
            <text:p text:style-name="P650"/>
          </table:covered-table-cell>
          <table:table-cell table:style-name="TableCell651">
            <text:p text:style-name="Normal"><text:span text:style-name="T652">£2,430,000</text:span>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>£2,430,000</text:p>
          </table:table-cell>
          <table:table-cell table:style-name="TableCell659" table:number-columns-spanned="2">
            <text:p text:style-name="P660">100</text:p>
          </table:table-cell>
          <table:covered-table-cell/>
        </table:table-row>
        <table:table-row table:style-name="TableRow661">
          <table:table-cell table:style-name="TableCell662" table:number-rows-spanned="2">
            <text:h text:style-name="P663" text:outline-level="4">INPUTS (HR)</text:h>
          </table:table-cell>
          <table:table-cell table:style-name="TableCell664">
            <text:h text:style-name="P665" text:outline-level="4">DFID (FTEs)</text:h>
          </table:table-cell>
          <table:table-cell table:style-name="TableCell666" table:number-columns-spanned="5" table:number-rows-spanned="2">
            <text:p text:style-name="P667"/>
            <text:p text:style-name="P668"/>
          </table:table-cell>
          <table:covered-table-cell/>
          <table:covered-table-cell/>
          <table:covered-table-cell/>
          <table:covered-table-cell/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0.034</text:p>
          </table:table-cell>
          <table:covered-table-cell>
            <text:p text:style-name="P673"/>
          </table:covered-table-cell>
          <table:covered-table-cell/>
          <table:covered-table-cell/>
          <table:covered-table-cell/>
          <table:covered-table-cell/>
        </table:table-row>
        <table:table-row table:style-name="TableRow674">
          <table:table-cell table:style-name="TableCell675">
            <text:h text:style-name="P676" text:outline-level="4"><text:bookmark-start text:name="_Annex_2:_The_Activity_Log_Template"/><text:bookmark-end text:name="_Annex_2:_The_Activity_Log_Template"/>OUTPUT 3</text:h>
          </table:table-cell>
          <table:table-cell table:style-name="TableCell677">
            <text:h text:style-name="P678" text:outline-level="4">Indicator</text:h>
          </table:table-cell>
          <table:table-cell table:style-name="TableCell679">
            <text:h text:style-name="P680" text:outline-level="4">Baseline + year</text:h>
          </table:table-cell>
          <table:table-cell table:style-name="TableCell681">
            <text:h text:style-name="P682" text:outline-level="4">Milestone 1</text:h>
          </table:table-cell>
          <table:table-cell table:style-name="TableCell683">
            <text:h text:style-name="P684" text:outline-level="4">Milestone<text:s/>2</text:h>
          </table:table-cell>
          <table:table-cell table:style-name="TableCell685">
            <text:h text:style-name="P686" text:outline-level="4">Target + year</text:h>
          </table:table-cell>
          <table:table-cell table:style-name="TableCell687">
            <text:h text:style-name="P688" text:outline-level="4">Assumptions</text:h>
          </table:table-cell>
        </table:table-row>
        <table:table-row table:style-name="TableRow689">
          <table:table-cell table:style-name="TableCell690" table:number-rows-spanned="3">
            <text:p text:style-name="P691">Support to co-ordination, monitoring and evaluation of recovery programming; <text:s/>identifying and seeking to address programming gaps.<text:s/></text:p>
            <text:p text:style-name="P692"/>
          </table:table-cell>
          <table:table-cell table:style-name="TableCell693" table:number-rows-spanned="3">
            <text:p text:style-name="Normal"><text:span text:style-name="T694">No of products (analytical papers, tools) prepared and shared and impact of these on funding,</text:span><text:span text:style-name="T695"><text:s/>gap filling and co-ordinated programming</text:span>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Normal"><text:span text:style-name="T703">Annual Analytical Assessment</text:span></text:p>
          </table:table-cell>
          <table:table-cell table:style-name="TableCell704" table:number-rows-spanned="5">
            <text:p text:style-name="P705">That there is sufficient funding for recovery programming to allow aid effectiveness measures to deliver improved pro-poor results.</text:p>
          </table:table-cell>
        </table:table-row>
        <table:table-row table:style-name="TableRow706">
          <table:covered-table-cell>
            <text:p text:style-name="P707"/>
          </table:covered-table-cell>
          <table:covered-table-cell>
            <text:p text:style-name="P708"/>
          </table:covered-table-cell>
          <table:table-cell table:style-name="TableCell709" table:number-columns-spanned="4">
            <text:h text:style-name="P710" text:outline-level="4">Source</text:h>
          </table:table-cell>
          <table:covered-table-cell/>
          <table:covered-table-cell/>
          <table:covered-table-cell/>
          <table:covered-table-cell>
            <text:p text:style-name="P711"/>
          </table:covered-table-cell>
        </table:table-row>
        <table:table-row table:style-name="TableRow712">
          <table:covered-table-cell>
            <text:p text:style-name="P713"/>
          </table:covered-table-cell>
          <table:covered-table-cell>
            <text:p text:style-name="P714"/>
          </table:covered-table-cell>
          <table:table-cell table:style-name="TableCell715" table:number-columns-spanned="4">
            <text:p text:style-name="P716">Recovery Co-ordination Centre data –<text:s/>including Periodic Review, partner agencies reports and assessments. DFID verification</text:p>
          </table:table-cell>
          <table:covered-table-cell/>
          <table:covered-table-cell/>
          <table:covered-table-cell/>
          <table:covered-table-cell>
            <text:p text:style-name="P717"/>
          </table:covered-table-cell>
        </table:table-row>
        <table:table-row table:style-name="TableRow718">
          <table:table-cell table:style-name="TableCell719">
            <text:h text:style-name="P720" text:outline-level="4">IMPACT WEIGHTING</text:h>
          </table:table-cell>
          <table:table-cell table:style-name="TableCell721">
            <text:h text:style-name="P722" text:outline-level="4">Indicator</text:h>
          </table:table-cell>
          <table:table-cell table:style-name="TableCell723">
            <text:h text:style-name="P724" text:outline-level="4">Baseline + year</text:h>
          </table:table-cell>
          <table:table-cell table:style-name="TableCell725">
            <text:h text:style-name="P726" text:outline-level="4">Milestone 1</text:h>
          </table:table-cell>
          <table:table-cell table:style-name="TableCell727">
            <text:h text:style-name="P728" text:outline-level="4">Milestone 2</text:h>
          </table:table-cell>
          <table:table-cell table:style-name="TableCell729">
            <text:h text:style-name="P730" text:outline-level="4">Target + year</text:h>
          </table:table-cell>
          <table:covered-table-cell>
            <text:p text:style-name="P731"/>
          </table:covered-table-cell>
        </table:table-row>
        <table:table-row table:style-name="TableRow732">
          <table:table-cell table:style-name="TableCell733" table:number-rows-spanned="3">
            <text:p text:style-name="P734">30%</text:p>
          </table:table-cell>
          <table:table-cell table:style-name="TableCell735" table:number-rows-spanned="3">
            <text:p text:style-name="Normal"><text:span text:style-name="T736">Recovery Co-ordination Centre and field hubs are<text:s/></text:span><text:span text:style-name="T737">fully<text:s/></text:span><text:span text:style-name="T738">operational</text:span></text:p>
          </table:table-cell>
          <table:table-cell table:style-name="TableCell739">
            <text:p text:style-name="P740"/>
          </table:table-cell>
          <table:table-cell table:style-name="TableCell741">
            <text:p text:style-name="P742">Recovery<text:s/>coordination centre is fully operational (2009 Oct)</text:p>
          </table:table-cell>
          <table:table-cell table:style-name="TableCell743">
            <text:p text:style-name="P744"/>
          </table:table-cell>
          <table:table-cell table:style-name="TableCell745">
            <text:p text:style-name="P746">Recovery coordination centre is fully operational</text:p>
          </table:table-cell>
          <table:covered-table-cell>
            <text:p text:style-name="P747"/>
          </table:covered-table-cell>
        </table:table-row>
        <table:table-row table:style-name="TableRow748">
          <table:covered-table-cell>
            <text:p text:style-name="P749"/>
          </table:covered-table-cell>
          <table:covered-table-cell>
            <text:p text:style-name="P750"/>
          </table:covered-table-cell>
          <table:table-cell table:style-name="TableCell751" table:number-columns-spanned="4">
            <text:h text:style-name="P752" text:outline-level="4">Source</text:h>
          </table:table-cell>
          <table:covered-table-cell/>
          <table:covered-table-cell/>
          <table:covered-table-cell/>
          <table:table-cell table:style-name="TableCell753">
            <text:h text:style-name="P754" text:outline-level="4">RISK RATING</text:h>
          </table:table-cell>
        </table:table-row>
        <table:table-row table:style-name="TableRow755">
          <table:covered-table-cell>
            <text:p text:style-name="P756"/>
          </table:covered-table-cell>
          <table:covered-table-cell>
            <text:p text:style-name="P757"/>
          </table:covered-table-cell>
          <table:table-cell table:style-name="TableCell758" table:number-columns-spanned="4">
            <text:p text:style-name="P759">DFID verification</text:p>
          </table:table-cell>
          <table:covered-table-cell/>
          <table:covered-table-cell/>
          <table:covered-table-cell/>
          <table:table-cell table:style-name="TableCell760">
            <text:p text:style-name="P761">Low</text:p>
          </table:table-cell>
        </table:table-row>
        <table:table-row table:style-name="TableRow762">
          <table:table-cell table:style-name="TableCell763" table:number-rows-spanned="2">
            <text:h text:style-name="P764" text:outline-level="4">INPUTS (£)</text:h>
          </table:table-cell>
          <table:table-cell table:style-name="TableCell765">
            <text:h text:style-name="P766" text:outline-level="4">DFID (£)</text:h>
          </table:table-cell>
          <table:table-cell table:style-name="TableCell767">
            <text:h text:style-name="P768" text:outline-level="4">Govt (£)</text:h>
          </table:table-cell>
          <table:table-cell table:style-name="TableCell769">
            <text:h text:style-name="P770" text:outline-level="4">Other (£)</text:h>
          </table:table-cell>
          <table:table-cell table:style-name="TableCell771">
            <text:h text:style-name="P772" text:outline-level="4">Total (£)</text:h>
          </table:table-cell>
          <table:table-cell table:style-name="TableCell773" table:number-columns-spanned="2">
            <text:h text:style-name="P774" text:outline-level="4">DFID SHARE (%)</text:h>
          </table:table-cell>
          <table:covered-table-cell/>
        </table:table-row>
        <table:table-row table:style-name="TableRow775">
          <table:covered-table-cell>
            <text:p text:style-name="P776"/>
          </table:covered-table-cell>
          <table:table-cell table:style-name="TableCell777">
            <text:p text:style-name="Normal"><text:span text:style-name="T778">£370,000</text:span>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 table:number-columns-spanned="2">
            <text:p text:style-name="P786"/>
          </table:table-cell>
          <table:covered-table-cell/>
        </table:table-row>
        <table:table-row table:style-name="TableRow787">
          <table:table-cell table:style-name="TableCell788" table:number-rows-spanned="2">
            <text:h text:style-name="P789" text:outline-level="4">INPUTS (HR)</text:h>
          </table:table-cell>
          <table:table-cell table:style-name="TableCell790">
            <text:h text:style-name="P791" text:outline-level="4">DFID (FTEs)</text:h>
          </table:table-cell>
          <table:table-cell table:style-name="TableCell792" table:number-columns-spanned="5" table:number-rows-spanned="2">
            <text:p text:style-name="P793"/>
          </table:table-cell>
          <table:covered-table-cell/>
          <table:covered-table-cell/>
          <table:covered-table-cell/>
          <table:covered-table-cell/>
        </table:table-row>
        <table:table-row table:style-name="TableRow794">
          <table:covered-table-cell>
            <text:p text:style-name="P795"/>
          </table:covered-table-cell>
          <table:table-cell table:style-name="TableCell796">
            <text:p text:style-name="P797">0.34</text:p>
          </table:table-cell>
          <table:covered-table-cell>
            <text:p text:style-name="P798"/>
          </table:covered-table-cell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h text:style-name="P809" text:outline-level="4">OUTPUT 4</text:h>
          </table:table-cell>
          <table:table-cell table:style-name="TableCell810">
            <text:h text:style-name="P811" text:outline-level="4">Indicator</text:h>
          </table:table-cell>
          <table:table-cell table:style-name="TableCell812">
            <text:h text:style-name="P813" text:outline-level="4">Baseline + year</text:h>
          </table:table-cell>
          <table:table-cell table:style-name="TableCell814">
            <text:h text:style-name="P815" text:outline-level="4">Milestone 1</text:h>
          </table:table-cell>
          <table:table-cell table:style-name="TableCell816">
            <text:h text:style-name="P817" text:outline-level="4">Milestone 2</text:h>
          </table:table-cell>
          <table:table-cell table:style-name="TableCell818">
            <text:h text:style-name="P819" text:outline-level="4">Target + year</text:h>
          </table:table-cell>
          <table:table-cell table:style-name="TableCell820">
            <text:h text:style-name="P821" text:outline-level="4">Assumptions</text:h>
          </table:table-cell>
        </table:table-row>
        <table:table-row table:style-name="TableRow822">
          <table:table-cell table:style-name="TableCell823" table:number-rows-spanned="3">
            <text:p text:style-name="P824">The implementing partners receive the technical advice and inputs for <text:s/>programme delivery and PONREPP implementation</text:p>
          </table:table-cell>
          <table:table-cell table:style-name="TableCell825" table:number-rows-spanned="3">
            <text:p text:style-name="P826">Delivery of programmes,<text:s/>partner/stakeholders feed-back.</text:p>
            <text:p text:style-name="P827"/>
            <text:p text:style-name="P828">PONREPP prioritised Action Plan delivered<text:s/></text:p>
            <text:p text:style-name="P829"/>
            <text:p text:style-name="P830">PONREPP conference outcome – results in additional donor commitments to recovery</text:p>
            <text:p text:style-name="P831"/>
            <text:p text:style-name="P832">Advice to donor and other colleagues on recovery policy and programming policy delivered in timely way.</text:p>
            <text:p text:style-name="P833"/>
            <text:p text:style-name="P834">Partners/stakeholders feed-back on quality of advice and inputs.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>New funding commitments made to PONREPP<text:s/></text:p>
            <text:p text:style-name="P843"/>
            <text:p text:style-name="P844">Action Plan elaborated, signed-off and published.</text:p>
          </table:table-cell>
          <table:table-cell table:style-name="TableCell845" table:number-rows-spanned="5">
            <text:p text:style-name="P846"/>
          </table:table-cell>
        </table:table-row>
        <table:table-row table:style-name="TableRow847">
          <table:covered-table-cell>
            <text:p text:style-name="P848"/>
          </table:covered-table-cell>
          <table:covered-table-cell>
            <text:p text:style-name="P849"/>
          </table:covered-table-cell>
          <table:table-cell table:style-name="TableCell850" table:number-columns-spanned="4">
            <text:h text:style-name="P851" text:outline-level="4">Source</text:h>
          </table:table-cell>
          <table:covered-table-cell/>
          <table:covered-table-cell/>
          <table:covered-table-cell/>
          <table:covered-table-cell>
            <text:p text:style-name="P852"/>
          </table:covered-table-cell>
        </table:table-row>
        <table:table-row table:style-name="TableRow853">
          <table:covered-table-cell>
            <text:p text:style-name="P854"/>
          </table:covered-table-cell>
          <table:covered-table-cell>
            <text:p text:style-name="P855"/>
          </table:covered-table-cell>
          <table:table-cell table:style-name="TableCell856" table:number-columns-spanned="4">
            <text:p text:style-name="P857">360 degree reporting. Programme reports</text:p>
          </table:table-cell>
          <table:covered-table-cell/>
          <table:covered-table-cell/>
          <table:covered-table-cell/>
          <table:covered-table-cell>
            <text:p text:style-name="P858"/>
          </table:covered-table-cell>
        </table:table-row>
        <table:table-row table:style-name="TableRow859">
          <table:table-cell table:style-name="TableCell860">
            <text:h text:style-name="P861" text:outline-level="4">IMPACT WEIGHTING</text:h>
          </table:table-cell>
          <table:table-cell table:style-name="TableCell862">
            <text:h text:style-name="P863" text:outline-level="4">Indicator</text:h>
          </table:table-cell>
          <table:table-cell table:style-name="TableCell864">
            <text:h text:style-name="P865" text:outline-level="4">Baseline + year</text:h>
          </table:table-cell>
          <table:table-cell table:style-name="TableCell866">
            <text:h text:style-name="P867" text:outline-level="4">Milestone 1</text:h>
          </table:table-cell>
          <table:table-cell table:style-name="TableCell868">
            <text:h text:style-name="P869" text:outline-level="4">Milestone 2</text:h>
          </table:table-cell>
          <table:table-cell table:style-name="TableCell870">
            <text:h text:style-name="P871" text:outline-level="4">Target + year</text:h>
          </table:table-cell>
          <table:covered-table-cell>
            <text:p text:style-name="P872"/>
          </table:covered-table-cell>
        </table:table-row>
        <table:table-row table:style-name="TableRow873">
          <table:table-cell table:style-name="TableCell874" table:number-rows-spanned="3">
            <text:p text:style-name="P875">10%</text:p>
          </table:table-cell>
          <table:table-cell table:style-name="TableCell876" table:number-rows-spanned="3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covered-table-cell>
            <text:p text:style-name="P886"/>
          </table:covered-table-cell>
        </table:table-row>
        <table:table-row table:style-name="TableRow887">
          <table:covered-table-cell>
            <text:p text:style-name="P888"/>
          </table:covered-table-cell>
          <table:covered-table-cell>
            <text:p text:style-name="P889"/>
          </table:covered-table-cell>
          <table:table-cell table:style-name="TableCell890" table:number-columns-spanned="4">
            <text:h text:style-name="P891" text:outline-level="4">Source</text:h>
          </table:table-cell>
          <table:covered-table-cell/>
          <table:covered-table-cell/>
          <table:covered-table-cell/>
          <table:table-cell table:style-name="TableCell892">
            <text:h text:style-name="P893" text:outline-level="4">RISK RATING</text:h>
          </table:table-cell>
        </table:table-row>
        <table:table-row table:style-name="TableRow894">
          <table:covered-table-cell>
            <text:p text:style-name="P895"/>
          </table:covered-table-cell>
          <table:covered-table-cell>
            <text:p text:style-name="P896"/>
          </table:covered-table-cell>
          <table:table-cell table:style-name="TableCell897" table:number-columns-spanned="4">
            <text:p text:style-name="P898"/>
          </table:table-cell>
          <table:covered-table-cell/>
          <table:covered-table-cell/>
          <table:covered-table-cell/>
          <table:table-cell table:style-name="TableCell899">
            <text:p text:style-name="P900">Low</text:p>
          </table:table-cell>
        </table:table-row>
        <table:table-row table:style-name="TableRow901">
          <table:table-cell table:style-name="TableCell902" table:number-rows-spanned="2">
            <text:h text:style-name="P903" text:outline-level="4">INPUTS (£)</text:h>
          </table:table-cell>
          <table:table-cell table:style-name="TableCell904">
            <text:h text:style-name="P905" text:outline-level="4">DFID (£)</text:h>
          </table:table-cell>
          <table:table-cell table:style-name="TableCell906">
            <text:h text:style-name="P907" text:outline-level="4">Govt (£)</text:h>
          </table:table-cell>
          <table:table-cell table:style-name="TableCell908">
            <text:h text:style-name="P909" text:outline-level="4">Other (£)</text:h>
          </table:table-cell>
          <table:table-cell table:style-name="TableCell910">
            <text:h text:style-name="P911" text:outline-level="4">Total (£)</text:h>
          </table:table-cell>
          <table:table-cell table:style-name="TableCell912" table:number-columns-spanned="2">
            <text:h text:style-name="P913" text:outline-level="4">DFID SHARE (%)</text:h>
          </table:table-cell>
          <table:covered-table-cell/>
        </table:table-row>
        <table:table-row table:style-name="TableRow914">
          <table:covered-table-cell>
            <text:p text:style-name="P915"/>
          </table:covered-table-cell>
          <table:table-cell table:style-name="TableCell916">
            <text:p text:style-name="P917">£70,000</text:p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>£70,000</text:p>
          </table:table-cell>
          <table:table-cell table:style-name="TableCell924" table:number-columns-spanned="2">
            <text:p text:style-name="P925">100</text:p>
          </table:table-cell>
          <table:covered-table-cell/>
        </table:table-row>
        <table:table-row table:style-name="TableRow926">
          <table:table-cell table:style-name="TableCell927">
            <text:h text:style-name="P928" text:outline-level="4">INPUTS (HR)</text:h>
          </table:table-cell>
          <table:table-cell table:style-name="TableCell929">
            <text:h text:style-name="P930" text:outline-level="4">DFID (FTEs)</text:h>
          </table:table-cell>
          <table:table-cell table:style-name="TableCell931" table:number-columns-spanned="5">
            <text:p text:style-name="P932"/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rdia New" svg:font-family="Cordia New" style:font-family-generic="swiss" style:font-pitch="variable" svg:panose-1="2 11 3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Cordia New" fo:font-weight="bold" style:font-weight-asian="bold" style:font-weight-complex="bold" fo:font-size="13pt" style:font-size-asian="13pt" style:font-size-complex="15pt" fo:language="en" fo:country="US" style:language-complex="th" style:country-complex="TH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fo:hyphenate="false"/>
    </style:style>
    <style:style style:name="Normal" style:display-name="Normal" style:family="paragraph">
      <style:text-properties style:font-name="Arial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Backtotop" style:display-name="Back to top" style:family="paragraph" style:parent-style-name="Normal" style:next-style-name="Normal">
      <style:text-properties fo:hyphenate="false"/>
    </style:style>
    <style:style style:name="HorizontalLine" style:display-name="Horizontal Line" style:family="paragraph" style:parent-style-name="Normal">
      <style:text-properties fo:hyphenate="false"/>
    </style:style>
    <style:style style:name="ParagraphImageWrapLeft" style:display-name="Paragraph Image Wrap Left" style:family="paragraph" style:parent-style-name="Normal">
      <style:text-properties fo:hyphenate="false"/>
    </style:style>
    <style:style style:name="ParagraphImageWrapRight" style:display-name="Paragraph Image Wrap Right" style:family="paragraph" style:parent-style-name="Normal">
      <style:text-properties fo:hyphenate="false"/>
    </style:style>
    <style:style style:name="Summary" style:display-name="Summary" style:family="paragraph" style:parent-style-name="Normal">
      <style:paragraph-properties fo:margin-bottom="0.0534in" fo:margin-left="0.0895in" fo:margin-right="0.0895in">
        <style:tab-stops/>
      </style:paragraph-properties>
      <style:text-properties style:font-name="Verdana" fo:color="#666666" fo:font-size="7.5pt" style:font-size-asian="7.5pt" style:font-size-complex="7.5pt" style:language-asian="en" style:country-asian="GB" fo:hyphenate="false"/>
    </style:style>
    <style:style style:name="TableDFIDEnd" style:display-name="Table DFID End" style:family="paragraph" style:parent-style-name="Normal">
      <style:text-properties fo:hyphenate="false"/>
    </style:style>
    <style:style style:name="TableDFIDStart" style:display-name="Table DFID Start" style:family="paragraph" style:parent-style-name="Normal">
      <style:text-properties fo:hyphenate="false"/>
    </style:style>
    <style:style style:name="TableHeadings" style:display-name="Table Headings" style:family="paragraph" style:parent-style-name="Normal">
      <style:paragraph-properties fo:margin-bottom="0.0548in"/>
      <style:text-properties fo:font-weight="bold" style:font-weight-asian="bold" style:font-weight-complex="bold" fo:color="#FFFFFF" style:font-size-complex="10pt" style:language-asian="en" style:country-asian="GB" fo:hyphenate="false"/>
    </style:style>
    <style:style style:name="Heading3Char" style:display-name="Heading 3 Char" style:family="text" style:parent-style-name="DefaultParagraphFont">
      <style:text-properties style:font-name="Arial" style:font-name-complex="Cordia New" fo:font-weight="bold" style:font-weight-asian="bold" style:font-weight-complex="bold" fo:font-size="13pt" style:font-size-asian="13pt" style:font-size-complex="15pt" fo:language="en" fo:country="US" style:language-asian="en" style:country-asian="US" style:language-complex="th" style:country-complex="TH"/>
    </style:style>
    <style:style style:name="CharCharCharChar" style:display-name="Char Char Char Char" style:family="paragraph" style:parent-style-name="Normal">
      <style:paragraph-properties fo:margin-bottom="0.1111in" fo:line-height="0.1666in"/>
      <style:text-properties style:font-name="Verdana" style:font-name-complex="Verdana"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12pt" style:font-size-asian="12pt" style:font-size-complex="12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12pt" style:font-size-asian="12pt" style:font-size-complex="12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75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19in"/>
      </style:header-style>
      <style:footer-style>
        <style:header-footer-properties style:dynamic-spacing="true" fo:min-height="0.755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/>
    <meta:creation-date>2016-04-04T05:49:00Z</meta:creation-date>
    <dc:date>2016-04-04T05:49:00Z</dc:date>
    <meta:template xlink:href="Normal.dotm" xlink:type="simple"/>
    <meta:editing-cycles>1</meta:editing-cycles>
    <meta:editing-duration>PT0S</meta:editing-duration>
    <meta:document-statistic meta:page-count="4" meta:paragraph-count="16" meta:word-count="1228" meta:character-count="8214" meta:row-count="58" meta:non-whitespace-character-count="7002"/>
  </office:meta>
</office:document-meta>
</file>